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6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f_ARM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X Head</text:p>
          </table:table-cell>
          <table:table-cell office:value-type="string" calcext:value-type="string">
            <text:p>WY Head</text:p>
          </table:table-cell>
          <table:table-cell office:value-type="string" calcext:value-type="string">
            <text:p>WZ Head</text:p>
          </table:table-cell>
          <table:table-cell office:value-type="string" calcext:value-type="string">
            <text:p>X Head</text:p>
          </table:table-cell>
          <table:table-cell office:value-type="string" calcext:value-type="string">
            <text:p>Y Head</text:p>
          </table:table-cell>
          <table:table-cell office:value-type="string" calcext:value-type="string">
            <text:p>Z Head</text:p>
          </table:table-cell>
          <table:table-cell office:value-type="string" calcext:value-type="string">
            <text:p>WX Torso</text:p>
          </table:table-cell>
          <table:table-cell office:value-type="string" calcext:value-type="string">
            <text:p>WY Torso</text:p>
          </table:table-cell>
          <table:table-cell office:value-type="string" calcext:value-type="string">
            <text:p>WZ Torso</text:p>
          </table:table-cell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office:value-type="string" calcext:value-type="string">
            <text:p>WX RArm</text:p>
          </table:table-cell>
          <table:table-cell office:value-type="string" calcext:value-type="string">
            <text:p>WY RArm</text:p>
          </table:table-cell>
          <table:table-cell office:value-type="string" calcext:value-type="string">
            <text:p>WZ RArm</text:p>
          </table:table-cell>
          <table:table-cell office:value-type="string" calcext:value-type="string">
            <text:p>X RArm</text:p>
          </table:table-cell>
          <table:table-cell office:value-type="string" calcext:value-type="string">
            <text:p>Y RArm</text:p>
          </table:table-cell>
          <table:table-cell office:value-type="string" calcext:value-type="string">
            <text:p>Z RArm</text:p>
          </table:table-cell>
          <table:table-cell office:value-type="string" calcext:value-type="string">
            <text:p>WX LArm</text:p>
          </table:table-cell>
          <table:table-cell office:value-type="string" calcext:value-type="string">
            <text:p>WY LArm</text:p>
          </table:table-cell>
          <table:table-cell office:value-type="string" calcext:value-type="string">
            <text:p>WZ LArm</text:p>
          </table:table-cell>
          <table:table-cell office:value-type="string" calcext:value-type="string">
            <text:p>X LArm</text:p>
          </table:table-cell>
          <table:table-cell office:value-type="string" calcext:value-type="string">
            <text:p>Y LArm</text:p>
          </table:table-cell>
          <table:table-cell office:value-type="string" calcext:value-type="string">
            <text:p>Z LArm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5857963562" calcext:value-type="float">
            <text:p>1.2898585796</text:p>
          </table:table-cell>
          <table:table-cell office:value-type="float" office:value="1.08784198760986" calcext:value-type="float">
            <text:p>1.0878419876</text:p>
          </table:table-cell>
          <table:table-cell office:value-type="float" office:value="0.021182032302022" calcext:value-type="float">
            <text:p>0.0211820323</text:p>
          </table:table-cell>
          <table:table-cell office:value-type="float" office:value="0.0488455407321453" calcext:value-type="float">
            <text:p>0.0488455407</text:p>
          </table:table-cell>
          <table:table-cell office:value-type="float" office:value="-0.132011592388153" calcext:value-type="float">
            <text:p>-0.1320115924</text:p>
          </table:table-cell>
          <table:table-cell office:value-type="float" office:value="0.221561595797539" calcext:value-type="float">
            <text:p>0.2215615958</text:p>
          </table:table-cell>
          <table:table-cell office:value-type="float" office:value="-0.923288941383362" calcext:value-type="float">
            <text:p>-0.9232889414</text:p>
          </table:table-cell>
          <table:table-cell office:value-type="float" office:value="1.08372449874878" calcext:value-type="float">
            <text:p>1.0837244987</text:p>
          </table:table-cell>
          <table:table-cell office:value-type="float" office:value="0.126666501164436" calcext:value-type="float">
            <text:p>0.1266665012</text:p>
          </table:table-cell>
          <table:table-cell office:value-type="float" office:value="0.0467960424721241" calcext:value-type="float">
            <text:p>0.0467960425</text:p>
          </table:table-cell>
          <table:table-cell office:value-type="float" office:value="0.11526557803154" calcext:value-type="float">
            <text:p>0.115265578</text:p>
          </table:table-cell>
          <table:table-cell office:value-type="float" office:value="0.230151563882828" calcext:value-type="float">
            <text:p>0.230151563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3986377716" calcext:value-type="float">
            <text:p>1.2898398638</text:p>
          </table:table-cell>
          <table:table-cell office:value-type="float" office:value="1.0878176689148" calcext:value-type="float">
            <text:p>1.0878176689</text:p>
          </table:table-cell>
          <table:table-cell office:value-type="float" office:value="0.0211616102606058" calcext:value-type="float">
            <text:p>0.0211616103</text:p>
          </table:table-cell>
          <table:table-cell office:value-type="float" office:value="0.0488474369049072" calcext:value-type="float">
            <text:p>0.0488474369</text:p>
          </table:table-cell>
          <table:table-cell office:value-type="float" office:value="-0.132013723254204" calcext:value-type="float">
            <text:p>-0.1320137233</text:p>
          </table:table-cell>
          <table:table-cell office:value-type="float" office:value="0.22156298160553" calcext:value-type="float">
            <text:p>0.2215629816</text:p>
          </table:table-cell>
          <table:table-cell office:value-type="float" office:value="-0.923312067985535" calcext:value-type="float">
            <text:p>-0.923312068</text:p>
          </table:table-cell>
          <table:table-cell office:value-type="float" office:value="1.0837070941925" calcext:value-type="float">
            <text:p>1.0837070942</text:p>
          </table:table-cell>
          <table:table-cell office:value-type="float" office:value="0.126674264669418" calcext:value-type="float">
            <text:p>0.1266742647</text:p>
          </table:table-cell>
          <table:table-cell office:value-type="float" office:value="0.0467976555228233" calcext:value-type="float">
            <text:p>0.0467976555</text:p>
          </table:table-cell>
          <table:table-cell office:value-type="float" office:value="0.115266740322113" calcext:value-type="float">
            <text:p>0.1152667403</text:p>
          </table:table-cell>
          <table:table-cell office:value-type="float" office:value="0.230152696371078" calcext:value-type="float">
            <text:p>0.2301526964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1781005859" calcext:value-type="float">
            <text:p>1.2898178101</text:p>
          </table:table-cell>
          <table:table-cell office:value-type="float" office:value="1.08779013156891" calcext:value-type="float">
            <text:p>1.0877901316</text:p>
          </table:table-cell>
          <table:table-cell office:value-type="float" office:value="0.0211379211395979" calcext:value-type="float">
            <text:p>0.0211379211</text:p>
          </table:table-cell>
          <table:table-cell office:value-type="float" office:value="0.0488497018814087" calcext:value-type="float">
            <text:p>0.0488497019</text:p>
          </table:table-cell>
          <table:table-cell office:value-type="float" office:value="-0.132016107439995" calcext:value-type="float">
            <text:p>-0.1320161074</text:p>
          </table:table-cell>
          <table:table-cell office:value-type="float" office:value="0.221564516425133" calcext:value-type="float">
            <text:p>0.2215645164</text:p>
          </table:table-cell>
          <table:table-cell office:value-type="float" office:value="-0.923348844051361" calcext:value-type="float">
            <text:p>-0.9233488441</text:p>
          </table:table-cell>
          <table:table-cell office:value-type="float" office:value="1.08367800712585" calcext:value-type="float">
            <text:p>1.0836780071</text:p>
          </table:table-cell>
          <table:table-cell office:value-type="float" office:value="0.126687660813332" calcext:value-type="float">
            <text:p>0.1266876608</text:p>
          </table:table-cell>
          <table:table-cell office:value-type="float" office:value="0.0468004159629345" calcext:value-type="float">
            <text:p>0.046800416</text:p>
          </table:table-cell>
          <table:table-cell office:value-type="float" office:value="0.115268737077713" calcext:value-type="float">
            <text:p>0.1152687371</text:p>
          </table:table-cell>
          <table:table-cell office:value-type="float" office:value="0.230154633522034" calcext:value-type="float">
            <text:p>0.230154633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7846698761" calcext:value-type="float">
            <text:p>1.2897846699</text:p>
          </table:table-cell>
          <table:table-cell office:value-type="float" office:value="1.08774936199188" calcext:value-type="float">
            <text:p>1.087749362</text:p>
          </table:table-cell>
          <table:table-cell office:value-type="float" office:value="0.0211025606840849" calcext:value-type="float">
            <text:p>0.0211025607</text:p>
          </table:table-cell>
          <table:table-cell office:value-type="float" office:value="0.0488531589508057" calcext:value-type="float">
            <text:p>0.048853159</text:p>
          </table:table-cell>
          <table:table-cell office:value-type="float" office:value="-0.132019773125649" calcext:value-type="float">
            <text:p>-0.1320197731</text:p>
          </table:table-cell>
          <table:table-cell office:value-type="float" office:value="0.22156685590744" calcext:value-type="float">
            <text:p>0.2215668559</text:p>
          </table:table-cell>
          <table:table-cell office:value-type="float" office:value="-0.923400342464447" calcext:value-type="float">
            <text:p>-0.9234003425</text:p>
          </table:table-cell>
          <table:table-cell office:value-type="float" office:value="1.08363521099091" calcext:value-type="float">
            <text:p>1.083635211</text:p>
          </table:table-cell>
          <table:table-cell office:value-type="float" office:value="0.126707836985588" calcext:value-type="float">
            <text:p>0.126707837</text:p>
          </table:table-cell>
          <table:table-cell office:value-type="float" office:value="0.0468045882880688" calcext:value-type="float">
            <text:p>0.0468045883</text:p>
          </table:table-cell>
          <table:table-cell office:value-type="float" office:value="0.115271747112274" calcext:value-type="float">
            <text:p>0.1152717471</text:p>
          </table:table-cell>
          <table:table-cell office:value-type="float" office:value="0.230157509446144" calcext:value-type="float">
            <text:p>0.2301575094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73853588104" calcext:value-type="float">
            <text:p>1.2897385359</text:p>
          </table:table-cell>
          <table:table-cell office:value-type="float" office:value="1.08769428730011" calcext:value-type="float">
            <text:p>1.0876942873</text:p>
          </table:table-cell>
          <table:table-cell office:value-type="float" office:value="0.0210538171231747" calcext:value-type="float">
            <text:p>0.0210538171</text:p>
          </table:table-cell>
          <table:table-cell office:value-type="float" office:value="0.0488579794764519" calcext:value-type="float">
            <text:p>0.0488579795</text:p>
          </table:table-cell>
          <table:table-cell office:value-type="float" office:value="-0.132024839520454" calcext:value-type="float">
            <text:p>-0.1320248395</text:p>
          </table:table-cell>
          <table:table-cell office:value-type="float" office:value="0.221570014953613" calcext:value-type="float">
            <text:p>0.221570015</text:p>
          </table:table-cell>
          <table:table-cell office:value-type="float" office:value="-0.923466682434082" calcext:value-type="float">
            <text:p>-0.9234666824</text:p>
          </table:table-cell>
          <table:table-cell office:value-type="float" office:value="1.08357715606689" calcext:value-type="float">
            <text:p>1.0835771561</text:p>
          </table:table-cell>
          <table:table-cell office:value-type="float" office:value="0.126736029982567" calcext:value-type="float">
            <text:p>0.12673603</text:p>
          </table:table-cell>
          <table:table-cell office:value-type="float" office:value="0.0468103587627411" calcext:value-type="float">
            <text:p>0.0468103588</text:p>
          </table:table-cell>
          <table:table-cell office:value-type="float" office:value="0.115275979042053" calcext:value-type="float">
            <text:p>0.115275979</text:p>
          </table:table-cell>
          <table:table-cell office:value-type="float" office:value="0.230161383748054" calcext:value-type="float">
            <text:p>0.2301613837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67750072479" calcext:value-type="float">
            <text:p>1.2896775007</text:p>
          </table:table-cell>
          <table:table-cell office:value-type="float" office:value="1.08762335777283" calcext:value-type="float">
            <text:p>1.0876233578</text:p>
          </table:table-cell>
          <table:table-cell office:value-type="float" office:value="0.0209898687899113" calcext:value-type="float">
            <text:p>0.0209898688</text:p>
          </table:table-cell>
          <table:table-cell office:value-type="float" office:value="0.0488644018769264" calcext:value-type="float">
            <text:p>0.0488644019</text:p>
          </table:table-cell>
          <table:table-cell office:value-type="float" office:value="-0.132031440734863" calcext:value-type="float">
            <text:p>-0.1320314407</text:p>
          </table:table-cell>
          <table:table-cell office:value-type="float" office:value="0.221574127674103" calcext:value-type="float">
            <text:p>0.2215741277</text:p>
          </table:table-cell>
          <table:table-cell office:value-type="float" office:value="-0.923547267913818" calcext:value-type="float">
            <text:p>-0.9235472679</text:p>
          </table:table-cell>
          <table:table-cell office:value-type="float" office:value="1.08350217342377" calcext:value-type="float">
            <text:p>1.0835021734</text:p>
          </table:table-cell>
          <table:table-cell office:value-type="float" office:value="0.126773491501808" calcext:value-type="float">
            <text:p>0.1267734915</text:p>
          </table:table-cell>
          <table:table-cell office:value-type="float" office:value="0.0468179732561111" calcext:value-type="float">
            <text:p>0.0468179733</text:p>
          </table:table-cell>
          <table:table-cell office:value-type="float" office:value="0.115281529724598" calcext:value-type="float">
            <text:p>0.1152815297</text:p>
          </table:table-cell>
          <table:table-cell office:value-type="float" office:value="0.230166420340538" calcext:value-type="float">
            <text:p>0.230166420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5998954773" calcext:value-type="float">
            <text:p>1.2895998955</text:p>
          </table:table-cell>
          <table:table-cell office:value-type="float" office:value="1.08753561973572" calcext:value-type="float">
            <text:p>1.0875356197</text:p>
          </table:table-cell>
          <table:table-cell office:value-type="float" office:value="0.0209092628210783" calcext:value-type="float">
            <text:p>0.0209092628</text:p>
          </table:table-cell>
          <table:table-cell office:value-type="float" office:value="0.0488725900650024" calcext:value-type="float">
            <text:p>0.0488725901</text:p>
          </table:table-cell>
          <table:table-cell office:value-type="float" office:value="-0.132039785385132" calcext:value-type="float">
            <text:p>-0.1320397854</text:p>
          </table:table-cell>
          <table:table-cell office:value-type="float" office:value="0.22157920897007" calcext:value-type="float">
            <text:p>0.221579209</text:p>
          </table:table-cell>
          <table:table-cell office:value-type="float" office:value="-0.923641204833984" calcext:value-type="float">
            <text:p>-0.9236412048</text:p>
          </table:table-cell>
          <table:table-cell office:value-type="float" office:value="1.08340954780579" calcext:value-type="float">
            <text:p>1.0834095478</text:p>
          </table:table-cell>
          <table:table-cell office:value-type="float" office:value="0.126821339130402" calcext:value-type="float">
            <text:p>0.1268213391</text:p>
          </table:table-cell>
          <table:table-cell office:value-type="float" office:value="0.0468275956809521" calcext:value-type="float">
            <text:p>0.0468275957</text:p>
          </table:table-cell>
          <table:table-cell office:value-type="float" office:value="0.115288570523262" calcext:value-type="float">
            <text:p>0.1152885705</text:p>
          </table:table-cell>
          <table:table-cell office:value-type="float" office:value="0.230172634124756" calcext:value-type="float">
            <text:p>0.230172634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50417041779" calcext:value-type="float">
            <text:p>1.2895041704</text:p>
          </table:table-cell>
          <table:table-cell office:value-type="float" office:value="1.08743011951447" calcext:value-type="float">
            <text:p>1.0874301195</text:p>
          </table:table-cell>
          <table:table-cell office:value-type="float" office:value="0.0208104308694601" calcext:value-type="float">
            <text:p>0.0208104309</text:p>
          </table:table-cell>
          <table:table-cell office:value-type="float" office:value="0.0488827303051949" calcext:value-type="float">
            <text:p>0.0488827303</text:p>
          </table:table-cell>
          <table:table-cell office:value-type="float" office:value="-0.132050022482872" calcext:value-type="float">
            <text:p>-0.1320500225</text:p>
          </table:table-cell>
          <table:table-cell office:value-type="float" office:value="0.221585392951965" calcext:value-type="float">
            <text:p>0.221585393</text:p>
          </table:table-cell>
          <table:table-cell office:value-type="float" office:value="-0.92374712228775" calcext:value-type="float">
            <text:p>-0.9237471223</text:p>
          </table:table-cell>
          <table:table-cell office:value-type="float" office:value="1.08329796791077" calcext:value-type="float">
            <text:p>1.0832979679</text:p>
          </table:table-cell>
          <table:table-cell office:value-type="float" office:value="0.126880720257759" calcext:value-type="float">
            <text:p>0.1268807203</text:p>
          </table:table-cell>
          <table:table-cell office:value-type="float" office:value="0.0468394234776497" calcext:value-type="float">
            <text:p>0.0468394235</text:p>
          </table:table-cell>
          <table:table-cell office:value-type="float" office:value="0.115297317504883" calcext:value-type="float">
            <text:p>0.1152973175</text:p>
          </table:table-cell>
          <table:table-cell office:value-type="float" office:value="0.230180218815804" calcext:value-type="float">
            <text:p>0.230180218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38865661621" calcext:value-type="float">
            <text:p>1.2893886566</text:p>
          </table:table-cell>
          <table:table-cell office:value-type="float" office:value="1.08730638027191" calcext:value-type="float">
            <text:p>1.0873063803</text:p>
          </table:table-cell>
          <table:table-cell office:value-type="float" office:value="0.0206921193748713" calcext:value-type="float">
            <text:p>0.0206921194</text:p>
          </table:table-cell>
          <table:table-cell office:value-type="float" office:value="0.0488949865102768" calcext:value-type="float">
            <text:p>0.0488949865</text:p>
          </table:table-cell>
          <table:table-cell office:value-type="float" office:value="-0.132062286138535" calcext:value-type="float">
            <text:p>-0.1320622861</text:p>
          </table:table-cell>
          <table:table-cell office:value-type="float" office:value="0.221592724323273" calcext:value-type="float">
            <text:p>0.2215927243</text:p>
          </table:table-cell>
          <table:table-cell office:value-type="float" office:value="-0.923863530158997" calcext:value-type="float">
            <text:p>-0.9238635302</text:p>
          </table:table-cell>
          <table:table-cell office:value-type="float" office:value="1.08316671848297" calcext:value-type="float">
            <text:p>1.0831667185</text:p>
          </table:table-cell>
          <table:table-cell office:value-type="float" office:value="0.126952722668648" calcext:value-type="float">
            <text:p>0.1269527227</text:p>
          </table:table-cell>
          <table:table-cell office:value-type="float" office:value="0.0468536131083965" calcext:value-type="float">
            <text:p>0.0468536131</text:p>
          </table:table-cell>
          <table:table-cell office:value-type="float" office:value="0.115307815372944" calcext:value-type="float">
            <text:p>0.1153078154</text:p>
          </table:table-cell>
          <table:table-cell office:value-type="float" office:value="0.230189174413681" calcext:value-type="float">
            <text:p>0.2301891744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13446521759" calcext:value-type="float">
            <text:p>1.2813446522</text:p>
          </table:table-cell>
          <table:table-cell office:value-type="float" office:value="1.08086669445038" calcext:value-type="float">
            <text:p>1.0808666945</text:p>
          </table:table-cell>
          <table:table-cell office:value-type="float" office:value="0.0130010191351175" calcext:value-type="float">
            <text:p>0.0130010191</text:p>
          </table:table-cell>
          <table:table-cell office:value-type="float" office:value="0.0497382134199143" calcext:value-type="float">
            <text:p>0.0497382134</text:p>
          </table:table-cell>
          <table:table-cell office:value-type="float" office:value="-0.132866725325584" calcext:value-type="float">
            <text:p>-0.1328667253</text:p>
          </table:table-cell>
          <table:table-cell office:value-type="float" office:value="0.222009807825088" calcext:value-type="float">
            <text:p>0.2220098078</text:p>
          </table:table-cell>
          <table:table-cell office:value-type="float" office:value="-0.925003468990326" calcext:value-type="float">
            <text:p>-0.925003469</text:p>
          </table:table-cell>
          <table:table-cell office:value-type="float" office:value="1.07622289657593" calcext:value-type="float">
            <text:p>1.0762228966</text:p>
          </table:table-cell>
          <table:table-cell office:value-type="float" office:value="0.132229194045067" calcext:value-type="float">
            <text:p>0.132229194</text:p>
          </table:table-cell>
          <table:table-cell office:value-type="float" office:value="0.0477699860930443" calcext:value-type="float">
            <text:p>0.0477699861</text:p>
          </table:table-cell>
          <table:table-cell office:value-type="float" office:value="0.116037294268608" calcext:value-type="float">
            <text:p>0.1160372943</text:p>
          </table:table-cell>
          <table:table-cell office:value-type="float" office:value="0.230690971016884" calcext:value-type="float">
            <text:p>0.23069097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050637245178" calcext:value-type="float">
            <text:p>1.2805063725</text:p>
          </table:table-cell>
          <table:table-cell office:value-type="float" office:value="1.08029043674469" calcext:value-type="float">
            <text:p>1.0802904367</text:p>
          </table:table-cell>
          <table:table-cell office:value-type="float" office:value="0.012223307043314" calcext:value-type="float">
            <text:p>0.012223307</text:p>
          </table:table-cell>
          <table:table-cell office:value-type="float" office:value="0.0498248934745789" calcext:value-type="float">
            <text:p>0.0498248935</text:p>
          </table:table-cell>
          <table:table-cell office:value-type="float" office:value="-0.132948875427246" calcext:value-type="float">
            <text:p>-0.1329488754</text:p>
          </table:table-cell>
          <table:table-cell office:value-type="float" office:value="0.222049385309219" calcext:value-type="float">
            <text:p>0.2220493853</text:p>
          </table:table-cell>
          <table:table-cell office:value-type="float" office:value="-0.924831509590149" calcext:value-type="float">
            <text:p>-0.9248315096</text:p>
          </table:table-cell>
          <table:table-cell office:value-type="float" office:value="1.07559454441071" calcext:value-type="float">
            <text:p>1.0755945444</text:p>
          </table:table-cell>
          <table:table-cell office:value-type="float" office:value="0.1327915340662" calcext:value-type="float">
            <text:p>0.1327915341</text:p>
          </table:table-cell>
          <table:table-cell office:value-type="float" office:value="0.0478617362678051" calcext:value-type="float">
            <text:p>0.0478617363</text:p>
          </table:table-cell>
          <table:table-cell office:value-type="float" office:value="0.116113595664501" calcext:value-type="float">
            <text:p>0.1161135957</text:p>
          </table:table-cell>
          <table:table-cell office:value-type="float" office:value="0.230738297104835" calcext:value-type="float">
            <text:p>0.230738297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9616355896" calcext:value-type="float">
            <text:p>1.2796163559</text:p>
          </table:table-cell>
          <table:table-cell office:value-type="float" office:value="1.07968854904175" calcext:value-type="float">
            <text:p>1.079688549</text:p>
          </table:table-cell>
          <table:table-cell office:value-type="float" office:value="0.0114000597968698" calcext:value-type="float">
            <text:p>0.0114000598</text:p>
          </table:table-cell>
          <table:table-cell office:value-type="float" office:value="0.0499167963862419" calcext:value-type="float">
            <text:p>0.0499167964</text:p>
          </table:table-cell>
          <table:table-cell office:value-type="float" office:value="-0.133035972714424" calcext:value-type="float">
            <text:p>-0.1330359727</text:p>
          </table:table-cell>
          <table:table-cell office:value-type="float" office:value="0.222090974450111" calcext:value-type="float">
            <text:p>0.2220909745</text:p>
          </table:table-cell>
          <table:table-cell office:value-type="float" office:value="-0.924618780612946" calcext:value-type="float">
            <text:p>-0.9246187806</text:p>
          </table:table-cell>
          <table:table-cell office:value-type="float" office:value="1.07493722438812" calcext:value-type="float">
            <text:p>1.0749372244</text:p>
          </table:table-cell>
          <table:table-cell office:value-type="float" office:value="0.133389964699745" calcext:value-type="float">
            <text:p>0.1333899647</text:p>
          </table:table-cell>
          <table:table-cell office:value-type="float" office:value="0.0479587614536285" calcext:value-type="float">
            <text:p>0.0479587615</text:p>
          </table:table-cell>
          <table:table-cell office:value-type="float" office:value="0.11619471013546" calcext:value-type="float">
            <text:p>0.1161947101</text:p>
          </table:table-cell>
          <table:table-cell office:value-type="float" office:value="0.230788007378578" calcext:value-type="float">
            <text:p>0.2307880074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867317199707" calcext:value-type="float">
            <text:p>1.278673172</text:p>
          </table:table-cell>
          <table:table-cell office:value-type="float" office:value="1.07906043529511" calcext:value-type="float">
            <text:p>1.0790604353</text:p>
          </table:table-cell>
          <table:table-cell office:value-type="float" office:value="0.0105302724987268" calcext:value-type="float">
            <text:p>0.0105302725</text:p>
          </table:table-cell>
          <table:table-cell office:value-type="float" office:value="0.0500140339136124" calcext:value-type="float">
            <text:p>0.0500140339</text:p>
          </table:table-cell>
          <table:table-cell office:value-type="float" office:value="-0.133128225803375" calcext:value-type="float">
            <text:p>-0.1331282258</text:p>
          </table:table-cell>
          <table:table-cell office:value-type="float" office:value="0.222134739160538" calcext:value-type="float">
            <text:p>0.2221347392</text:p>
          </table:table-cell>
          <table:table-cell office:value-type="float" office:value="-0.924362480640411" calcext:value-type="float">
            <text:p>-0.9243624806</text:p>
          </table:table-cell>
          <table:table-cell office:value-type="float" office:value="1.0742506980896" calcext:value-type="float">
            <text:p>1.0742506981</text:p>
          </table:table-cell>
          <table:table-cell office:value-type="float" office:value="0.134025454521179" calcext:value-type="float">
            <text:p>0.1340254545</text:p>
          </table:table-cell>
          <table:table-cell office:value-type="float" office:value="0.0480611547827721" calcext:value-type="float">
            <text:p>0.0480611548</text:p>
          </table:table-cell>
          <table:table-cell office:value-type="float" office:value="0.116280764341354" calcext:value-type="float">
            <text:p>0.1162807643</text:p>
          </table:table-cell>
          <table:table-cell office:value-type="float" office:value="0.230840295553207" calcext:value-type="float">
            <text:p>0.230840295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767527103424" calcext:value-type="float">
            <text:p>1.277675271</text:p>
          </table:table-cell>
          <table:table-cell office:value-type="float" office:value="1.07840621471405" calcext:value-type="float">
            <text:p>1.0784062147</text:p>
          </table:table-cell>
          <table:table-cell office:value-type="float" office:value="0.00961273070424795" calcext:value-type="float">
            <text:p>0.0096127307</text:p>
          </table:table-cell>
          <table:table-cell office:value-type="float" office:value="0.0501167476177216" calcext:value-type="float">
            <text:p>0.0501167476</text:p>
          </table:table-cell>
          <table:table-cell office:value-type="float" office:value="-0.133225694298744" calcext:value-type="float">
            <text:p>-0.1332256943</text:p>
          </table:table-cell>
          <table:table-cell office:value-type="float" office:value="0.222180649638176" calcext:value-type="float">
            <text:p>0.2221806496</text:p>
          </table:table-cell>
          <table:table-cell office:value-type="float" office:value="-0.9240602850914" calcext:value-type="float">
            <text:p>-0.9240602851</text:p>
          </table:table-cell>
          <table:table-cell office:value-type="float" office:value="1.07353448867798" calcext:value-type="float">
            <text:p>1.0735344887</text:p>
          </table:table-cell>
          <table:table-cell office:value-type="float" office:value="0.134699165821075" calcext:value-type="float">
            <text:p>0.1346991658</text:p>
          </table:table-cell>
          <table:table-cell office:value-type="float" office:value="0.0481690466403961" calcext:value-type="float">
            <text:p>0.0481690466</text:p>
          </table:table-cell>
          <table:table-cell office:value-type="float" office:value="0.1163719445467" calcext:value-type="float">
            <text:p>0.1163719445</text:p>
          </table:table-cell>
          <table:table-cell office:value-type="float" office:value="0.230895072221756" calcext:value-type="float">
            <text:p>0.230895072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66215801239" calcext:value-type="float">
            <text:p>1.2766215801</text:p>
          </table:table-cell>
          <table:table-cell office:value-type="float" office:value="1.07772529125214" calcext:value-type="float">
            <text:p>1.0777252913</text:p>
          </table:table-cell>
          <table:table-cell office:value-type="float" office:value="0.00864630006253719" calcext:value-type="float">
            <text:p>0.0086463001</text:p>
          </table:table-cell>
          <table:table-cell office:value-type="float" office:value="0.0502250976860523" calcext:value-type="float">
            <text:p>0.0502250977</text:p>
          </table:table-cell>
          <table:table-cell office:value-type="float" office:value="-0.133328601717949" calcext:value-type="float">
            <text:p>-0.1333286017</text:p>
          </table:table-cell>
          <table:table-cell office:value-type="float" office:value="0.222228795289993" calcext:value-type="float">
            <text:p>0.2222287953</text:p>
          </table:table-cell>
          <table:table-cell office:value-type="float" office:value="-0.923709809780121" calcext:value-type="float">
            <text:p>-0.9237098098</text:p>
          </table:table-cell>
          <table:table-cell office:value-type="float" office:value="1.07278835773468" calcext:value-type="float">
            <text:p>1.0727883577</text:p>
          </table:table-cell>
          <table:table-cell office:value-type="float" office:value="0.135412141680718" calcext:value-type="float">
            <text:p>0.1354121417</text:p>
          </table:table-cell>
          <table:table-cell office:value-type="float" office:value="0.048282589763403" calcext:value-type="float">
            <text:p>0.0482825898</text:p>
          </table:table-cell>
          <table:table-cell office:value-type="float" office:value="0.116468377411366" calcext:value-type="float">
            <text:p>0.1164683774</text:p>
          </table:table-cell>
          <table:table-cell office:value-type="float" office:value="0.230952456593513" calcext:value-type="float">
            <text:p>0.230952456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43411064148" calcext:value-type="float">
            <text:p>1.2743411064</text:p>
          </table:table-cell>
          <table:table-cell office:value-type="float" office:value="1.07628214359283" calcext:value-type="float">
            <text:p>1.0762821436</text:p>
          </table:table-cell>
          <table:table-cell office:value-type="float" office:value="0.00656282110139728" calcext:value-type="float">
            <text:p>0.0065628211</text:p>
          </table:table-cell>
          <table:table-cell office:value-type="float" office:value="0.0504591912031174" calcext:value-type="float">
            <text:p>0.0504591912</text:p>
          </table:table-cell>
          <table:table-cell office:value-type="float" office:value="-0.133551180362701" calcext:value-type="float">
            <text:p>-0.1335511804</text:p>
          </table:table-cell>
          <table:table-cell office:value-type="float" office:value="0.222331985831261" calcext:value-type="float">
            <text:p>0.2223319858</text:p>
          </table:table-cell>
          <table:table-cell office:value-type="float" office:value="-0.922853946685791" calcext:value-type="float">
            <text:p>-0.9228539467</text:p>
          </table:table-cell>
          <table:table-cell office:value-type="float" office:value="1.07120406627655" calcext:value-type="float">
            <text:p>1.0712040663</text:p>
          </table:table-cell>
          <table:table-cell office:value-type="float" office:value="0.136959582567215" calcext:value-type="float">
            <text:p>0.1369595826</text:p>
          </table:table-cell>
          <table:table-cell office:value-type="float" office:value="0.0485270731151104" calcext:value-type="float">
            <text:p>0.0485270731</text:p>
          </table:table-cell>
          <table:table-cell office:value-type="float" office:value="0.116677604615688" calcext:value-type="float">
            <text:p>0.1166776046</text:p>
          </table:table-cell>
          <table:table-cell office:value-type="float" office:value="0.231075406074524" calcext:value-type="float">
            <text:p>0.231075406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303922176361" calcext:value-type="float">
            <text:p>1.2730392218</text:p>
          </table:table-cell>
          <table:table-cell office:value-type="float" office:value="1.07549631595612" calcext:value-type="float">
            <text:p>1.075496316</text:p>
          </table:table-cell>
          <table:table-cell office:value-type="float" office:value="0.00536289950832725" calcext:value-type="float">
            <text:p>0.0053628995</text:p>
          </table:table-cell>
          <table:table-cell office:value-type="float" office:value="0.050590455532074" calcext:value-type="float">
            <text:p>0.0505904555</text:p>
          </table:table-cell>
          <table:table-cell office:value-type="float" office:value="-0.1336789727211" calcext:value-type="float">
            <text:p>-0.1336789727</text:p>
          </table:table-cell>
          <table:table-cell office:value-type="float" office:value="0.222389221191406" calcext:value-type="float">
            <text:p>0.2223892212</text:p>
          </table:table-cell>
          <table:table-cell office:value-type="float" office:value="-0.922279894351959" calcext:value-type="float">
            <text:p>-0.9222798944</text:p>
          </table:table-cell>
          <table:table-cell office:value-type="float" office:value="1.0703364610672" calcext:value-type="float">
            <text:p>1.0703364611</text:p>
          </table:table-cell>
          <table:table-cell office:value-type="float" office:value="0.137867227196693" calcext:value-type="float">
            <text:p>0.1378672272</text:p>
          </table:table-cell>
          <table:table-cell office:value-type="float" office:value="0.0486635155975819" calcext:value-type="float">
            <text:p>0.0486635156</text:p>
          </table:table-cell>
          <table:table-cell office:value-type="float" office:value="0.116798266768455" calcext:value-type="float">
            <text:p>0.1167982668</text:p>
          </table:table-cell>
          <table:table-cell office:value-type="float" office:value="0.231143698096275" calcext:value-type="float">
            <text:p>0.231143698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167975902557" calcext:value-type="float">
            <text:p>1.271679759</text:p>
          </table:table-cell>
          <table:table-cell office:value-type="float" office:value="1.07468616962433" calcext:value-type="float">
            <text:p>1.0746861696</text:p>
          </table:table-cell>
          <table:table-cell office:value-type="float" office:value="0.00411497615277767" calcext:value-type="float">
            <text:p>0.0041149762</text:p>
          </table:table-cell>
          <table:table-cell office:value-type="float" office:value="0.0507270880043507" calcext:value-type="float">
            <text:p>0.050727088</text:p>
          </table:table-cell>
          <table:table-cell office:value-type="float" office:value="-0.13381227850914" calcext:value-type="float">
            <text:p>-0.1338122785</text:p>
          </table:table-cell>
          <table:table-cell office:value-type="float" office:value="0.222448661923408" calcext:value-type="float">
            <text:p>0.2224486619</text:p>
          </table:table-cell>
          <table:table-cell office:value-type="float" office:value="-0.921650171279907" calcext:value-type="float">
            <text:p>-0.9216501713</text:p>
          </table:table-cell>
          <table:table-cell office:value-type="float" office:value="1.06944096088409" calcext:value-type="float">
            <text:p>1.0694409609</text:p>
          </table:table-cell>
          <table:table-cell office:value-type="float" office:value="0.138814315199852" calcext:value-type="float">
            <text:p>0.1388143152</text:p>
          </table:table-cell>
          <table:table-cell office:value-type="float" office:value="0.0488052926957607" calcext:value-type="float">
            <text:p>0.0488052927</text:p>
          </table:table-cell>
          <table:table-cell office:value-type="float" office:value="0.116924405097961" calcext:value-type="float">
            <text:p>0.1169244051</text:p>
          </table:table-cell>
          <table:table-cell office:value-type="float" office:value="0.231214582920074" calcext:value-type="float">
            <text:p>0.231214582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5230777263641" calcext:value-type="float">
            <text:p>1.2523077726</text:p>
          </table:table-cell>
          <table:table-cell office:value-type="float" office:value="1.06394076347351" calcext:value-type="float">
            <text:p>1.0639407635</text:p>
          </table:table-cell>
          <table:table-cell office:value-type="float" office:value="-0.0133856767788529" calcext:value-type="float">
            <text:p>-0.0133856768</text:p>
          </table:table-cell>
          <table:table-cell office:value-type="float" office:value="0.0526490993797779" calcext:value-type="float">
            <text:p>0.0526490994</text:p>
          </table:table-cell>
          <table:table-cell office:value-type="float" office:value="-0.135723009705544" calcext:value-type="float">
            <text:p>-0.1357230097</text:p>
          </table:table-cell>
          <table:table-cell office:value-type="float" office:value="0.223277181386948" calcext:value-type="float">
            <text:p>0.2232771814</text:p>
          </table:table-cell>
          <table:table-cell office:value-type="float" office:value="-0.910162091255188" calcext:value-type="float">
            <text:p>-0.9101620913</text:p>
          </table:table-cell>
          <table:table-cell office:value-type="float" office:value="1.05748951435089" calcext:value-type="float">
            <text:p>1.0574895144</text:p>
          </table:table-cell>
          <table:table-cell office:value-type="float" office:value="0.152374148368835" calcext:value-type="float">
            <text:p>0.1523741484</text:p>
          </table:table-cell>
          <table:table-cell office:value-type="float" office:value="0.0507787391543388" calcext:value-type="float">
            <text:p>0.0507787392</text:p>
          </table:table-cell>
          <table:table-cell office:value-type="float" office:value="0.11874807626009" calcext:value-type="float">
            <text:p>0.1187480763</text:p>
          </table:table-cell>
          <table:table-cell office:value-type="float" office:value="0.232198968529701" calcext:value-type="float">
            <text:p>0.232198968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5010621547699" calcext:value-type="float">
            <text:p>1.2501062155</text:p>
          </table:table-cell>
          <table:table-cell office:value-type="float" office:value="1.0627806186676" calcext:value-type="float">
            <text:p>1.0627806187</text:p>
          </table:table-cell>
          <table:table-cell office:value-type="float" office:value="-0.0153567539528012" calcext:value-type="float">
            <text:p>-0.015356754</text:p>
          </table:table-cell>
          <table:table-cell office:value-type="float" office:value="0.0528666339814663" calcext:value-type="float">
            <text:p>0.052866634</text:p>
          </table:table-cell>
          <table:table-cell office:value-type="float" office:value="-0.135942354798317" calcext:value-type="float">
            <text:p>-0.1359423548</text:p>
          </table:table-cell>
          <table:table-cell office:value-type="float" office:value="0.223370805382729" calcext:value-type="float">
            <text:p>0.2233708054</text:p>
          </table:table-cell>
          <table:table-cell office:value-type="float" office:value="-0.908637762069702" calcext:value-type="float">
            <text:p>-0.9086377621</text:p>
          </table:table-cell>
          <table:table-cell office:value-type="float" office:value="1.05619275569916" calcext:value-type="float">
            <text:p>1.0561927557</text:p>
          </table:table-cell>
          <table:table-cell office:value-type="float" office:value="0.153925448656082" calcext:value-type="float">
            <text:p>0.1539254487</text:p>
          </table:table-cell>
          <table:table-cell office:value-type="float" office:value="0.0510002002120018" calcext:value-type="float">
            <text:p>0.0510002002</text:p>
          </table:table-cell>
          <table:table-cell office:value-type="float" office:value="0.11895876377821" calcext:value-type="float">
            <text:p>0.1189587638</text:p>
          </table:table-cell>
          <table:table-cell office:value-type="float" office:value="0.232309728860855" calcext:value-type="float">
            <text:p>0.232309728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7265725135803" calcext:value-type="float">
            <text:p>1.1726572514</text:p>
          </table:table-cell>
          <table:table-cell office:value-type="float" office:value="0.0102891717106104" calcext:value-type="float">
            <text:p>0.0102891717</text:p>
          </table:table-cell>
          <table:table-cell office:value-type="float" office:value="-0.275471240282059" calcext:value-type="float">
            <text:p>-0.2754712403</text:p>
          </table:table-cell>
          <table:table-cell office:value-type="float" office:value="0.182181090116501" calcext:value-type="float">
            <text:p>0.1821810901</text:p>
          </table:table-cell>
          <table:table-cell office:value-type="float" office:value="-0.193284556269646" calcext:value-type="float">
            <text:p>-0.1932845563</text:p>
          </table:table-cell>
          <table:table-cell office:value-type="float" office:value="0.382995456457138" calcext:value-type="float">
            <text:p>0.3829954565</text:p>
          </table:table-cell>
          <table:table-cell office:value-type="float" office:value="-0.916794896125793" calcext:value-type="float">
            <text:p>-0.9167948961</text:p>
          </table:table-cell>
          <table:table-cell office:value-type="float" office:value="-0.0108971362933517" calcext:value-type="float">
            <text:p>-0.0108971363</text:p>
          </table:table-cell>
          <table:table-cell office:value-type="float" office:value="0.275869607925415" calcext:value-type="float">
            <text:p>0.2758696079</text:p>
          </table:table-cell>
          <table:table-cell office:value-type="float" office:value="0.181805819272995" calcext:value-type="float">
            <text:p>0.1818058193</text:p>
          </table:table-cell>
          <table:table-cell office:value-type="float" office:value="0.163992077112198" calcext:value-type="float">
            <text:p>0.1639920771</text:p>
          </table:table-cell>
          <table:table-cell office:value-type="float" office:value="0.394959419965744" calcext:value-type="float">
            <text:p>0.3949594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7684257030487" calcext:value-type="float">
            <text:p>1.1768425703</text:p>
          </table:table-cell>
          <table:table-cell office:value-type="float" office:value="-0.0106500620022416" calcext:value-type="float">
            <text:p>-0.010650062</text:p>
          </table:table-cell>
          <table:table-cell office:value-type="float" office:value="-0.280407518148422" calcext:value-type="float">
            <text:p>-0.2804075181</text:p>
          </table:table-cell>
          <table:table-cell office:value-type="float" office:value="0.182640314102173" calcext:value-type="float">
            <text:p>0.1826403141</text:p>
          </table:table-cell>
          <table:table-cell office:value-type="float" office:value="-0.194306939840317" calcext:value-type="float">
            <text:p>-0.1943069398</text:p>
          </table:table-cell>
          <table:table-cell office:value-type="float" office:value="0.387248992919922" calcext:value-type="float">
            <text:p>0.3872489929</text:p>
          </table:table-cell>
          <table:table-cell office:value-type="float" office:value="-0.921053767204285" calcext:value-type="float">
            <text:p>-0.9210537672</text:p>
          </table:table-cell>
          <table:table-cell office:value-type="float" office:value="-0.0321468710899353" calcext:value-type="float">
            <text:p>-0.0321468711</text:p>
          </table:table-cell>
          <table:table-cell office:value-type="float" office:value="0.279230087995529" calcext:value-type="float">
            <text:p>0.279230088</text:p>
          </table:table-cell>
          <table:table-cell office:value-type="float" office:value="0.182301580905914" calcext:value-type="float">
            <text:p>0.1823015809</text:p>
          </table:table-cell>
          <table:table-cell office:value-type="float" office:value="0.164683759212494" calcext:value-type="float">
            <text:p>0.1646837592</text:p>
          </table:table-cell>
          <table:table-cell office:value-type="float" office:value="0.39927539229393" calcext:value-type="float">
            <text:p>0.399275392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812025308609" calcext:value-type="float">
            <text:p>1.1812025309</text:p>
          </table:table-cell>
          <table:table-cell office:value-type="float" office:value="-0.0314436331391335" calcext:value-type="float">
            <text:p>-0.0314436331</text:p>
          </table:table-cell>
          <table:table-cell office:value-type="float" office:value="-0.285434246063232" calcext:value-type="float">
            <text:p>-0.2854342461</text:p>
          </table:table-cell>
          <table:table-cell office:value-type="float" office:value="0.183000639081001" calcext:value-type="float">
            <text:p>0.1830006391</text:p>
          </table:table-cell>
          <table:table-cell office:value-type="float" office:value="-0.195320338010788" calcext:value-type="float">
            <text:p>-0.195320338</text:p>
          </table:table-cell>
          <table:table-cell office:value-type="float" office:value="0.391485452651978" calcext:value-type="float">
            <text:p>0.3914854527</text:p>
          </table:table-cell>
          <table:table-cell office:value-type="float" office:value="-0.925457954406738" calcext:value-type="float">
            <text:p>-0.9254579544</text:p>
          </table:table-cell>
          <table:table-cell office:value-type="float" office:value="-0.0532579384744167" calcext:value-type="float">
            <text:p>-0.0532579385</text:p>
          </table:table-cell>
          <table:table-cell office:value-type="float" office:value="0.282694220542908" calcext:value-type="float">
            <text:p>0.2826942205</text:p>
          </table:table-cell>
          <table:table-cell office:value-type="float" office:value="0.182698279619217" calcext:value-type="float">
            <text:p>0.1826982796</text:p>
          </table:table-cell>
          <table:table-cell office:value-type="float" office:value="0.16536770761013" calcext:value-type="float">
            <text:p>0.1653677076</text:p>
          </table:table-cell>
          <table:table-cell office:value-type="float" office:value="0.403574347496033" calcext:value-type="float">
            <text:p>0.403574347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8573617935181" calcext:value-type="float">
            <text:p>1.1857361794</text:p>
          </table:table-cell>
          <table:table-cell office:value-type="float" office:value="-0.0520794205367565" calcext:value-type="float">
            <text:p>-0.0520794205</text:p>
          </table:table-cell>
          <table:table-cell office:value-type="float" office:value="-0.290553241968155" calcext:value-type="float">
            <text:p>-0.290553242</text:p>
          </table:table-cell>
          <table:table-cell office:value-type="float" office:value="0.18326336145401" calcext:value-type="float">
            <text:p>0.1832633615</text:p>
          </table:table-cell>
          <table:table-cell office:value-type="float" office:value="-0.196324273943901" calcext:value-type="float">
            <text:p>-0.1963242739</text:p>
          </table:table-cell>
          <table:table-cell office:value-type="float" office:value="0.395700395107269" calcext:value-type="float">
            <text:p>0.3957003951</text:p>
          </table:table-cell>
          <table:table-cell office:value-type="float" office:value="-0.93000715970993" calcext:value-type="float">
            <text:p>-0.9300071597</text:p>
          </table:table-cell>
          <table:table-cell office:value-type="float" office:value="-0.0742181390523911" calcext:value-type="float">
            <text:p>-0.0742181391</text:p>
          </table:table-cell>
          <table:table-cell office:value-type="float" office:value="0.286263406276703" calcext:value-type="float">
            <text:p>0.2862634063</text:p>
          </table:table-cell>
          <table:table-cell office:value-type="float" office:value="0.182997271418572" calcext:value-type="float">
            <text:p>0.1829972714</text:p>
          </table:table-cell>
          <table:table-cell office:value-type="float" office:value="0.166043743491173" calcext:value-type="float">
            <text:p>0.1660437435</text:p>
          </table:table-cell>
          <table:table-cell office:value-type="float" office:value="0.407851815223694" calcext:value-type="float">
            <text:p>0.407851815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9044196605682" calcext:value-type="float">
            <text:p>1.1904419661</text:p>
          </table:table-cell>
          <table:table-cell office:value-type="float" office:value="-0.072545200586319" calcext:value-type="float">
            <text:p>-0.0725452006</text:p>
          </table:table-cell>
          <table:table-cell office:value-type="float" office:value="-0.295766055583954" calcext:value-type="float">
            <text:p>-0.2957660556</text:p>
          </table:table-cell>
          <table:table-cell office:value-type="float" office:value="0.18343012034893" calcext:value-type="float">
            <text:p>0.1834301203</text:p>
          </table:table-cell>
          <table:table-cell office:value-type="float" office:value="-0.197318196296692" calcext:value-type="float">
            <text:p>-0.1973181963</text:p>
          </table:table-cell>
          <table:table-cell office:value-type="float" office:value="0.399889320135117" calcext:value-type="float">
            <text:p>0.3998893201</text:p>
          </table:table-cell>
          <table:table-cell office:value-type="float" office:value="-0.934701144695282" calcext:value-type="float">
            <text:p>-0.9347011447</text:p>
          </table:table-cell>
          <table:table-cell office:value-type="float" office:value="-0.0950152724981308" calcext:value-type="float">
            <text:p>-0.0950152725</text:p>
          </table:table-cell>
          <table:table-cell office:value-type="float" office:value="0.289939105510712" calcext:value-type="float">
            <text:p>0.2899391055</text:p>
          </table:table-cell>
          <table:table-cell office:value-type="float" office:value="0.183200061321259" calcext:value-type="float">
            <text:p>0.1832000613</text:p>
          </table:table-cell>
          <table:table-cell office:value-type="float" office:value="0.166711747646332" calcext:value-type="float">
            <text:p>0.1667117476</text:p>
          </table:table-cell>
          <table:table-cell office:value-type="float" office:value="0.412103235721588" calcext:value-type="float">
            <text:p>0.4121032357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9531857967377" calcext:value-type="float">
            <text:p>1.1953185797</text:p>
          </table:table-cell>
          <table:table-cell office:value-type="float" office:value="-0.0928287878632546" calcext:value-type="float">
            <text:p>-0.0928287879</text:p>
          </table:table-cell>
          <table:table-cell office:value-type="float" office:value="-0.301073670387268" calcext:value-type="float">
            <text:p>-0.3010736704</text:p>
          </table:table-cell>
          <table:table-cell office:value-type="float" office:value="0.1835026293993" calcext:value-type="float">
            <text:p>0.1835026294</text:p>
          </table:table-cell>
          <table:table-cell office:value-type="float" office:value="-0.198301658034325" calcext:value-type="float">
            <text:p>-0.198301658</text:p>
          </table:table-cell>
          <table:table-cell office:value-type="float" office:value="0.404047876596451" calcext:value-type="float">
            <text:p>0.4040478766</text:p>
          </table:table-cell>
          <table:table-cell office:value-type="float" office:value="-0.94452029466629" calcext:value-type="float">
            <text:p>-0.9445202947</text:p>
          </table:table-cell>
          <table:table-cell office:value-type="float" office:value="-0.136072561144829" calcext:value-type="float">
            <text:p>-0.1360725611</text:p>
          </table:table-cell>
          <table:table-cell office:value-type="float" office:value="0.297613948583603" calcext:value-type="float">
            <text:p>0.2976139486</text:p>
          </table:table-cell>
          <table:table-cell office:value-type="float" office:value="0.183324456214905" calcext:value-type="float">
            <text:p>0.1833244562</text:p>
          </table:table-cell>
          <table:table-cell office:value-type="float" office:value="0.168022990226746" calcext:value-type="float">
            <text:p>0.1680229902</text:p>
          </table:table-cell>
          <table:table-cell office:value-type="float" office:value="0.420510530471802" calcext:value-type="float">
            <text:p>0.420510530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0557653903961" calcext:value-type="float">
            <text:p>1.205576539</text:p>
          </table:table-cell>
          <table:table-cell office:value-type="float" office:value="-0.132801502943039" calcext:value-type="float">
            <text:p>-0.1328015029</text:p>
          </table:table-cell>
          <table:table-cell office:value-type="float" office:value="-0.311977386474609" calcext:value-type="float">
            <text:p>-0.3119773865</text:p>
          </table:table-cell>
          <table:table-cell office:value-type="float" office:value="0.183373630046844" calcext:value-type="float">
            <text:p>0.18337363</text:p>
          </table:table-cell>
          <table:table-cell office:value-type="float" office:value="-0.200235173106194" calcext:value-type="float">
            <text:p>-0.2002351731</text:p>
          </table:table-cell>
          <table:table-cell office:value-type="float" office:value="0.412256866693497" calcext:value-type="float">
            <text:p>0.4122568667</text:p>
          </table:table-cell>
          <table:table-cell office:value-type="float" office:value="-0.949643433094025" calcext:value-type="float">
            <text:p>-0.9496434331</text:p>
          </table:table-cell>
          <table:table-cell office:value-type="float" office:value="-0.156308546662331" calcext:value-type="float">
            <text:p>-0.1563085467</text:p>
          </table:table-cell>
          <table:table-cell office:value-type="float" office:value="0.301614820957184" calcext:value-type="float">
            <text:p>0.301614821</text:p>
          </table:table-cell>
          <table:table-cell office:value-type="float" office:value="0.183250278234482" calcext:value-type="float">
            <text:p>0.1832502782</text:p>
          </table:table-cell>
          <table:table-cell office:value-type="float" office:value="0.16866597533226" calcext:value-type="float">
            <text:p>0.1686659753</text:p>
          </table:table-cell>
          <table:table-cell office:value-type="float" office:value="0.424657881259918" calcext:value-type="float">
            <text:p>0.424657881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1649181842804" calcext:value-type="float">
            <text:p>1.2164918184</text:p>
          </table:table-cell>
          <table:table-cell office:value-type="float" office:value="-0.171902030706406" calcext:value-type="float">
            <text:p>-0.1719020307</text:p>
          </table:table-cell>
          <table:table-cell office:value-type="float" office:value="-0.323267877101898" calcext:value-type="float">
            <text:p>-0.3232678771</text:p>
          </table:table-cell>
          <table:table-cell office:value-type="float" office:value="0.18289540708065" calcext:value-type="float">
            <text:p>0.1828954071</text:p>
          </table:table-cell>
          <table:table-cell office:value-type="float" office:value="-0.202121064066887" calcext:value-type="float">
            <text:p>-0.2021210641</text:p>
          </table:table-cell>
          <table:table-cell office:value-type="float" office:value="0.420294582843781" calcext:value-type="float">
            <text:p>0.4202945828</text:p>
          </table:table-cell>
          <table:table-cell office:value-type="float" office:value="-0.96030980348587" calcext:value-type="float">
            <text:p>-0.9603098035</text:p>
          </table:table-cell>
          <table:table-cell office:value-type="float" office:value="-0.196135923266411" calcext:value-type="float">
            <text:p>-0.1961359233</text:p>
          </table:table-cell>
          <table:table-cell office:value-type="float" office:value="0.309944689273834" calcext:value-type="float">
            <text:p>0.3099446893</text:p>
          </table:table-cell>
          <table:table-cell office:value-type="float" office:value="0.182841688394547" calcext:value-type="float">
            <text:p>0.1828416884</text:p>
          </table:table-cell>
          <table:table-cell office:value-type="float" office:value="0.169925779104233" calcext:value-type="float">
            <text:p>0.1699257791</text:p>
          </table:table-cell>
          <table:table-cell office:value-type="float" office:value="0.432819545269012" calcext:value-type="float">
            <text:p>0.432819545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2218894958496" calcext:value-type="float">
            <text:p>1.2221889496</text:p>
          </table:table-cell>
          <table:table-cell office:value-type="float" office:value="-0.191096052527428" calcext:value-type="float">
            <text:p>-0.1910960525</text:p>
          </table:table-cell>
          <table:table-cell office:value-type="float" office:value="-0.329057514667511" calcext:value-type="float">
            <text:p>-0.3290575147</text:p>
          </table:table-cell>
          <table:table-cell office:value-type="float" office:value="0.18253219127655" calcext:value-type="float">
            <text:p>0.1825321913</text:p>
          </table:table-cell>
          <table:table-cell office:value-type="float" office:value="-0.203045010566711" calcext:value-type="float">
            <text:p>-0.2030450106</text:p>
          </table:table-cell>
          <table:table-cell office:value-type="float" office:value="0.424239456653595" calcext:value-type="float">
            <text:p>0.4242394567</text:p>
          </table:table-cell>
          <table:table-cell office:value-type="float" office:value="-0.971522092819214" calcext:value-type="float">
            <text:p>-0.9715220928</text:p>
          </table:table-cell>
          <table:table-cell office:value-type="float" office:value="-0.235025867819786" calcext:value-type="float">
            <text:p>-0.2350258678</text:p>
          </table:table-cell>
          <table:table-cell office:value-type="float" office:value="0.318711280822754" calcext:value-type="float">
            <text:p>0.3187112808</text:p>
          </table:table-cell>
          <table:table-cell office:value-type="float" office:value="0.18210481107235" calcext:value-type="float">
            <text:p>0.1821048111</text:p>
          </table:table-cell>
          <table:table-cell office:value-type="float" office:value="0.171149700880051" calcext:value-type="float">
            <text:p>0.1711497009</text:p>
          </table:table-cell>
          <table:table-cell office:value-type="float" office:value="0.440778166055679" calcext:value-type="float">
            <text:p>0.440778166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280410528183" calcext:value-type="float">
            <text:p>1.2280410528</text:p>
          </table:table-cell>
          <table:table-cell office:value-type="float" office:value="-0.210037365555763" calcext:value-type="float">
            <text:p>-0.2100373656</text:p>
          </table:table-cell>
          <table:table-cell office:value-type="float" office:value="-0.334942489862442" calcext:value-type="float">
            <text:p>-0.3349424899</text:p>
          </table:table-cell>
          <table:table-cell office:value-type="float" office:value="0.18209034204483" calcext:value-type="float">
            <text:p>0.182090342</text:p>
          </table:table-cell>
          <table:table-cell office:value-type="float" office:value="-0.203955620527267" calcext:value-type="float">
            <text:p>-0.2039556205</text:p>
          </table:table-cell>
          <table:table-cell office:value-type="float" office:value="0.428130179643631" calcext:value-type="float">
            <text:p>0.4281301796</text:p>
          </table:table-cell>
          <table:table-cell office:value-type="float" office:value="-0.977326452732086" calcext:value-type="float">
            <text:p>-0.9773264527</text:p>
          </table:table-cell>
          <table:table-cell office:value-type="float" office:value="-0.254090368747711" calcext:value-type="float">
            <text:p>-0.2540903687</text:p>
          </table:table-cell>
          <table:table-cell office:value-type="float" office:value="0.323256433010101" calcext:value-type="float">
            <text:p>0.323256433</text:p>
          </table:table-cell>
          <table:table-cell office:value-type="float" office:value="0.181620940566063" calcext:value-type="float">
            <text:p>0.1816209406</text:p>
          </table:table-cell>
          <table:table-cell office:value-type="float" office:value="0.171747863292694" calcext:value-type="float">
            <text:p>0.1717478633</text:p>
          </table:table-cell>
          <table:table-cell office:value-type="float" office:value="0.444672137498856" calcext:value-type="float">
            <text:p>0.444672137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4019336700439" calcext:value-type="float">
            <text:p>1.240193367</text:p>
          </table:table-cell>
          <table:table-cell office:value-type="float" office:value="-0.247116103768349" calcext:value-type="float">
            <text:p>-0.2471161038</text:p>
          </table:table-cell>
          <table:table-cell office:value-type="float" office:value="-0.346991956233978" calcext:value-type="float">
            <text:p>-0.3469919562</text:p>
          </table:table-cell>
          <table:table-cell office:value-type="float" office:value="0.180983811616898" calcext:value-type="float">
            <text:p>0.1809838116</text:p>
          </table:table-cell>
          <table:table-cell office:value-type="float" office:value="-0.205735370516777" calcext:value-type="float">
            <text:p>-0.2057353705</text:p>
          </table:table-cell>
          <table:table-cell office:value-type="float" office:value="0.435735136270523" calcext:value-type="float">
            <text:p>0.4357351363</text:p>
          </table:table-cell>
          <table:table-cell office:value-type="float" office:value="-0.983258545398712" calcext:value-type="float">
            <text:p>-0.9832585454</text:p>
          </table:table-cell>
          <table:table-cell office:value-type="float" office:value="-0.272886157035828" calcext:value-type="float">
            <text:p>-0.272886157</text:p>
          </table:table-cell>
          <table:table-cell office:value-type="float" office:value="0.327907770872116" calcext:value-type="float">
            <text:p>0.3279077709</text:p>
          </table:table-cell>
          <table:table-cell office:value-type="float" office:value="0.18106472492218" calcext:value-type="float">
            <text:p>0.1810647249</text:p>
          </table:table-cell>
          <table:table-cell office:value-type="float" office:value="0.172336533665657" calcext:value-type="float">
            <text:p>0.1723365337</text:p>
          </table:table-cell>
          <table:table-cell office:value-type="float" office:value="0.448504745960236" calcext:value-type="float">
            <text:p>0.44850474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227055072784" calcext:value-type="float">
            <text:p>1.2822705507</text:p>
          </table:table-cell>
          <table:table-cell office:value-type="float" office:value="-0.35651895403862" calcext:value-type="float">
            <text:p>-0.356518954</text:p>
          </table:table-cell>
          <table:table-cell office:value-type="float" office:value="-0.372081965208054" calcext:value-type="float">
            <text:p>-0.3720819652</text:p>
          </table:table-cell>
          <table:table-cell office:value-type="float" office:value="0.177277490496635" calcext:value-type="float">
            <text:p>0.1772774905</text:p>
          </table:table-cell>
          <table:table-cell office:value-type="float" office:value="-0.208100438117981" calcext:value-type="float">
            <text:p>-0.2081004381</text:p>
          </table:table-cell>
          <table:table-cell office:value-type="float" office:value="0.458003401756287" calcext:value-type="float">
            <text:p>0.4580034018</text:p>
          </table:table-cell>
          <table:table-cell office:value-type="float" office:value="-1.02316272258759" calcext:value-type="float">
            <text:p>-1.0231627226</text:p>
          </table:table-cell>
          <table:table-cell office:value-type="float" office:value="-0.383806705474854" calcext:value-type="float">
            <text:p>-0.3838067055</text:p>
          </table:table-cell>
          <table:table-cell office:value-type="float" office:value="0.344265073537827" calcext:value-type="float">
            <text:p>0.3442650735</text:p>
          </table:table-cell>
          <table:table-cell office:value-type="float" office:value="0.177572190761566" calcext:value-type="float">
            <text:p>0.1775721908</text:p>
          </table:table-cell>
          <table:table-cell office:value-type="float" office:value="0.172967314720154" calcext:value-type="float">
            <text:p>0.1729673147</text:p>
          </table:table-cell>
          <table:table-cell office:value-type="float" office:value="0.470921754837036" calcext:value-type="float">
            <text:p>0.470921754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7543914318085" calcext:value-type="float">
            <text:p>1.2754391432</text:p>
          </table:table-cell>
          <table:table-cell office:value-type="float" office:value="-0.339539587497711" calcext:value-type="float">
            <text:p>-0.3395395875</text:p>
          </table:table-cell>
          <table:table-cell office:value-type="float" office:value="-0.364714026451111" calcext:value-type="float">
            <text:p>-0.3647140265</text:p>
          </table:table-cell>
          <table:table-cell office:value-type="float" office:value="0.178313165903091" calcext:value-type="float">
            <text:p>0.1783131659</text:p>
          </table:table-cell>
          <table:table-cell office:value-type="float" office:value="-0.207153707742691" calcext:value-type="float">
            <text:p>-0.2071537077</text:p>
          </table:table-cell>
          <table:table-cell office:value-type="float" office:value="0.454563826322556" calcext:value-type="float">
            <text:p>0.4545638263</text:p>
          </table:table-cell>
          <table:table-cell office:value-type="float" office:value="-1.01664364337921" calcext:value-type="float">
            <text:p>-1.0166436434</text:p>
          </table:table-cell>
          <table:table-cell office:value-type="float" office:value="-0.36633962392807" calcext:value-type="float">
            <text:p>-0.3663396239</text:p>
          </table:table-cell>
          <table:table-cell office:value-type="float" office:value="0.338263064622879" calcext:value-type="float">
            <text:p>0.3382630646</text:p>
          </table:table-cell>
          <table:table-cell office:value-type="float" office:value="0.17857825756073" calcext:value-type="float">
            <text:p>0.1785782576</text:p>
          </table:table-cell>
          <table:table-cell office:value-type="float" office:value="0.172289311885834" calcext:value-type="float">
            <text:p>0.1722893119</text:p>
          </table:table-cell>
          <table:table-cell office:value-type="float" office:value="0.467412322759628" calcext:value-type="float">
            <text:p>0.467412322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6874709129334" calcext:value-type="float">
            <text:p>1.2687470913</text:p>
          </table:table-cell>
          <table:table-cell office:value-type="float" office:value="-0.322191715240479" calcext:value-type="float">
            <text:p>-0.3221917152</text:p>
          </table:table-cell>
          <table:table-cell office:value-type="float" office:value="-0.357418358325958" calcext:value-type="float">
            <text:p>-0.3574183583</text:p>
          </table:table-cell>
          <table:table-cell office:value-type="float" office:value="0.179297178983688" calcext:value-type="float">
            <text:p>0.179297179</text:p>
          </table:table-cell>
          <table:table-cell office:value-type="float" office:value="-0.206188037991524" calcext:value-type="float">
            <text:p>-0.206188038</text:p>
          </table:table-cell>
          <table:table-cell office:value-type="float" office:value="0.451038986444473" calcext:value-type="float">
            <text:p>0.4510389864</text:p>
          </table:table-cell>
          <table:table-cell office:value-type="float" office:value="-1.0102527141571" calcext:value-type="float">
            <text:p>-1.0102527142</text:p>
          </table:table-cell>
          <table:table-cell office:value-type="float" office:value="-0.348508894443512" calcext:value-type="float">
            <text:p>-0.3485088944</text:p>
          </table:table-cell>
          <table:table-cell office:value-type="float" office:value="0.332354366779327" calcext:value-type="float">
            <text:p>0.3323543668</text:p>
          </table:table-cell>
          <table:table-cell office:value-type="float" office:value="0.17953197658062" calcext:value-type="float">
            <text:p>0.1795319766</text:p>
          </table:table-cell>
          <table:table-cell office:value-type="float" office:value="0.171598896384239" calcext:value-type="float">
            <text:p>0.1715988964</text:p>
          </table:table-cell>
          <table:table-cell office:value-type="float" office:value="0.46381676197052" calcext:value-type="float">
            <text:p>0.46381676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6220393180847" calcext:value-type="float">
            <text:p>1.2622039318</text:p>
          </table:table-cell>
          <table:table-cell office:value-type="float" office:value="-0.304486513137817" calcext:value-type="float">
            <text:p>-0.3044865131</text:p>
          </table:table-cell>
          <table:table-cell office:value-type="float" office:value="-0.350201636552811" calcext:value-type="float">
            <text:p>-0.3502016366</text:p>
          </table:table-cell>
          <table:table-cell office:value-type="float" office:value="0.180224657058716" calcext:value-type="float">
            <text:p>0.1802246571</text:p>
          </table:table-cell>
          <table:table-cell office:value-type="float" office:value="-0.205203875899315" calcext:value-type="float">
            <text:p>-0.2052038759</text:p>
          </table:table-cell>
          <table:table-cell office:value-type="float" office:value="0.44743150472641" calcext:value-type="float">
            <text:p>0.4474315047</text:p>
          </table:table-cell>
          <table:table-cell office:value-type="float" office:value="-1.00399768352509" calcext:value-type="float">
            <text:p>-1.0039976835</text:p>
          </table:table-cell>
          <table:table-cell office:value-type="float" office:value="-0.330326199531555" calcext:value-type="float">
            <text:p>-0.3303261995</text:p>
          </table:table-cell>
          <table:table-cell office:value-type="float" office:value="0.326544314622879" calcext:value-type="float">
            <text:p>0.3265443146</text:p>
          </table:table-cell>
          <table:table-cell office:value-type="float" office:value="0.180428594350815" calcext:value-type="float">
            <text:p>0.1804285944</text:p>
          </table:table-cell>
          <table:table-cell office:value-type="float" office:value="0.170896410942078" calcext:value-type="float">
            <text:p>0.1708964109</text:p>
          </table:table-cell>
          <table:table-cell office:value-type="float" office:value="0.460137695074081" calcext:value-type="float">
            <text:p>0.460137695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5581824779511" calcext:value-type="float">
            <text:p>1.2558182478</text:p>
          </table:table-cell>
          <table:table-cell office:value-type="float" office:value="-0.286435306072235" calcext:value-type="float">
            <text:p>-0.2864353061</text:p>
          </table:table-cell>
          <table:table-cell office:value-type="float" office:value="-0.343069314956665" calcext:value-type="float">
            <text:p>-0.343069315</text:p>
          </table:table-cell>
          <table:table-cell office:value-type="float" office:value="0.181091040372848" calcext:value-type="float">
            <text:p>0.1810910404</text:p>
          </table:table-cell>
          <table:table-cell office:value-type="float" office:value="-0.204201966524124" calcext:value-type="float">
            <text:p>-0.2042019665</text:p>
          </table:table-cell>
          <table:table-cell office:value-type="float" office:value="0.443744033575058" calcext:value-type="float">
            <text:p>0.4437440336</text:p>
          </table:table-cell>
          <table:table-cell office:value-type="float" office:value="-0.997886180877686" calcext:value-type="float">
            <text:p>-0.9978861809</text:p>
          </table:table-cell>
          <table:table-cell office:value-type="float" office:value="-0.311803340911865" calcext:value-type="float">
            <text:p>-0.3118033409</text:p>
          </table:table-cell>
          <table:table-cell office:value-type="float" office:value="0.320837646722794" calcext:value-type="float">
            <text:p>0.3208376467</text:p>
          </table:table-cell>
          <table:table-cell office:value-type="float" office:value="0.181263476610184" calcext:value-type="float">
            <text:p>0.1812634766</text:p>
          </table:table-cell>
          <table:table-cell office:value-type="float" office:value="0.170182317495346" calcext:value-type="float">
            <text:p>0.1701823175</text:p>
          </table:table-cell>
          <table:table-cell office:value-type="float" office:value="0.456378042697907" calcext:value-type="float">
            <text:p>0.4563780427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4959766864777" calcext:value-type="float">
            <text:p>1.2495976686</text:p>
          </table:table-cell>
          <table:table-cell office:value-type="float" office:value="-0.268050044775009" calcext:value-type="float">
            <text:p>-0.2680500448</text:p>
          </table:table-cell>
          <table:table-cell office:value-type="float" office:value="-0.336026340723038" calcext:value-type="float">
            <text:p>-0.3360263407</text:p>
          </table:table-cell>
          <table:table-cell office:value-type="float" office:value="0.181891709566116" calcext:value-type="float">
            <text:p>0.1818917096</text:p>
          </table:table-cell>
          <table:table-cell office:value-type="float" office:value="-0.20318278670311" calcext:value-type="float">
            <text:p>-0.2031827867</text:p>
          </table:table-cell>
          <table:table-cell office:value-type="float" office:value="0.439979672431946" calcext:value-type="float">
            <text:p>0.4399796724</text:p>
          </table:table-cell>
          <table:table-cell office:value-type="float" office:value="-0.991923749446869" calcext:value-type="float">
            <text:p>-0.9919237494</text:p>
          </table:table-cell>
          <table:table-cell office:value-type="float" office:value="-0.292952537536621" calcext:value-type="float">
            <text:p>-0.2929525375</text:p>
          </table:table-cell>
          <table:table-cell office:value-type="float" office:value="0.315238237380981" calcext:value-type="float">
            <text:p>0.3152382374</text:p>
          </table:table-cell>
          <table:table-cell office:value-type="float" office:value="0.182032078504562" calcext:value-type="float">
            <text:p>0.1820320785</text:p>
          </table:table-cell>
          <table:table-cell office:value-type="float" office:value="0.169456884264946" calcext:value-type="float">
            <text:p>0.1694568843</text:p>
          </table:table-cell>
          <table:table-cell office:value-type="float" office:value="0.452540695667267" calcext:value-type="float">
            <text:p>0.4525406957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4354887008667" calcext:value-type="float">
            <text:p>1.2435488701</text:p>
          </table:table-cell>
          <table:table-cell office:value-type="float" office:value="-0.249342530965805" calcext:value-type="float">
            <text:p>-0.249342531</text:p>
          </table:table-cell>
          <table:table-cell office:value-type="float" office:value="-0.329076707363129" calcext:value-type="float">
            <text:p>-0.3290767074</text:p>
          </table:table-cell>
          <table:table-cell office:value-type="float" office:value="0.18262229859829" calcext:value-type="float">
            <text:p>0.1826222986</text:p>
          </table:table-cell>
          <table:table-cell office:value-type="float" office:value="-0.202147021889687" calcext:value-type="float">
            <text:p>-0.2021470219</text:p>
          </table:table-cell>
          <table:table-cell office:value-type="float" office:value="0.436141490936279" calcext:value-type="float">
            <text:p>0.4361414909</text:p>
          </table:table-cell>
          <table:table-cell office:value-type="float" office:value="-0.980468690395355" calcext:value-type="float">
            <text:p>-0.9804686904</text:p>
          </table:table-cell>
          <table:table-cell office:value-type="float" office:value="-0.254316359758377" calcext:value-type="float">
            <text:p>-0.2543163598</text:p>
          </table:table-cell>
          <table:table-cell office:value-type="float" office:value="0.304373443126678" calcext:value-type="float">
            <text:p>0.3043734431</text:p>
          </table:table-cell>
          <table:table-cell office:value-type="float" office:value="0.183353126049042" calcext:value-type="float">
            <text:p>0.183353126</text:p>
          </table:table-cell>
          <table:table-cell office:value-type="float" office:value="0.167973726987839" calcext:value-type="float">
            <text:p>0.167973727</text:p>
          </table:table-cell>
          <table:table-cell office:value-type="float" office:value="0.444646298885346" calcext:value-type="float">
            <text:p>0.444646298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3767840862274" calcext:value-type="float">
            <text:p>1.2376784086</text:p>
          </table:table-cell>
          <table:table-cell office:value-type="float" office:value="-0.230324998497963" calcext:value-type="float">
            <text:p>-0.2303249985</text:p>
          </table:table-cell>
          <table:table-cell office:value-type="float" office:value="-0.322223693132401" calcext:value-type="float">
            <text:p>-0.3222236931</text:p>
          </table:table-cell>
          <table:table-cell office:value-type="float" office:value="0.183278501033783" calcext:value-type="float">
            <text:p>0.183278501</text:p>
          </table:table-cell>
          <table:table-cell office:value-type="float" office:value="-0.201095312833786" calcext:value-type="float">
            <text:p>-0.2010953128</text:p>
          </table:table-cell>
          <table:table-cell office:value-type="float" office:value="0.432232797145844" calcext:value-type="float">
            <text:p>0.4322327971</text:p>
          </table:table-cell>
          <table:table-cell office:value-type="float" office:value="-0.974984884262085" calcext:value-type="float">
            <text:p>-0.9749848843</text:p>
          </table:table-cell>
          <table:table-cell office:value-type="float" office:value="-0.234556272625923" calcext:value-type="float">
            <text:p>-0.2345562726</text:p>
          </table:table-cell>
          <table:table-cell office:value-type="float" office:value="0.299112737178802" calcext:value-type="float">
            <text:p>0.2991127372</text:p>
          </table:table-cell>
          <table:table-cell office:value-type="float" office:value="0.183897241950035" calcext:value-type="float">
            <text:p>0.183897242</text:p>
          </table:table-cell>
          <table:table-cell office:value-type="float" office:value="0.167216688394547" calcext:value-type="float">
            <text:p>0.1672166884</text:p>
          </table:table-cell>
          <table:table-cell office:value-type="float" office:value="0.44059631228447" calcext:value-type="float">
            <text:p>0.440596312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2649300098419" calcext:value-type="float">
            <text:p>1.226493001</text:p>
          </table:table-cell>
          <table:table-cell office:value-type="float" office:value="-0.191410303115845" calcext:value-type="float">
            <text:p>-0.1914103031</text:p>
          </table:table-cell>
          <table:table-cell office:value-type="float" office:value="-0.308817744255066" calcext:value-type="float">
            <text:p>-0.3088177443</text:p>
          </table:table-cell>
          <table:table-cell office:value-type="float" office:value="0.184351697564125" calcext:value-type="float">
            <text:p>0.1843516976</text:p>
          </table:table-cell>
          <table:table-cell office:value-type="float" office:value="-0.198946610093117" calcext:value-type="float">
            <text:p>-0.1989466101</text:p>
          </table:table-cell>
          <table:table-cell office:value-type="float" office:value="0.424218684434891" calcext:value-type="float">
            <text:p>0.4242186844</text:p>
          </table:table-cell>
          <table:table-cell office:value-type="float" office:value="-0.969668567180634" calcext:value-type="float">
            <text:p>-0.9696685672</text:p>
          </table:table-cell>
          <table:table-cell office:value-type="float" office:value="-0.214518681168556" calcext:value-type="float">
            <text:p>-0.2145186812</text:p>
          </table:table-cell>
          <table:table-cell office:value-type="float" office:value="0.293968617916107" calcext:value-type="float">
            <text:p>0.2939686179</text:p>
          </table:table-cell>
          <table:table-cell office:value-type="float" office:value="0.184358522295952" calcext:value-type="float">
            <text:p>0.1843585223</text:p>
          </table:table-cell>
          <table:table-cell office:value-type="float" office:value="0.166449874639511" calcext:value-type="float">
            <text:p>0.1664498746</text:p>
          </table:table-cell>
          <table:table-cell office:value-type="float" office:value="0.436482816934586" calcext:value-type="float">
            <text:p>0.436482816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2118735313416" calcext:value-type="float">
            <text:p>1.2211873531</text:p>
          </table:table-cell>
          <table:table-cell office:value-type="float" office:value="-0.171538725495338" calcext:value-type="float">
            <text:p>-0.1715387255</text:p>
          </table:table-cell>
          <table:table-cell office:value-type="float" office:value="-0.302268326282501" calcext:value-type="float">
            <text:p>-0.3022683263</text:p>
          </table:table-cell>
          <table:table-cell office:value-type="float" office:value="0.184761017560959" calcext:value-type="float">
            <text:p>0.1847610176</text:p>
          </table:table-cell>
          <table:table-cell office:value-type="float" office:value="-0.197850972414017" calcext:value-type="float">
            <text:p>-0.1978509724</text:p>
          </table:table-cell>
          <table:table-cell office:value-type="float" office:value="0.420120924711227" calcext:value-type="float">
            <text:p>0.4201209247</text:p>
          </table:table-cell>
          <table:table-cell office:value-type="float" office:value="-0.964522838592529" calcext:value-type="float">
            <text:p>-0.9645228386</text:p>
          </table:table-cell>
          <table:table-cell office:value-type="float" office:value="-0.194216579198837" calcext:value-type="float">
            <text:p>-0.1942165792</text:p>
          </table:table-cell>
          <table:table-cell office:value-type="float" office:value="0.288942217826843" calcext:value-type="float">
            <text:p>0.2889422178</text:p>
          </table:table-cell>
          <table:table-cell office:value-type="float" office:value="0.184733301401138" calcext:value-type="float">
            <text:p>0.1847333014</text:p>
          </table:table-cell>
          <table:table-cell office:value-type="float" office:value="0.165673598647118" calcext:value-type="float">
            <text:p>0.1656735986</text:p>
          </table:table-cell>
          <table:table-cell office:value-type="float" office:value="0.432309836149216" calcext:value-type="float">
            <text:p>0.432309836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1607792377472" calcext:value-type="float">
            <text:p>1.2160779238</text:p>
          </table:table-cell>
          <table:table-cell office:value-type="float" office:value="-0.151408299803734" calcext:value-type="float">
            <text:p>-0.1514082998</text:p>
          </table:table-cell>
          <table:table-cell office:value-type="float" office:value="-0.295822620391846" calcext:value-type="float">
            <text:p>-0.2958226204</text:p>
          </table:table-cell>
          <table:table-cell office:value-type="float" office:value="0.185080796480179" calcext:value-type="float">
            <text:p>0.1850807965</text:p>
          </table:table-cell>
          <table:table-cell office:value-type="float" office:value="-0.196742117404938" calcext:value-type="float">
            <text:p>-0.1967421174</text:p>
          </table:table-cell>
          <table:table-cell office:value-type="float" office:value="0.415968149900436" calcext:value-type="float">
            <text:p>0.4159681499</text:p>
          </table:table-cell>
          <table:table-cell office:value-type="float" office:value="-0.959549903869629" calcext:value-type="float">
            <text:p>-0.9595499039</text:p>
          </table:table-cell>
          <table:table-cell office:value-type="float" office:value="-0.173663064837456" calcext:value-type="float">
            <text:p>-0.1736630648</text:p>
          </table:table-cell>
          <table:table-cell office:value-type="float" office:value="0.284033805131912" calcext:value-type="float">
            <text:p>0.2840338051</text:p>
          </table:table-cell>
          <table:table-cell office:value-type="float" office:value="0.18501803278923" calcext:value-type="float">
            <text:p>0.1850180328</text:p>
          </table:table-cell>
          <table:table-cell office:value-type="float" office:value="0.164888307452202" calcext:value-type="float">
            <text:p>0.1648883075</text:p>
          </table:table-cell>
          <table:table-cell office:value-type="float" office:value="0.428081542253494" calcext:value-type="float">
            <text:p>0.428081542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0645976066589" calcext:value-type="float">
            <text:p>1.2064597607</text:p>
          </table:table-cell>
          <table:table-cell office:value-type="float" office:value="-0.110424034297466" calcext:value-type="float">
            <text:p>-0.1104240343</text:p>
          </table:table-cell>
          <table:table-cell office:value-type="float" office:value="-0.283243626356125" calcext:value-type="float">
            <text:p>-0.2832436264</text:p>
          </table:table-cell>
          <table:table-cell office:value-type="float" office:value="0.185438722372055" calcext:value-type="float">
            <text:p>0.1854387224</text:p>
          </table:table-cell>
          <table:table-cell office:value-type="float" office:value="-0.194487318396568" calcext:value-type="float">
            <text:p>-0.1944873184</text:p>
          </table:table-cell>
          <table:table-cell office:value-type="float" office:value="0.407514750957489" calcext:value-type="float">
            <text:p>0.407514751</text:p>
          </table:table-cell>
          <table:table-cell office:value-type="float" office:value="-0.950130224227905" calcext:value-type="float">
            <text:p>-0.9501302242</text:p>
          </table:table-cell>
          <table:table-cell office:value-type="float" office:value="-0.131855636835098" calcext:value-type="float">
            <text:p>-0.1318556368</text:p>
          </table:table-cell>
          <table:table-cell office:value-type="float" office:value="0.27457132935524" calcext:value-type="float">
            <text:p>0.2745713294</text:p>
          </table:table-cell>
          <table:table-cell office:value-type="float" office:value="0.185304865241051" calcext:value-type="float">
            <text:p>0.1853048652</text:p>
          </table:table-cell>
          <table:table-cell office:value-type="float" office:value="0.163291871547699" calcext:value-type="float">
            <text:p>0.1632918715</text:p>
          </table:table-cell>
          <table:table-cell office:value-type="float" office:value="0.419476687908173" calcext:value-type="float">
            <text:p>0.419476687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0195603370667" calcext:value-type="float">
            <text:p>1.2019560337</text:p>
          </table:table-cell>
          <table:table-cell office:value-type="float" office:value="-0.0895970985293389" calcext:value-type="float">
            <text:p>-0.0895970985</text:p>
          </table:table-cell>
          <table:table-cell office:value-type="float" office:value="-0.277109563350677" calcext:value-type="float">
            <text:p>-0.2771095634</text:p>
          </table:table-cell>
          <table:table-cell office:value-type="float" office:value="0.185471028089523" calcext:value-type="float">
            <text:p>0.1854710281</text:p>
          </table:table-cell>
          <table:table-cell office:value-type="float" office:value="-0.193342834711075" calcext:value-type="float">
            <text:p>-0.1933428347</text:p>
          </table:table-cell>
          <table:table-cell office:value-type="float" office:value="0.403223246335983" calcext:value-type="float">
            <text:p>0.4032232463</text:p>
          </table:table-cell>
          <table:table-cell office:value-type="float" office:value="-0.945685923099518" calcext:value-type="float">
            <text:p>-0.9456859231</text:p>
          </table:table-cell>
          <table:table-cell office:value-type="float" office:value="-0.11062853038311" calcext:value-type="float">
            <text:p>-0.1106285304</text:p>
          </table:table-cell>
          <table:table-cell office:value-type="float" office:value="0.270016193389893" calcext:value-type="float">
            <text:p>0.2700161934</text:p>
          </table:table-cell>
          <table:table-cell office:value-type="float" office:value="0.185301095247269" calcext:value-type="float">
            <text:p>0.1853010952</text:p>
          </table:table-cell>
          <table:table-cell office:value-type="float" office:value="0.162481471896172" calcext:value-type="float">
            <text:p>0.1624814719</text:p>
          </table:table-cell>
          <table:table-cell office:value-type="float" office:value="0.415109276771545" calcext:value-type="float">
            <text:p>0.415109276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9765830039978" calcext:value-type="float">
            <text:p>1.1976583004</text:p>
          </table:table-cell>
          <table:table-cell office:value-type="float" office:value="-0.0685651749372482" calcext:value-type="float">
            <text:p>-0.0685651749</text:p>
          </table:table-cell>
          <table:table-cell office:value-type="float" office:value="-0.271078258752823" calcext:value-type="float">
            <text:p>-0.2710782588</text:p>
          </table:table-cell>
          <table:table-cell office:value-type="float" office:value="0.185402140021324" calcext:value-type="float">
            <text:p>0.18540214</text:p>
          </table:table-cell>
          <table:table-cell office:value-type="float" office:value="-0.19218797981739" calcext:value-type="float">
            <text:p>-0.1921879798</text:p>
          </table:table-cell>
          <table:table-cell office:value-type="float" office:value="0.398894816637039" calcext:value-type="float">
            <text:p>0.3988948166</text:p>
          </table:table-cell>
          <table:table-cell office:value-type="float" office:value="-0.941419780254364" calcext:value-type="float">
            <text:p>-0.9414197803</text:p>
          </table:table-cell>
          <table:table-cell office:value-type="float" office:value="-0.0892040506005287" calcext:value-type="float">
            <text:p>-0.0892040506</text:p>
          </table:table-cell>
          <table:table-cell office:value-type="float" office:value="0.265577405691147" calcext:value-type="float">
            <text:p>0.2655774057</text:p>
          </table:table-cell>
          <table:table-cell office:value-type="float" office:value="0.185195833444595" calcext:value-type="float">
            <text:p>0.1851958334</text:p>
          </table:table-cell>
          <table:table-cell office:value-type="float" office:value="0.161663517355919" calcext:value-type="float">
            <text:p>0.1616635174</text:p>
          </table:table-cell>
          <table:table-cell office:value-type="float" office:value="0.41070494055748" calcext:value-type="float">
            <text:p>0.410704940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9356775283813" calcext:value-type="float">
            <text:p>1.1935677528</text:p>
          </table:table-cell>
          <table:table-cell office:value-type="float" office:value="-0.0473420210182667" calcext:value-type="float">
            <text:p>-0.047342021</text:p>
          </table:table-cell>
          <table:table-cell office:value-type="float" office:value="-0.265148252248764" calcext:value-type="float">
            <text:p>-0.2651482522</text:p>
          </table:table-cell>
          <table:table-cell office:value-type="float" office:value="0.185229748487473" calcext:value-type="float">
            <text:p>0.1852297485</text:p>
          </table:table-cell>
          <table:table-cell office:value-type="float" office:value="-0.191023468971252" calcext:value-type="float">
            <text:p>-0.191023469</text:p>
          </table:table-cell>
          <table:table-cell office:value-type="float" office:value="0.394534319639206" calcext:value-type="float">
            <text:p>0.3945343196</text:p>
          </table:table-cell>
          <table:table-cell office:value-type="float" office:value="-0.937332153320312" calcext:value-type="float">
            <text:p>-0.9373321533</text:p>
          </table:table-cell>
          <table:table-cell office:value-type="float" office:value="-0.0675959140062332" calcext:value-type="float">
            <text:p>-0.067595914</text:p>
          </table:table-cell>
          <table:table-cell office:value-type="float" office:value="0.261253595352173" calcext:value-type="float">
            <text:p>0.2612535954</text:p>
          </table:table-cell>
          <table:table-cell office:value-type="float" office:value="0.184986785054207" calcext:value-type="float">
            <text:p>0.1849867851</text:p>
          </table:table-cell>
          <table:table-cell office:value-type="float" office:value="0.160838320851326" calcext:value-type="float">
            <text:p>0.1608383209</text:p>
          </table:table-cell>
          <table:table-cell office:value-type="float" office:value="0.406268566846848" calcext:value-type="float">
            <text:p>0.406268566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8968570232391" calcext:value-type="float">
            <text:p>1.1896857023</text:p>
          </table:table-cell>
          <table:table-cell office:value-type="float" office:value="-0.0259415488690138" calcext:value-type="float">
            <text:p>-0.0259415489</text:p>
          </table:table-cell>
          <table:table-cell office:value-type="float" office:value="-0.259318023920059" calcext:value-type="float">
            <text:p>-0.2593180239</text:p>
          </table:table-cell>
          <table:table-cell office:value-type="float" office:value="0.184951856732369" calcext:value-type="float">
            <text:p>0.1849518567</text:p>
          </table:table-cell>
          <table:table-cell office:value-type="float" office:value="-0.189850091934204" calcext:value-type="float">
            <text:p>-0.1898500919</text:p>
          </table:table-cell>
          <table:table-cell office:value-type="float" office:value="0.390146791934967" calcext:value-type="float">
            <text:p>0.3901467919</text:p>
          </table:table-cell>
          <table:table-cell office:value-type="float" office:value="-0.933422923088074" calcext:value-type="float">
            <text:p>-0.9334229231</text:p>
          </table:table-cell>
          <table:table-cell office:value-type="float" office:value="-0.0458178892731667" calcext:value-type="float">
            <text:p>-0.0458178893</text:p>
          </table:table-cell>
          <table:table-cell office:value-type="float" office:value="0.257043272256851" calcext:value-type="float">
            <text:p>0.2570432723</text:p>
          </table:table-cell>
          <table:table-cell office:value-type="float" office:value="0.184672057628632" calcext:value-type="float">
            <text:p>0.1846720576</text:p>
          </table:table-cell>
          <table:table-cell office:value-type="float" office:value="0.1600062251091" calcext:value-type="float">
            <text:p>0.1600062251</text:p>
          </table:table-cell>
          <table:table-cell office:value-type="float" office:value="0.401805281639099" calcext:value-type="float">
            <text:p>0.401805281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8601262569428" calcext:value-type="float">
            <text:p>1.1860126257</text:p>
          </table:table-cell>
          <table:table-cell office:value-type="float" office:value="-0.00437749084085226" calcext:value-type="float">
            <text:p>-0.0043774908</text:p>
          </table:table-cell>
          <table:table-cell office:value-type="float" office:value="-0.253585606813431" calcext:value-type="float">
            <text:p>-0.2535856068</text:p>
          </table:table-cell>
          <table:table-cell office:value-type="float" office:value="0.184566766023636" calcext:value-type="float">
            <text:p>0.184566766</text:p>
          </table:table-cell>
          <table:table-cell office:value-type="float" office:value="-0.188668563961983" calcext:value-type="float">
            <text:p>-0.188668564</text:p>
          </table:table-cell>
          <table:table-cell office:value-type="float" office:value="0.385737240314484" calcext:value-type="float">
            <text:p>0.3857372403</text:p>
          </table:table-cell>
          <table:table-cell office:value-type="float" office:value="-0.929691970348358" calcext:value-type="float">
            <text:p>-0.9296919703</text:p>
          </table:table-cell>
          <table:table-cell office:value-type="float" office:value="-0.0238836482167244" calcext:value-type="float">
            <text:p>-0.0238836482</text:p>
          </table:table-cell>
          <table:table-cell office:value-type="float" office:value="0.252944737672806" calcext:value-type="float">
            <text:p>0.2529447377</text:p>
          </table:table-cell>
          <table:table-cell office:value-type="float" office:value="0.18424990773201" calcext:value-type="float">
            <text:p>0.1842499077</text:p>
          </table:table-cell>
          <table:table-cell office:value-type="float" office:value="0.159167587757111" calcext:value-type="float">
            <text:p>0.1591675878</text:p>
          </table:table-cell>
          <table:table-cell office:value-type="float" office:value="0.397320061922073" calcext:value-type="float">
            <text:p>0.397320061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8254911899567" calcext:value-type="float">
            <text:p>1.182549119</text:p>
          </table:table-cell>
          <table:table-cell office:value-type="float" office:value="0.0173359103500843" calcext:value-type="float">
            <text:p>0.0173359104</text:p>
          </table:table-cell>
          <table:table-cell office:value-type="float" office:value="-0.247948825359344" calcext:value-type="float">
            <text:p>-0.2479488254</text:p>
          </table:table-cell>
          <table:table-cell office:value-type="float" office:value="0.184073090553284" calcext:value-type="float">
            <text:p>0.1840730906</text:p>
          </table:table-cell>
          <table:table-cell office:value-type="float" office:value="-0.18747965991497" calcext:value-type="float">
            <text:p>-0.1874796599</text:p>
          </table:table-cell>
          <table:table-cell office:value-type="float" office:value="0.381310850381851" calcext:value-type="float">
            <text:p>0.3813108504</text:p>
          </table:table-cell>
          <table:table-cell office:value-type="float" office:value="-0.926138579845428" calcext:value-type="float">
            <text:p>-0.9261385798</text:p>
          </table:table-cell>
          <table:table-cell office:value-type="float" office:value="-0.00180739257484674" calcext:value-type="float">
            <text:p>-0.0018073926</text:p>
          </table:table-cell>
          <table:table-cell office:value-type="float" office:value="0.248955965042114" calcext:value-type="float">
            <text:p>0.248955965</text:p>
          </table:table-cell>
          <table:table-cell office:value-type="float" office:value="0.183719024062157" calcext:value-type="float">
            <text:p>0.1837190241</text:p>
          </table:table-cell>
          <table:table-cell office:value-type="float" office:value="0.158322840929031" calcext:value-type="float">
            <text:p>0.1583228409</text:p>
          </table:table-cell>
          <table:table-cell office:value-type="float" office:value="0.3928182721138" calcext:value-type="float">
            <text:p>0.392818272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7625117301941" calcext:value-type="float">
            <text:p>1.176251173</text:p>
          </table:table-cell>
          <table:table-cell office:value-type="float" office:value="0.0611543692648411" calcext:value-type="float">
            <text:p>0.0611543693</text:p>
          </table:table-cell>
          <table:table-cell office:value-type="float" office:value="-0.236951932311058" calcext:value-type="float">
            <text:p>-0.2369519323</text:p>
          </table:table-cell>
          <table:table-cell office:value-type="float" office:value="0.18275585770607" calcext:value-type="float">
            <text:p>0.1827558577</text:p>
          </table:table-cell>
          <table:table-cell office:value-type="float" office:value="-0.185082972049713" calcext:value-type="float">
            <text:p>-0.185082972</text:p>
          </table:table-cell>
          <table:table-cell office:value-type="float" office:value="0.372428596019745" calcext:value-type="float">
            <text:p>0.372428596</text:p>
          </table:table-cell>
          <table:table-cell office:value-type="float" office:value="-0.919561505317688" calcext:value-type="float">
            <text:p>-0.9195615053</text:p>
          </table:table-cell>
          <table:table-cell office:value-type="float" office:value="0.0427156426012516" calcext:value-type="float">
            <text:p>0.0427156426</text:p>
          </table:table-cell>
          <table:table-cell office:value-type="float" office:value="0.241298988461494" calcext:value-type="float">
            <text:p>0.2412989885</text:p>
          </table:table-cell>
          <table:table-cell office:value-type="float" office:value="0.182327017188072" calcext:value-type="float">
            <text:p>0.1823270172</text:p>
          </table:table-cell>
          <table:table-cell office:value-type="float" office:value="0.156616374850273" calcext:value-type="float">
            <text:p>0.1566163749</text:p>
          </table:table-cell>
          <table:table-cell office:value-type="float" office:value="0.383786022663116" calcext:value-type="float">
            <text:p>0.3837860227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7341637611389" calcext:value-type="float">
            <text:p>1.1734163761</text:p>
          </table:table-cell>
          <table:table-cell office:value-type="float" office:value="0.0832311287522316" calcext:value-type="float">
            <text:p>0.0832311288</text:p>
          </table:table-cell>
          <table:table-cell office:value-type="float" office:value="-0.231586292386055" calcext:value-type="float">
            <text:p>-0.2315862924</text:p>
          </table:table-cell>
          <table:table-cell office:value-type="float" office:value="0.181931063532829" calcext:value-type="float">
            <text:p>0.1819310635</text:p>
          </table:table-cell>
          <table:table-cell office:value-type="float" office:value="-0.183876693248749" calcext:value-type="float">
            <text:p>-0.1838766932</text:p>
          </table:table-cell>
          <table:table-cell office:value-type="float" office:value="0.367983311414719" calcext:value-type="float">
            <text:p>0.3679833114</text:p>
          </table:table-cell>
          <table:table-cell office:value-type="float" office:value="-0.91653561592102" calcext:value-type="float">
            <text:p>-0.9165356159</text:p>
          </table:table-cell>
          <table:table-cell office:value-type="float" office:value="0.065134271979332" calcext:value-type="float">
            <text:p>0.065134272</text:p>
          </table:table-cell>
          <table:table-cell office:value-type="float" office:value="0.237626045942306" calcext:value-type="float">
            <text:p>0.2376260459</text:p>
          </table:table-cell>
          <table:table-cell office:value-type="float" office:value="0.181464672088623" calcext:value-type="float">
            <text:p>0.1814646721</text:p>
          </table:table-cell>
          <table:table-cell office:value-type="float" office:value="0.155755445361137" calcext:value-type="float">
            <text:p>0.1557554454</text:p>
          </table:table-cell>
          <table:table-cell office:value-type="float" office:value="0.379266291856766" calcext:value-type="float">
            <text:p>0.379266291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7079055309296" calcext:value-type="float">
            <text:p>1.1707905531</text:p>
          </table:table-cell>
          <table:table-cell office:value-type="float" office:value="0.105400428175926" calcext:value-type="float">
            <text:p>0.1054004282</text:p>
          </table:table-cell>
          <table:table-cell office:value-type="float" office:value="-0.226305142045021" calcext:value-type="float">
            <text:p>-0.226305142</text:p>
          </table:table-cell>
          <table:table-cell office:value-type="float" office:value="0.180995061993599" calcext:value-type="float">
            <text:p>0.180995062</text:p>
          </table:table-cell>
          <table:table-cell office:value-type="float" office:value="-0.182666301727295" calcext:value-type="float">
            <text:p>-0.1826663017</text:p>
          </table:table-cell>
          <table:table-cell office:value-type="float" office:value="0.363542377948761" calcext:value-type="float">
            <text:p>0.3635423779</text:p>
          </table:table-cell>
          <table:table-cell office:value-type="float" office:value="-0.911002039909363" calcext:value-type="float">
            <text:p>-0.9110020399</text:p>
          </table:table-cell>
          <table:table-cell office:value-type="float" office:value="0.110215775668621" calcext:value-type="float">
            <text:p>0.1102157757</text:p>
          </table:table-cell>
          <table:table-cell office:value-type="float" office:value="0.230578362941742" calcext:value-type="float">
            <text:p>0.2305783629</text:p>
          </table:table-cell>
          <table:table-cell office:value-type="float" office:value="0.179406732320786" calcext:value-type="float">
            <text:p>0.1794067323</text:p>
          </table:table-cell>
          <table:table-cell office:value-type="float" office:value="0.154020100831986" calcext:value-type="float">
            <text:p>0.1540201008</text:p>
          </table:table-cell>
          <table:table-cell office:value-type="float" office:value="0.370246440172195" calcext:value-type="float">
            <text:p>0.370246440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6837298870087" calcext:value-type="float">
            <text:p>1.1683729887</text:p>
          </table:table-cell>
          <table:table-cell office:value-type="float" office:value="0.127648308873177" calcext:value-type="float">
            <text:p>0.1276483089</text:p>
          </table:table-cell>
          <table:table-cell office:value-type="float" office:value="-0.221105203032494" calcext:value-type="float">
            <text:p>-0.221105203</text:p>
          </table:table-cell>
          <table:table-cell office:value-type="float" office:value="0.179948076605797" calcext:value-type="float">
            <text:p>0.1799480766</text:p>
          </table:table-cell>
          <table:table-cell office:value-type="float" office:value="-0.181452438235283" calcext:value-type="float">
            <text:p>-0.1814524382</text:p>
          </table:table-cell>
          <table:table-cell office:value-type="float" office:value="0.359111100435257" calcext:value-type="float">
            <text:p>0.3591111004</text:p>
          </table:table-cell>
          <table:table-cell office:value-type="float" office:value="-0.908491194248199" calcext:value-type="float">
            <text:p>-0.9084911942</text:p>
          </table:table-cell>
          <table:table-cell office:value-type="float" office:value="0.13285031914711" calcext:value-type="float">
            <text:p>0.1328503191</text:p>
          </table:table-cell>
          <table:table-cell office:value-type="float" office:value="0.227198168635368" calcext:value-type="float">
            <text:p>0.2271981686</text:p>
          </table:table-cell>
          <table:table-cell office:value-type="float" office:value="0.178211763501167" calcext:value-type="float">
            <text:p>0.1782117635</text:p>
          </table:table-cell>
          <table:table-cell office:value-type="float" office:value="0.15314644575119" calcext:value-type="float">
            <text:p>0.1531464458</text:p>
          </table:table-cell>
          <table:table-cell office:value-type="float" office:value="0.365757077932358" calcext:value-type="float">
            <text:p>0.365757077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6416001319885" calcext:value-type="float">
            <text:p>1.1641600132</text:p>
          </table:table-cell>
          <table:table-cell office:value-type="float" office:value="0.172321647405624" calcext:value-type="float">
            <text:p>0.1723216474</text:p>
          </table:table-cell>
          <table:table-cell office:value-type="float" office:value="-0.210935145616531" calcext:value-type="float">
            <text:p>-0.2109351456</text:p>
          </table:table-cell>
          <table:table-cell office:value-type="float" office:value="0.177523344755173" calcext:value-type="float">
            <text:p>0.1775233448</text:p>
          </table:table-cell>
          <table:table-cell office:value-type="float" office:value="-0.179017871618271" calcext:value-type="float">
            <text:p>-0.1790178716</text:p>
          </table:table-cell>
          <table:table-cell office:value-type="float" office:value="0.350298821926117" calcext:value-type="float">
            <text:p>0.3502988219</text:p>
          </table:table-cell>
          <table:table-cell office:value-type="float" office:value="-0.906148493289948" calcext:value-type="float">
            <text:p>-0.9061484933</text:p>
          </table:table-cell>
          <table:table-cell office:value-type="float" office:value="0.155528396368027" calcext:value-type="float">
            <text:p>0.1555283964</text:p>
          </table:table-cell>
          <table:table-cell office:value-type="float" office:value="0.2239098995924" calcext:value-type="float">
            <text:p>0.2239098996</text:p>
          </table:table-cell>
          <table:table-cell office:value-type="float" office:value="0.176907151937485" calcext:value-type="float">
            <text:p>0.1769071519</text:p>
          </table:table-cell>
          <table:table-cell office:value-type="float" office:value="0.15226936340332" calcext:value-type="float">
            <text:p>0.1522693634</text:p>
          </table:table-cell>
          <table:table-cell office:value-type="float" office:value="0.361288607120514" calcext:value-type="float">
            <text:p>0.361288607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6236257553101" calcext:value-type="float">
            <text:p>1.1623625755</text:p>
          </table:table-cell>
          <table:table-cell office:value-type="float" office:value="0.19471862912178" calcext:value-type="float">
            <text:p>0.1947186291</text:p>
          </table:table-cell>
          <table:table-cell office:value-type="float" office:value="-0.205957800149918" calcext:value-type="float">
            <text:p>-0.2059578001</text:p>
          </table:table-cell>
          <table:table-cell office:value-type="float" office:value="0.1761474609375" calcext:value-type="float">
            <text:p>0.1761474609</text:p>
          </table:table-cell>
          <table:table-cell office:value-type="float" office:value="-0.17779877781868" calcext:value-type="float">
            <text:p>-0.1777987778</text:p>
          </table:table-cell>
          <table:table-cell office:value-type="float" office:value="0.345928311347961" calcext:value-type="float">
            <text:p>0.3459283113</text:p>
          </table:table-cell>
          <table:table-cell office:value-type="float" office:value="-0.903972327709198" calcext:value-type="float">
            <text:p>-0.9039723277</text:p>
          </table:table-cell>
          <table:table-cell office:value-type="float" office:value="0.178236365318298" calcext:value-type="float">
            <text:p>0.1782363653</text:p>
          </table:table-cell>
          <table:table-cell office:value-type="float" office:value="0.220710679888725" calcext:value-type="float">
            <text:p>0.2207106799</text:p>
          </table:table-cell>
          <table:table-cell office:value-type="float" office:value="0.175494030117989" calcext:value-type="float">
            <text:p>0.1754940301</text:p>
          </table:table-cell>
          <table:table-cell office:value-type="float" office:value="0.151389271020889" calcext:value-type="float">
            <text:p>0.151389271</text:p>
          </table:table-cell>
          <table:table-cell office:value-type="float" office:value="0.356846183538437" calcext:value-type="float">
            <text:p>0.356846183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6076982021332" calcext:value-type="float">
            <text:p>1.1607698202</text:p>
          </table:table-cell>
          <table:table-cell office:value-type="float" office:value="0.217136546969414" calcext:value-type="float">
            <text:p>0.217136547</text:p>
          </table:table-cell>
          <table:table-cell office:value-type="float" office:value="-0.201047256588936" calcext:value-type="float">
            <text:p>-0.2010472566</text:p>
          </table:table-cell>
          <table:table-cell office:value-type="float" office:value="0.174664318561554" calcext:value-type="float">
            <text:p>0.1746643186</text:p>
          </table:table-cell>
          <table:table-cell office:value-type="float" office:value="-0.176579505205154" calcext:value-type="float">
            <text:p>-0.1765795052</text:p>
          </table:table-cell>
          <table:table-cell office:value-type="float" office:value="0.341588526964188" calcext:value-type="float">
            <text:p>0.341588527</text:p>
          </table:table-cell>
          <table:table-cell office:value-type="float" office:value="-0.901959896087646" calcext:value-type="float">
            <text:p>-0.9019598961</text:p>
          </table:table-cell>
          <table:table-cell office:value-type="float" office:value="0.200959622859955" calcext:value-type="float">
            <text:p>0.2009596229</text:p>
          </table:table-cell>
          <table:table-cell office:value-type="float" office:value="0.217597484588623" calcext:value-type="float">
            <text:p>0.2175974846</text:p>
          </table:table-cell>
          <table:table-cell office:value-type="float" office:value="0.173973828554153" calcext:value-type="float">
            <text:p>0.1739738286</text:p>
          </table:table-cell>
          <table:table-cell office:value-type="float" office:value="0.150506526231766" calcext:value-type="float">
            <text:p>0.1505065262</text:p>
          </table:table-cell>
          <table:table-cell office:value-type="float" office:value="0.352435111999512" calcext:value-type="float">
            <text:p>0.35243511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938055515289" calcext:value-type="float">
            <text:p>1.1593805552</text:p>
          </table:table-cell>
          <table:table-cell office:value-type="float" office:value="0.239560961723328" calcext:value-type="float">
            <text:p>0.2395609617</text:p>
          </table:table-cell>
          <table:table-cell office:value-type="float" office:value="-0.196199685335159" calcext:value-type="float">
            <text:p>-0.1961996853</text:p>
          </table:table-cell>
          <table:table-cell office:value-type="float" office:value="0.173075720667839" calcext:value-type="float">
            <text:p>0.1730757207</text:p>
          </table:table-cell>
          <table:table-cell office:value-type="float" office:value="-0.175360903143883" calcext:value-type="float">
            <text:p>-0.1753609031</text:p>
          </table:table-cell>
          <table:table-cell office:value-type="float" office:value="0.337284475564957" calcext:value-type="float">
            <text:p>0.3372844756</text:p>
          </table:table-cell>
          <table:table-cell office:value-type="float" office:value="-0.900109946727753" calcext:value-type="float">
            <text:p>-0.9001099467</text:p>
          </table:table-cell>
          <table:table-cell office:value-type="float" office:value="0.223684132099152" calcext:value-type="float">
            <text:p>0.2236841321</text:p>
          </table:table-cell>
          <table:table-cell office:value-type="float" office:value="0.214567273855209" calcext:value-type="float">
            <text:p>0.2145672739</text:p>
          </table:table-cell>
          <table:table-cell office:value-type="float" office:value="0.172348320484161" calcext:value-type="float">
            <text:p>0.1723483205</text:p>
          </table:table-cell>
          <table:table-cell office:value-type="float" office:value="0.149621620774269" calcext:value-type="float">
            <text:p>0.1496216208</text:p>
          </table:table-cell>
          <table:table-cell office:value-type="float" office:value="0.348060458898544" calcext:value-type="float">
            <text:p>0.348060458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819358825684" calcext:value-type="float">
            <text:p>1.1581935883</text:p>
          </table:table-cell>
          <table:table-cell office:value-type="float" office:value="0.261977672576904" calcext:value-type="float">
            <text:p>0.2619776726</text:p>
          </table:table-cell>
          <table:table-cell office:value-type="float" office:value="-0.191411018371582" calcext:value-type="float">
            <text:p>-0.1914110184</text:p>
          </table:table-cell>
          <table:table-cell office:value-type="float" office:value="0.171383634209633" calcext:value-type="float">
            <text:p>0.1713836342</text:p>
          </table:table-cell>
          <table:table-cell office:value-type="float" office:value="-0.174143850803375" calcext:value-type="float">
            <text:p>-0.1741438508</text:p>
          </table:table-cell>
          <table:table-cell office:value-type="float" office:value="0.333021134138107" calcext:value-type="float">
            <text:p>0.3330211341</text:p>
          </table:table-cell>
          <table:table-cell office:value-type="float" office:value="-0.898419857025147" calcext:value-type="float">
            <text:p>-0.898419857</text:p>
          </table:table-cell>
          <table:table-cell office:value-type="float" office:value="0.246395796537399" calcext:value-type="float">
            <text:p>0.2463957965</text:p>
          </table:table-cell>
          <table:table-cell office:value-type="float" office:value="0.211616903543472" calcext:value-type="float">
            <text:p>0.2116169035</text:p>
          </table:table-cell>
          <table:table-cell office:value-type="float" office:value="0.170619562268257" calcext:value-type="float">
            <text:p>0.1706195623</text:p>
          </table:table-cell>
          <table:table-cell office:value-type="float" office:value="0.148734912276268" calcext:value-type="float">
            <text:p>0.1487349123</text:p>
          </table:table-cell>
          <table:table-cell office:value-type="float" office:value="0.343727231025696" calcext:value-type="float">
            <text:p>0.34372723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720772743225" calcext:value-type="float">
            <text:p>1.1572077274</text:p>
          </table:table-cell>
          <table:table-cell office:value-type="float" office:value="0.28437215089798" calcext:value-type="float">
            <text:p>0.2843721509</text:p>
          </table:table-cell>
          <table:table-cell office:value-type="float" office:value="-0.186677396297455" calcext:value-type="float">
            <text:p>-0.1866773963</text:p>
          </table:table-cell>
          <table:table-cell office:value-type="float" office:value="0.169590413570404" calcext:value-type="float">
            <text:p>0.1695904136</text:p>
          </table:table-cell>
          <table:table-cell office:value-type="float" office:value="-0.17292907834053" calcext:value-type="float">
            <text:p>-0.1729290783</text:p>
          </table:table-cell>
          <table:table-cell office:value-type="float" office:value="0.328803449869156" calcext:value-type="float">
            <text:p>0.3288034499</text:p>
          </table:table-cell>
          <table:table-cell office:value-type="float" office:value="-0.896887123584747" calcext:value-type="float">
            <text:p>-0.8968871236</text:p>
          </table:table-cell>
          <table:table-cell office:value-type="float" office:value="0.269080579280853" calcext:value-type="float">
            <text:p>0.2690805793</text:p>
          </table:table-cell>
          <table:table-cell office:value-type="float" office:value="0.208743363618851" calcext:value-type="float">
            <text:p>0.2087433636</text:p>
          </table:table-cell>
          <table:table-cell office:value-type="float" office:value="0.168789952993393" calcext:value-type="float">
            <text:p>0.168789953</text:p>
          </table:table-cell>
          <table:table-cell office:value-type="float" office:value="0.147846907377243" calcext:value-type="float">
            <text:p>0.1478469074</text:p>
          </table:table-cell>
          <table:table-cell office:value-type="float" office:value="0.339440405368805" calcext:value-type="float">
            <text:p>0.3394404054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642130374908" calcext:value-type="float">
            <text:p>1.1564213037</text:p>
          </table:table-cell>
          <table:table-cell office:value-type="float" office:value="0.306730210781097" calcext:value-type="float">
            <text:p>0.3067302108</text:p>
          </table:table-cell>
          <table:table-cell office:value-type="float" office:value="-0.18199460208416" calcext:value-type="float">
            <text:p>-0.1819946021</text:p>
          </table:table-cell>
          <table:table-cell office:value-type="float" office:value="0.167698666453361" calcext:value-type="float">
            <text:p>0.1676986665</text:p>
          </table:table-cell>
          <table:table-cell office:value-type="float" office:value="-0.171717450022697" calcext:value-type="float">
            <text:p>-0.17171745</text:p>
          </table:table-cell>
          <table:table-cell office:value-type="float" office:value="0.324635982513428" calcext:value-type="float">
            <text:p>0.3246359825</text:p>
          </table:table-cell>
          <table:table-cell office:value-type="float" office:value="-0.895509600639343" calcext:value-type="float">
            <text:p>-0.8955096006</text:p>
          </table:table-cell>
          <table:table-cell office:value-type="float" office:value="0.291724443435669" calcext:value-type="float">
            <text:p>0.2917244434</text:p>
          </table:table-cell>
          <table:table-cell office:value-type="float" office:value="0.205943465232849" calcext:value-type="float">
            <text:p>0.2059434652</text:p>
          </table:table-cell>
          <table:table-cell office:value-type="float" office:value="0.1668621301651" calcext:value-type="float">
            <text:p>0.1668621302</text:p>
          </table:table-cell>
          <table:table-cell office:value-type="float" office:value="0.146958008408546" calcext:value-type="float">
            <text:p>0.1469580084</text:p>
          </table:table-cell>
          <table:table-cell office:value-type="float" office:value="0.335204601287842" calcext:value-type="float">
            <text:p>0.335204601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583324432373" calcext:value-type="float">
            <text:p>1.1558332443</text:p>
          </table:table-cell>
          <table:table-cell office:value-type="float" office:value="0.329037487506866" calcext:value-type="float">
            <text:p>0.3290374875</text:p>
          </table:table-cell>
          <table:table-cell office:value-type="float" office:value="-0.177358508110046" calcext:value-type="float">
            <text:p>-0.1773585081</text:p>
          </table:table-cell>
          <table:table-cell office:value-type="float" office:value="0.165711298584938" calcext:value-type="float">
            <text:p>0.1657112986</text:p>
          </table:table-cell>
          <table:table-cell office:value-type="float" office:value="-0.170509725809097" calcext:value-type="float">
            <text:p>-0.1705097258</text:p>
          </table:table-cell>
          <table:table-cell office:value-type="float" office:value="0.320523411035538" calcext:value-type="float">
            <text:p>0.320523411</text:p>
          </table:table-cell>
          <table:table-cell office:value-type="float" office:value="-0.894285082817078" calcext:value-type="float">
            <text:p>-0.8942850828</text:p>
          </table:table-cell>
          <table:table-cell office:value-type="float" office:value="0.314313054084778" calcext:value-type="float">
            <text:p>0.3143130541</text:p>
          </table:table-cell>
          <table:table-cell office:value-type="float" office:value="0.203214153647423" calcext:value-type="float">
            <text:p>0.2032141536</text:p>
          </table:table-cell>
          <table:table-cell office:value-type="float" office:value="0.16483898460865" calcext:value-type="float">
            <text:p>0.1648389846</text:p>
          </table:table-cell>
          <table:table-cell office:value-type="float" office:value="0.146068707108498" calcext:value-type="float">
            <text:p>0.1460687071</text:p>
          </table:table-cell>
          <table:table-cell office:value-type="float" office:value="0.331024497747421" calcext:value-type="float">
            <text:p>0.3310244977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544211864471" calcext:value-type="float">
            <text:p>1.1554421186</text:p>
          </table:table-cell>
          <table:table-cell office:value-type="float" office:value="0.351279437541962" calcext:value-type="float">
            <text:p>0.3512794375</text:p>
          </table:table-cell>
          <table:table-cell office:value-type="float" office:value="-0.172764986753464" calcext:value-type="float">
            <text:p>-0.1727649868</text:p>
          </table:table-cell>
          <table:table-cell office:value-type="float" office:value="0.16363151371479" calcext:value-type="float">
            <text:p>0.1636315137</text:p>
          </table:table-cell>
          <table:table-cell office:value-type="float" office:value="-0.169306799769402" calcext:value-type="float">
            <text:p>-0.1693067998</text:p>
          </table:table-cell>
          <table:table-cell office:value-type="float" office:value="0.316470175981522" calcext:value-type="float">
            <text:p>0.316470176</text:p>
          </table:table-cell>
          <table:table-cell office:value-type="float" office:value="-0.893210649490356" calcext:value-type="float">
            <text:p>-0.8932106495</text:p>
          </table:table-cell>
          <table:table-cell office:value-type="float" office:value="0.336832404136658" calcext:value-type="float">
            <text:p>0.3368324041</text:p>
          </table:table-cell>
          <table:table-cell office:value-type="float" office:value="0.20055216550827" calcext:value-type="float">
            <text:p>0.2005521655</text:p>
          </table:table-cell>
          <table:table-cell office:value-type="float" office:value="0.162723779678345" calcext:value-type="float">
            <text:p>0.1627237797</text:p>
          </table:table-cell>
          <table:table-cell office:value-type="float" office:value="0.145179480314255" calcext:value-type="float">
            <text:p>0.1451794803</text:p>
          </table:table-cell>
          <table:table-cell office:value-type="float" office:value="0.326904594898224" calcext:value-type="float">
            <text:p>0.326904594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524613857269" calcext:value-type="float">
            <text:p>1.1552461386</text:p>
          </table:table-cell>
          <table:table-cell office:value-type="float" office:value="0.373441904783249" calcext:value-type="float">
            <text:p>0.3734419048</text:p>
          </table:table-cell>
          <table:table-cell office:value-type="float" office:value="-0.168209820985794" calcext:value-type="float">
            <text:p>-0.168209821</text:p>
          </table:table-cell>
          <table:table-cell office:value-type="float" office:value="0.161462739109993" calcext:value-type="float">
            <text:p>0.1614627391</text:p>
          </table:table-cell>
          <table:table-cell office:value-type="float" office:value="-0.168109402060509" calcext:value-type="float">
            <text:p>-0.1681094021</text:p>
          </table:table-cell>
          <table:table-cell office:value-type="float" office:value="0.312480360269546" calcext:value-type="float">
            <text:p>0.3124803603</text:p>
          </table:table-cell>
          <table:table-cell office:value-type="float" office:value="-0.892284095287323" calcext:value-type="float">
            <text:p>-0.8922840953</text:p>
          </table:table-cell>
          <table:table-cell office:value-type="float" office:value="0.359268575906754" calcext:value-type="float">
            <text:p>0.3592685759</text:p>
          </table:table-cell>
          <table:table-cell office:value-type="float" office:value="0.197954371571541" calcext:value-type="float">
            <text:p>0.1979543716</text:p>
          </table:table-cell>
          <table:table-cell office:value-type="float" office:value="0.160519987344742" calcext:value-type="float">
            <text:p>0.1605199873</text:p>
          </table:table-cell>
          <table:table-cell office:value-type="float" office:value="0.144290760159493" calcext:value-type="float">
            <text:p>0.1442907602</text:p>
          </table:table-cell>
          <table:table-cell office:value-type="float" office:value="0.322849005460739" calcext:value-type="float">
            <text:p>0.3228490055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524399280548" calcext:value-type="float">
            <text:p>1.1552439928</text:p>
          </table:table-cell>
          <table:table-cell office:value-type="float" office:value="0.395510703325272" calcext:value-type="float">
            <text:p>0.3955107033</text:p>
          </table:table-cell>
          <table:table-cell office:value-type="float" office:value="-0.163688704371452" calcext:value-type="float">
            <text:p>-0.1636887044</text:p>
          </table:table-cell>
          <table:table-cell office:value-type="float" office:value="0.159208655357361" calcext:value-type="float">
            <text:p>0.1592086554</text:p>
          </table:table-cell>
          <table:table-cell office:value-type="float" office:value="-0.166918322443962" calcext:value-type="float">
            <text:p>-0.1669183224</text:p>
          </table:table-cell>
          <table:table-cell office:value-type="float" office:value="0.308558106422424" calcext:value-type="float">
            <text:p>0.3085581064</text:p>
          </table:table-cell>
          <table:table-cell office:value-type="float" office:value="-0.891502499580383" calcext:value-type="float">
            <text:p>-0.8915024996</text:p>
          </table:table-cell>
          <table:table-cell office:value-type="float" office:value="0.381607443094254" calcext:value-type="float">
            <text:p>0.3816074431</text:p>
          </table:table-cell>
          <table:table-cell office:value-type="float" office:value="0.195417568087578" calcext:value-type="float">
            <text:p>0.1954175681</text:p>
          </table:table-cell>
          <table:table-cell office:value-type="float" office:value="0.158231317996979" calcext:value-type="float">
            <text:p>0.158231318</text:p>
          </table:table-cell>
          <table:table-cell office:value-type="float" office:value="0.143403023481369" calcext:value-type="float">
            <text:p>0.1434030235</text:p>
          </table:table-cell>
          <table:table-cell office:value-type="float" office:value="0.318861901760101" calcext:value-type="float">
            <text:p>0.318861901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543413162231" calcext:value-type="float">
            <text:p>1.1554341316</text:p>
          </table:table-cell>
          <table:table-cell office:value-type="float" office:value="0.417471319437027" calcext:value-type="float">
            <text:p>0.4174713194</text:p>
          </table:table-cell>
          <table:table-cell office:value-type="float" office:value="-0.159197419881821" calcext:value-type="float">
            <text:p>-0.1591974199</text:p>
          </table:table-cell>
          <table:table-cell office:value-type="float" office:value="0.156873196363449" calcext:value-type="float">
            <text:p>0.1568731964</text:p>
          </table:table-cell>
          <table:table-cell office:value-type="float" office:value="-0.165734440088272" calcext:value-type="float">
            <text:p>-0.1657344401</text:p>
          </table:table-cell>
          <table:table-cell office:value-type="float" office:value="0.304707229137421" calcext:value-type="float">
            <text:p>0.3047072291</text:p>
          </table:table-cell>
          <table:table-cell office:value-type="float" office:value="-0.890863716602325" calcext:value-type="float">
            <text:p>-0.8908637166</text:p>
          </table:table-cell>
          <table:table-cell office:value-type="float" office:value="0.403835237026215" calcext:value-type="float">
            <text:p>0.403835237</text:p>
          </table:table-cell>
          <table:table-cell office:value-type="float" office:value="0.192938670516014" calcext:value-type="float">
            <text:p>0.1929386705</text:p>
          </table:table-cell>
          <table:table-cell office:value-type="float" office:value="0.155861705541611" calcext:value-type="float">
            <text:p>0.1558617055</text:p>
          </table:table-cell>
          <table:table-cell office:value-type="float" office:value="0.142516851425171" calcext:value-type="float">
            <text:p>0.1425168514</text:p>
          </table:table-cell>
          <table:table-cell office:value-type="float" office:value="0.314947038888931" calcext:value-type="float">
            <text:p>0.314947038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581488609314" calcext:value-type="float">
            <text:p>1.1558148861</text:p>
          </table:table-cell>
          <table:table-cell office:value-type="float" office:value="0.439309537410736" calcext:value-type="float">
            <text:p>0.4393095374</text:p>
          </table:table-cell>
          <table:table-cell office:value-type="float" office:value="-0.154731869697571" calcext:value-type="float">
            <text:p>-0.1547318697</text:p>
          </table:table-cell>
          <table:table-cell office:value-type="float" office:value="0.154460549354553" calcext:value-type="float">
            <text:p>0.1544605494</text:p>
          </table:table-cell>
          <table:table-cell office:value-type="float" office:value="-0.164558425545692" calcext:value-type="float">
            <text:p>-0.1645584255</text:p>
          </table:table-cell>
          <table:table-cell office:value-type="float" office:value="0.3009312748909" calcext:value-type="float">
            <text:p>0.3009312749</text:p>
          </table:table-cell>
          <table:table-cell office:value-type="float" office:value="-0.890364587306976" calcext:value-type="float">
            <text:p>-0.8903645873</text:p>
          </table:table-cell>
          <table:table-cell office:value-type="float" office:value="0.425937622785568" calcext:value-type="float">
            <text:p>0.4259376228</text:p>
          </table:table-cell>
          <table:table-cell office:value-type="float" office:value="0.190514475107193" calcext:value-type="float">
            <text:p>0.1905144751</text:p>
          </table:table-cell>
          <table:table-cell office:value-type="float" office:value="0.153415396809578" calcext:value-type="float">
            <text:p>0.1534153968</text:p>
          </table:table-cell>
          <table:table-cell office:value-type="float" office:value="0.141632691025734" calcext:value-type="float">
            <text:p>0.141632691</text:p>
          </table:table-cell>
          <table:table-cell office:value-type="float" office:value="0.311108142137527" calcext:value-type="float">
            <text:p>0.3111081421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63845872879" calcext:value-type="float">
            <text:p>1.1563845873</text:p>
          </table:table-cell>
          <table:table-cell office:value-type="float" office:value="0.46101114153862" calcext:value-type="float">
            <text:p>0.4610111415</text:p>
          </table:table-cell>
          <table:table-cell office:value-type="float" office:value="-0.150287687778473" calcext:value-type="float">
            <text:p>-0.1502876878</text:p>
          </table:table-cell>
          <table:table-cell office:value-type="float" office:value="0.151975065469742" calcext:value-type="float">
            <text:p>0.1519750655</text:p>
          </table:table-cell>
          <table:table-cell office:value-type="float" office:value="-0.163391187787056" calcext:value-type="float">
            <text:p>-0.1633911878</text:p>
          </table:table-cell>
          <table:table-cell office:value-type="float" office:value="0.297233730554581" calcext:value-type="float">
            <text:p>0.2972337306</text:p>
          </table:table-cell>
          <table:table-cell office:value-type="float" office:value="-0.8900026679039" calcext:value-type="float">
            <text:p>-0.8900026679</text:p>
          </table:table-cell>
          <table:table-cell office:value-type="float" office:value="0.447900652885437" calcext:value-type="float">
            <text:p>0.4479006529</text:p>
          </table:table-cell>
          <table:table-cell office:value-type="float" office:value="0.18814192712307" calcext:value-type="float">
            <text:p>0.1881419271</text:p>
          </table:table-cell>
          <table:table-cell office:value-type="float" office:value="0.150896802544594" calcext:value-type="float">
            <text:p>0.1508968025</text:p>
          </table:table-cell>
          <table:table-cell office:value-type="float" office:value="0.1407510638237" calcext:value-type="float">
            <text:p>0.1407510638</text:p>
          </table:table-cell>
          <table:table-cell office:value-type="float" office:value="0.307348608970642" calcext:value-type="float">
            <text:p>0.307348609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714180469513" calcext:value-type="float">
            <text:p>1.1571418047</text:p>
          </table:table-cell>
          <table:table-cell office:value-type="float" office:value="0.482562184333801" calcext:value-type="float">
            <text:p>0.4825621843</text:p>
          </table:table-cell>
          <table:table-cell office:value-type="float" office:value="-0.145860746502876" calcext:value-type="float">
            <text:p>-0.1458607465</text:p>
          </table:table-cell>
          <table:table-cell office:value-type="float" office:value="0.149421364068985" calcext:value-type="float">
            <text:p>0.1494213641</text:p>
          </table:table-cell>
          <table:table-cell office:value-type="float" office:value="-0.162233397364616" calcext:value-type="float">
            <text:p>-0.1622333974</text:p>
          </table:table-cell>
          <table:table-cell office:value-type="float" office:value="0.29361766576767" calcext:value-type="float">
            <text:p>0.2936176658</text:p>
          </table:table-cell>
          <table:table-cell office:value-type="float" office:value="-0.889679193496704" calcext:value-type="float">
            <text:p>-0.8896791935</text:p>
          </table:table-cell>
          <table:table-cell office:value-type="float" office:value="0.491353809833527" calcext:value-type="float">
            <text:p>0.4913538098</text:p>
          </table:table-cell>
          <table:table-cell office:value-type="float" office:value="0.183539465069771" calcext:value-type="float">
            <text:p>0.1835394651</text:p>
          </table:table-cell>
          <table:table-cell office:value-type="float" office:value="0.145661219954491" calcext:value-type="float">
            <text:p>0.14566122</text:p>
          </table:table-cell>
          <table:table-cell office:value-type="float" office:value="0.13899764418602" calcext:value-type="float">
            <text:p>0.1389976442</text:p>
          </table:table-cell>
          <table:table-cell office:value-type="float" office:value="0.30008003115654" calcext:value-type="float">
            <text:p>0.3000800312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808439254761" calcext:value-type="float">
            <text:p>1.1580843925</text:p>
          </table:table-cell>
          <table:table-cell office:value-type="float" office:value="0.503948271274567" calcext:value-type="float">
            <text:p>0.5039482713</text:p>
          </table:table-cell>
          <table:table-cell office:value-type="float" office:value="-0.141446933150291" calcext:value-type="float">
            <text:p>-0.1414469332</text:p>
          </table:table-cell>
          <table:table-cell office:value-type="float" office:value="0.146804168820381" calcext:value-type="float">
            <text:p>0.1468041688</text:p>
          </table:table-cell>
          <table:table-cell office:value-type="float" office:value="-0.161085888743401" calcext:value-type="float">
            <text:p>-0.1610858887</text:p>
          </table:table-cell>
          <table:table-cell office:value-type="float" office:value="0.290086060762405" calcext:value-type="float">
            <text:p>0.2900860608</text:p>
          </table:table-cell>
          <table:table-cell office:value-type="float" office:value="-0.889711976051331" calcext:value-type="float">
            <text:p>-0.8897119761</text:p>
          </table:table-cell>
          <table:table-cell office:value-type="float" office:value="0.512816190719605" calcext:value-type="float">
            <text:p>0.5128161907</text:p>
          </table:table-cell>
          <table:table-cell office:value-type="float" office:value="0.181303352117538" calcext:value-type="float">
            <text:p>0.1813033521</text:p>
          </table:table-cell>
          <table:table-cell office:value-type="float" office:value="0.142953976988792" calcext:value-type="float">
            <text:p>0.142953977</text:p>
          </table:table-cell>
          <table:table-cell office:value-type="float" office:value="0.138126894831657" calcext:value-type="float">
            <text:p>0.1381268948</text:p>
          </table:table-cell>
          <table:table-cell office:value-type="float" office:value="0.296576589345932" calcext:value-type="float">
            <text:p>0.296576589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5921080112457" calcext:value-type="float">
            <text:p>1.1592108011</text:p>
          </table:table-cell>
          <table:table-cell office:value-type="float" office:value="0.525155603885651" calcext:value-type="float">
            <text:p>0.5251556039</text:p>
          </table:table-cell>
          <table:table-cell office:value-type="float" office:value="-0.137042194604874" calcext:value-type="float">
            <text:p>-0.1370421946</text:p>
          </table:table-cell>
          <table:table-cell office:value-type="float" office:value="0.144128382205963" calcext:value-type="float">
            <text:p>0.1441283822</text:p>
          </table:table-cell>
          <table:table-cell office:value-type="float" office:value="-0.159949362277985" calcext:value-type="float">
            <text:p>-0.1599493623</text:p>
          </table:table-cell>
          <table:table-cell office:value-type="float" office:value="0.286641508340836" calcext:value-type="float">
            <text:p>0.2866415083</text:p>
          </table:table-cell>
          <table:table-cell office:value-type="float" office:value="-0.889711976051331" calcext:value-type="float">
            <text:p>-0.8897119761</text:p>
          </table:table-cell>
          <table:table-cell office:value-type="float" office:value="0.512816190719605" calcext:value-type="float">
            <text:p>0.5128161907</text:p>
          </table:table-cell>
          <table:table-cell office:value-type="float" office:value="0.181303352117538" calcext:value-type="float">
            <text:p>0.1813033521</text:p>
          </table:table-cell>
          <table:table-cell office:value-type="float" office:value="0.142953976988792" calcext:value-type="float">
            <text:p>0.142953977</text:p>
          </table:table-cell>
          <table:table-cell office:value-type="float" office:value="0.138126894831657" calcext:value-type="float">
            <text:p>0.1381268948</text:p>
          </table:table-cell>
          <table:table-cell office:value-type="float" office:value="0.296576589345932" calcext:value-type="float">
            <text:p>0.2965765893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6051888465881" calcext:value-type="float">
            <text:p>1.1605188847</text:p>
          </table:table-cell>
          <table:table-cell office:value-type="float" office:value="0.546169877052307" calcext:value-type="float">
            <text:p>0.5461698771</text:p>
          </table:table-cell>
          <table:table-cell office:value-type="float" office:value="-0.132642358541489" calcext:value-type="float">
            <text:p>-0.1326423585</text:p>
          </table:table-cell>
          <table:table-cell office:value-type="float" office:value="0.141399189829826" calcext:value-type="float">
            <text:p>0.1413991898</text:p>
          </table:table-cell>
          <table:table-cell office:value-type="float" office:value="-0.158824592828751" calcext:value-type="float">
            <text:p>-0.1588245928</text:p>
          </table:table-cell>
          <table:table-cell office:value-type="float" office:value="0.283286452293396" calcext:value-type="float">
            <text:p>0.2832864523</text:p>
          </table:table-cell>
          <table:table-cell office:value-type="float" office:value="-0.889870584011078" calcext:value-type="float">
            <text:p>-0.889870584</text:p>
          </table:table-cell>
          <table:table-cell office:value-type="float" office:value="0.53408408164978" calcext:value-type="float">
            <text:p>0.5340840816</text:p>
          </table:table-cell>
          <table:table-cell office:value-type="float" office:value="0.179106801748276" calcext:value-type="float">
            <text:p>0.1791068017</text:p>
          </table:table-cell>
          <table:table-cell office:value-type="float" office:value="0.140193894505501" calcext:value-type="float">
            <text:p>0.1401938945</text:p>
          </table:table-cell>
          <table:table-cell office:value-type="float" office:value="0.137260898947716" calcext:value-type="float">
            <text:p>0.1372608989</text:p>
          </table:table-cell>
          <table:table-cell office:value-type="float" office:value="0.29316371679306" calcext:value-type="float">
            <text:p>0.2931637168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220306873" calcext:value-type="float">
            <text:p>-0.0044187922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16200685501099" calcext:value-type="float">
            <text:p>1.162006855</text:p>
          </table:table-cell>
          <table:table-cell office:value-type="float" office:value="0.566976845264435" calcext:value-type="float">
            <text:p>0.5669768453</text:p>
          </table:table-cell>
          <table:table-cell office:value-type="float" office:value="-0.128243803977966" calcext:value-type="float">
            <text:p>-0.128243804</text:p>
          </table:table-cell>
          <table:table-cell office:value-type="float" office:value="0.138621747493744" calcext:value-type="float">
            <text:p>0.1386217475</text:p>
          </table:table-cell>
          <table:table-cell office:value-type="float" office:value="-0.157712325453758" calcext:value-type="float">
            <text:p>-0.1577123255</text:p>
          </table:table-cell>
          <table:table-cell office:value-type="float" office:value="0.280023068189621" calcext:value-type="float">
            <text:p>0.2800230682</text:p>
          </table:table-cell>
          <table:table-cell office:value-type="float" office:value="-0.890152037143707" calcext:value-type="float">
            <text:p>-0.8901520371</text:p>
          </table:table-cell>
          <table:table-cell office:value-type="float" office:value="0.555143296718597" calcext:value-type="float">
            <text:p>0.5551432967</text:p>
          </table:table-cell>
          <table:table-cell office:value-type="float" office:value="0.176946833729744" calcext:value-type="float">
            <text:p>0.1769468337</text:p>
          </table:table-cell>
          <table:table-cell office:value-type="float" office:value="0.137386232614517" calcext:value-type="float">
            <text:p>0.1373862326</text:p>
          </table:table-cell>
          <table:table-cell office:value-type="float" office:value="0.13640022277832" calcext:value-type="float">
            <text:p>0.1364002228</text:p>
          </table:table-cell>
          <table:table-cell office:value-type="float" office:value="0.289843559265137" calcext:value-type="float">
            <text:p>0.2898435593</text:p>
          </table:table-cell>
        </table:table-row>
      </table:table>
      <table:table table:name="RArm" table:style-name="ta1">
        <table:shapes>
          <draw:frame draw:z-index="0" draw:style-name="gr1" draw:text-style-name="P1" svg:width="8.9531in" svg:height="7.6697in" svg:x="2.2287in" svg:y="0.089in">
            <draw:object draw:notify-on-update-of-ranges="RArm.A1:RArm.A1 RArm.A2:RArm.A89 RArm.B1:RArm.B1 RArm.B2:RArm.B89 RArm.A1:RArm.A1 RArm.A2:RArm.A89 RArm.C1:RArm.C1 RArm.C2:RArm.C89 RArm.A1:RArm.A1 RArm.A2:RArm.A89 RArm.D1:RArm.D1 RArm.D2:RArm.D89 RArm.A1:RArm.A1 RArm.A2:RArm.A89 RArm.E1:RArm.E1 RArm.E2:RArm.E89 RArm.A1:RArm.A1 RArm.A2:RArm.A89 RArm.F1:RArm.F1 RArm.F2:RArm.F89 RArm.A1:RArm.A1 RArm.A2:RArm.A89 RArm.G1:RArm.G1 RArm.G2:RArm.G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X RArm</text:p>
          </table:table-cell>
          <table:table-cell office:value-type="string" calcext:value-type="string">
            <text:p>WY RArm</text:p>
          </table:table-cell>
          <table:table-cell office:value-type="string" calcext:value-type="string">
            <text:p>WZ RArm</text:p>
          </table:table-cell>
          <table:table-cell office:value-type="string" calcext:value-type="string">
            <text:p>X RArm</text:p>
          </table:table-cell>
          <table:table-cell office:value-type="string" calcext:value-type="string">
            <text:p>Y RArm</text:p>
          </table:table-cell>
          <table:table-cell office:value-type="string" calcext:value-type="string">
            <text:p>Z RA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8985857963562" calcext:value-type="float">
            <text:p>1.2898585796</text:p>
          </table:table-cell>
          <table:table-cell office:value-type="float" office:value="1.08784198760986" calcext:value-type="float">
            <text:p>1.0878419876</text:p>
          </table:table-cell>
          <table:table-cell office:value-type="float" office:value="0.021182032302022" calcext:value-type="float">
            <text:p>0.0211820323</text:p>
          </table:table-cell>
          <table:table-cell office:value-type="float" office:value="0.0488455407321453" calcext:value-type="float">
            <text:p>0.0488455407</text:p>
          </table:table-cell>
          <table:table-cell office:value-type="float" office:value="-0.132011592388153" calcext:value-type="float">
            <text:p>-0.1320115924</text:p>
          </table:table-cell>
          <table:table-cell office:value-type="float" office:value="0.221561595797539" calcext:value-type="float">
            <text:p>0.2215615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8983986377716" calcext:value-type="float">
            <text:p>1.2898398638</text:p>
          </table:table-cell>
          <table:table-cell office:value-type="float" office:value="1.0878176689148" calcext:value-type="float">
            <text:p>1.0878176689</text:p>
          </table:table-cell>
          <table:table-cell office:value-type="float" office:value="0.0211616102606058" calcext:value-type="float">
            <text:p>0.0211616103</text:p>
          </table:table-cell>
          <table:table-cell office:value-type="float" office:value="0.0488474369049072" calcext:value-type="float">
            <text:p>0.0488474369</text:p>
          </table:table-cell>
          <table:table-cell office:value-type="float" office:value="-0.132013723254204" calcext:value-type="float">
            <text:p>-0.1320137233</text:p>
          </table:table-cell>
          <table:table-cell office:value-type="float" office:value="0.22156298160553" calcext:value-type="float">
            <text:p>0.2215629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8981781005859" calcext:value-type="float">
            <text:p>1.2898178101</text:p>
          </table:table-cell>
          <table:table-cell office:value-type="float" office:value="1.08779013156891" calcext:value-type="float">
            <text:p>1.0877901316</text:p>
          </table:table-cell>
          <table:table-cell office:value-type="float" office:value="0.0211379211395979" calcext:value-type="float">
            <text:p>0.0211379211</text:p>
          </table:table-cell>
          <table:table-cell office:value-type="float" office:value="0.0488497018814087" calcext:value-type="float">
            <text:p>0.0488497019</text:p>
          </table:table-cell>
          <table:table-cell office:value-type="float" office:value="-0.132016107439995" calcext:value-type="float">
            <text:p>-0.1320161074</text:p>
          </table:table-cell>
          <table:table-cell office:value-type="float" office:value="0.221564516425133" calcext:value-type="float">
            <text:p>0.2215645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897846698761" calcext:value-type="float">
            <text:p>1.2897846699</text:p>
          </table:table-cell>
          <table:table-cell office:value-type="float" office:value="1.08774936199188" calcext:value-type="float">
            <text:p>1.087749362</text:p>
          </table:table-cell>
          <table:table-cell office:value-type="float" office:value="0.0211025606840849" calcext:value-type="float">
            <text:p>0.0211025607</text:p>
          </table:table-cell>
          <table:table-cell office:value-type="float" office:value="0.0488531589508057" calcext:value-type="float">
            <text:p>0.048853159</text:p>
          </table:table-cell>
          <table:table-cell office:value-type="float" office:value="-0.132019773125649" calcext:value-type="float">
            <text:p>-0.1320197731</text:p>
          </table:table-cell>
          <table:table-cell office:value-type="float" office:value="0.22156685590744" calcext:value-type="float">
            <text:p>0.22156685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8973853588104" calcext:value-type="float">
            <text:p>1.2897385359</text:p>
          </table:table-cell>
          <table:table-cell office:value-type="float" office:value="1.08769428730011" calcext:value-type="float">
            <text:p>1.0876942873</text:p>
          </table:table-cell>
          <table:table-cell office:value-type="float" office:value="0.0210538171231747" calcext:value-type="float">
            <text:p>0.0210538171</text:p>
          </table:table-cell>
          <table:table-cell office:value-type="float" office:value="0.0488579794764519" calcext:value-type="float">
            <text:p>0.0488579795</text:p>
          </table:table-cell>
          <table:table-cell office:value-type="float" office:value="-0.132024839520454" calcext:value-type="float">
            <text:p>-0.1320248395</text:p>
          </table:table-cell>
          <table:table-cell office:value-type="float" office:value="0.221570014953613" calcext:value-type="float">
            <text:p>0.221570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8967750072479" calcext:value-type="float">
            <text:p>1.2896775007</text:p>
          </table:table-cell>
          <table:table-cell office:value-type="float" office:value="1.08762335777283" calcext:value-type="float">
            <text:p>1.0876233578</text:p>
          </table:table-cell>
          <table:table-cell office:value-type="float" office:value="0.0209898687899113" calcext:value-type="float">
            <text:p>0.0209898688</text:p>
          </table:table-cell>
          <table:table-cell office:value-type="float" office:value="0.0488644018769264" calcext:value-type="float">
            <text:p>0.0488644019</text:p>
          </table:table-cell>
          <table:table-cell office:value-type="float" office:value="-0.132031440734863" calcext:value-type="float">
            <text:p>-0.1320314407</text:p>
          </table:table-cell>
          <table:table-cell office:value-type="float" office:value="0.221574127674103" calcext:value-type="float">
            <text:p>0.22157412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895998954773" calcext:value-type="float">
            <text:p>1.2895998955</text:p>
          </table:table-cell>
          <table:table-cell office:value-type="float" office:value="1.08753561973572" calcext:value-type="float">
            <text:p>1.0875356197</text:p>
          </table:table-cell>
          <table:table-cell office:value-type="float" office:value="0.0209092628210783" calcext:value-type="float">
            <text:p>0.0209092628</text:p>
          </table:table-cell>
          <table:table-cell office:value-type="float" office:value="0.0488725900650024" calcext:value-type="float">
            <text:p>0.0488725901</text:p>
          </table:table-cell>
          <table:table-cell office:value-type="float" office:value="-0.132039785385132" calcext:value-type="float">
            <text:p>-0.1320397854</text:p>
          </table:table-cell>
          <table:table-cell office:value-type="float" office:value="0.22157920897007" calcext:value-type="float">
            <text:p>0.2215792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8950417041779" calcext:value-type="float">
            <text:p>1.2895041704</text:p>
          </table:table-cell>
          <table:table-cell office:value-type="float" office:value="1.08743011951447" calcext:value-type="float">
            <text:p>1.0874301195</text:p>
          </table:table-cell>
          <table:table-cell office:value-type="float" office:value="0.0208104308694601" calcext:value-type="float">
            <text:p>0.0208104309</text:p>
          </table:table-cell>
          <table:table-cell office:value-type="float" office:value="0.0488827303051949" calcext:value-type="float">
            <text:p>0.0488827303</text:p>
          </table:table-cell>
          <table:table-cell office:value-type="float" office:value="-0.132050022482872" calcext:value-type="float">
            <text:p>-0.1320500225</text:p>
          </table:table-cell>
          <table:table-cell office:value-type="float" office:value="0.221585392951965" calcext:value-type="float">
            <text:p>0.2215853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8938865661621" calcext:value-type="float">
            <text:p>1.2893886566</text:p>
          </table:table-cell>
          <table:table-cell office:value-type="float" office:value="1.08730638027191" calcext:value-type="float">
            <text:p>1.0873063803</text:p>
          </table:table-cell>
          <table:table-cell office:value-type="float" office:value="0.0206921193748713" calcext:value-type="float">
            <text:p>0.0206921194</text:p>
          </table:table-cell>
          <table:table-cell office:value-type="float" office:value="0.0488949865102768" calcext:value-type="float">
            <text:p>0.0488949865</text:p>
          </table:table-cell>
          <table:table-cell office:value-type="float" office:value="-0.132062286138535" calcext:value-type="float">
            <text:p>-0.1320622861</text:p>
          </table:table-cell>
          <table:table-cell office:value-type="float" office:value="0.221592724323273" calcext:value-type="float">
            <text:p>0.22159272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813446521759" calcext:value-type="float">
            <text:p>1.2813446522</text:p>
          </table:table-cell>
          <table:table-cell office:value-type="float" office:value="1.08086669445038" calcext:value-type="float">
            <text:p>1.0808666945</text:p>
          </table:table-cell>
          <table:table-cell office:value-type="float" office:value="0.0130010191351175" calcext:value-type="float">
            <text:p>0.0130010191</text:p>
          </table:table-cell>
          <table:table-cell office:value-type="float" office:value="0.0497382134199143" calcext:value-type="float">
            <text:p>0.0497382134</text:p>
          </table:table-cell>
          <table:table-cell office:value-type="float" office:value="-0.132866725325584" calcext:value-type="float">
            <text:p>-0.1328667253</text:p>
          </table:table-cell>
          <table:table-cell office:value-type="float" office:value="0.222009807825088" calcext:value-type="float">
            <text:p>0.22200980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8050637245178" calcext:value-type="float">
            <text:p>1.2805063725</text:p>
          </table:table-cell>
          <table:table-cell office:value-type="float" office:value="1.08029043674469" calcext:value-type="float">
            <text:p>1.0802904367</text:p>
          </table:table-cell>
          <table:table-cell office:value-type="float" office:value="0.012223307043314" calcext:value-type="float">
            <text:p>0.012223307</text:p>
          </table:table-cell>
          <table:table-cell office:value-type="float" office:value="0.0498248934745789" calcext:value-type="float">
            <text:p>0.0498248935</text:p>
          </table:table-cell>
          <table:table-cell office:value-type="float" office:value="-0.132948875427246" calcext:value-type="float">
            <text:p>-0.1329488754</text:p>
          </table:table-cell>
          <table:table-cell office:value-type="float" office:value="0.222049385309219" calcext:value-type="float">
            <text:p>0.22204938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279616355896" calcext:value-type="float">
            <text:p>1.2796163559</text:p>
          </table:table-cell>
          <table:table-cell office:value-type="float" office:value="1.07968854904175" calcext:value-type="float">
            <text:p>1.079688549</text:p>
          </table:table-cell>
          <table:table-cell office:value-type="float" office:value="0.0114000597968698" calcext:value-type="float">
            <text:p>0.0114000598</text:p>
          </table:table-cell>
          <table:table-cell office:value-type="float" office:value="0.0499167963862419" calcext:value-type="float">
            <text:p>0.0499167964</text:p>
          </table:table-cell>
          <table:table-cell office:value-type="float" office:value="-0.133035972714424" calcext:value-type="float">
            <text:p>-0.1330359727</text:p>
          </table:table-cell>
          <table:table-cell office:value-type="float" office:value="0.222090974450111" calcext:value-type="float">
            <text:p>0.2220909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7867317199707" calcext:value-type="float">
            <text:p>1.278673172</text:p>
          </table:table-cell>
          <table:table-cell office:value-type="float" office:value="1.07906043529511" calcext:value-type="float">
            <text:p>1.0790604353</text:p>
          </table:table-cell>
          <table:table-cell office:value-type="float" office:value="0.0105302724987268" calcext:value-type="float">
            <text:p>0.0105302725</text:p>
          </table:table-cell>
          <table:table-cell office:value-type="float" office:value="0.0500140339136124" calcext:value-type="float">
            <text:p>0.0500140339</text:p>
          </table:table-cell>
          <table:table-cell office:value-type="float" office:value="-0.133128225803375" calcext:value-type="float">
            <text:p>-0.1331282258</text:p>
          </table:table-cell>
          <table:table-cell office:value-type="float" office:value="0.222134739160538" calcext:value-type="float">
            <text:p>0.22213473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7767527103424" calcext:value-type="float">
            <text:p>1.277675271</text:p>
          </table:table-cell>
          <table:table-cell office:value-type="float" office:value="1.07840621471405" calcext:value-type="float">
            <text:p>1.0784062147</text:p>
          </table:table-cell>
          <table:table-cell office:value-type="float" office:value="0.00961273070424795" calcext:value-type="float">
            <text:p>0.0096127307</text:p>
          </table:table-cell>
          <table:table-cell office:value-type="float" office:value="0.0501167476177216" calcext:value-type="float">
            <text:p>0.0501167476</text:p>
          </table:table-cell>
          <table:table-cell office:value-type="float" office:value="-0.133225694298744" calcext:value-type="float">
            <text:p>-0.1332256943</text:p>
          </table:table-cell>
          <table:table-cell office:value-type="float" office:value="0.222180649638176" calcext:value-type="float">
            <text:p>0.22218064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766215801239" calcext:value-type="float">
            <text:p>1.2766215801</text:p>
          </table:table-cell>
          <table:table-cell office:value-type="float" office:value="1.07772529125214" calcext:value-type="float">
            <text:p>1.0777252913</text:p>
          </table:table-cell>
          <table:table-cell office:value-type="float" office:value="0.00864630006253719" calcext:value-type="float">
            <text:p>0.0086463001</text:p>
          </table:table-cell>
          <table:table-cell office:value-type="float" office:value="0.0502250976860523" calcext:value-type="float">
            <text:p>0.0502250977</text:p>
          </table:table-cell>
          <table:table-cell office:value-type="float" office:value="-0.133328601717949" calcext:value-type="float">
            <text:p>-0.1333286017</text:p>
          </table:table-cell>
          <table:table-cell office:value-type="float" office:value="0.222228795289993" calcext:value-type="float">
            <text:p>0.2222287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743411064148" calcext:value-type="float">
            <text:p>1.2743411064</text:p>
          </table:table-cell>
          <table:table-cell office:value-type="float" office:value="1.07628214359283" calcext:value-type="float">
            <text:p>1.0762821436</text:p>
          </table:table-cell>
          <table:table-cell office:value-type="float" office:value="0.00656282110139728" calcext:value-type="float">
            <text:p>0.0065628211</text:p>
          </table:table-cell>
          <table:table-cell office:value-type="float" office:value="0.0504591912031174" calcext:value-type="float">
            <text:p>0.0504591912</text:p>
          </table:table-cell>
          <table:table-cell office:value-type="float" office:value="-0.133551180362701" calcext:value-type="float">
            <text:p>-0.1335511804</text:p>
          </table:table-cell>
          <table:table-cell office:value-type="float" office:value="0.222331985831261" calcext:value-type="float">
            <text:p>0.2223319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7303922176361" calcext:value-type="float">
            <text:p>1.2730392218</text:p>
          </table:table-cell>
          <table:table-cell office:value-type="float" office:value="1.07549631595612" calcext:value-type="float">
            <text:p>1.075496316</text:p>
          </table:table-cell>
          <table:table-cell office:value-type="float" office:value="0.00536289950832725" calcext:value-type="float">
            <text:p>0.0053628995</text:p>
          </table:table-cell>
          <table:table-cell office:value-type="float" office:value="0.050590455532074" calcext:value-type="float">
            <text:p>0.0505904555</text:p>
          </table:table-cell>
          <table:table-cell office:value-type="float" office:value="-0.1336789727211" calcext:value-type="float">
            <text:p>-0.1336789727</text:p>
          </table:table-cell>
          <table:table-cell office:value-type="float" office:value="0.222389221191406" calcext:value-type="float">
            <text:p>0.2223892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7167975902557" calcext:value-type="float">
            <text:p>1.271679759</text:p>
          </table:table-cell>
          <table:table-cell office:value-type="float" office:value="1.07468616962433" calcext:value-type="float">
            <text:p>1.0746861696</text:p>
          </table:table-cell>
          <table:table-cell office:value-type="float" office:value="0.00411497615277767" calcext:value-type="float">
            <text:p>0.0041149762</text:p>
          </table:table-cell>
          <table:table-cell office:value-type="float" office:value="0.0507270880043507" calcext:value-type="float">
            <text:p>0.050727088</text:p>
          </table:table-cell>
          <table:table-cell office:value-type="float" office:value="-0.13381227850914" calcext:value-type="float">
            <text:p>-0.1338122785</text:p>
          </table:table-cell>
          <table:table-cell office:value-type="float" office:value="0.222448661923408" calcext:value-type="float">
            <text:p>0.22244866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25230777263641" calcext:value-type="float">
            <text:p>1.2523077726</text:p>
          </table:table-cell>
          <table:table-cell office:value-type="float" office:value="1.06394076347351" calcext:value-type="float">
            <text:p>1.0639407635</text:p>
          </table:table-cell>
          <table:table-cell office:value-type="float" office:value="-0.0133856767788529" calcext:value-type="float">
            <text:p>-0.0133856768</text:p>
          </table:table-cell>
          <table:table-cell office:value-type="float" office:value="0.0526490993797779" calcext:value-type="float">
            <text:p>0.0526490994</text:p>
          </table:table-cell>
          <table:table-cell office:value-type="float" office:value="-0.135723009705544" calcext:value-type="float">
            <text:p>-0.1357230097</text:p>
          </table:table-cell>
          <table:table-cell office:value-type="float" office:value="0.223277181386948" calcext:value-type="float">
            <text:p>0.22327718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5010621547699" calcext:value-type="float">
            <text:p>1.2501062155</text:p>
          </table:table-cell>
          <table:table-cell office:value-type="float" office:value="1.0627806186676" calcext:value-type="float">
            <text:p>1.0627806187</text:p>
          </table:table-cell>
          <table:table-cell office:value-type="float" office:value="-0.0153567539528012" calcext:value-type="float">
            <text:p>-0.015356754</text:p>
          </table:table-cell>
          <table:table-cell office:value-type="float" office:value="0.0528666339814663" calcext:value-type="float">
            <text:p>0.052866634</text:p>
          </table:table-cell>
          <table:table-cell office:value-type="float" office:value="-0.135942354798317" calcext:value-type="float">
            <text:p>-0.1359423548</text:p>
          </table:table-cell>
          <table:table-cell office:value-type="float" office:value="0.223370805382729" calcext:value-type="float">
            <text:p>0.22337080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7265725135803" calcext:value-type="float">
            <text:p>1.1726572514</text:p>
          </table:table-cell>
          <table:table-cell office:value-type="float" office:value="0.0102891717106104" calcext:value-type="float">
            <text:p>0.0102891717</text:p>
          </table:table-cell>
          <table:table-cell office:value-type="float" office:value="-0.275471240282059" calcext:value-type="float">
            <text:p>-0.2754712403</text:p>
          </table:table-cell>
          <table:table-cell office:value-type="float" office:value="0.182181090116501" calcext:value-type="float">
            <text:p>0.1821810901</text:p>
          </table:table-cell>
          <table:table-cell office:value-type="float" office:value="-0.193284556269646" calcext:value-type="float">
            <text:p>-0.1932845563</text:p>
          </table:table-cell>
          <table:table-cell office:value-type="float" office:value="0.382995456457138" calcext:value-type="float">
            <text:p>0.38299545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7684257030487" calcext:value-type="float">
            <text:p>1.1768425703</text:p>
          </table:table-cell>
          <table:table-cell office:value-type="float" office:value="-0.0106500620022416" calcext:value-type="float">
            <text:p>-0.010650062</text:p>
          </table:table-cell>
          <table:table-cell office:value-type="float" office:value="-0.280407518148422" calcext:value-type="float">
            <text:p>-0.2804075181</text:p>
          </table:table-cell>
          <table:table-cell office:value-type="float" office:value="0.182640314102173" calcext:value-type="float">
            <text:p>0.1826403141</text:p>
          </table:table-cell>
          <table:table-cell office:value-type="float" office:value="-0.194306939840317" calcext:value-type="float">
            <text:p>-0.1943069398</text:p>
          </table:table-cell>
          <table:table-cell office:value-type="float" office:value="0.387248992919922" calcext:value-type="float">
            <text:p>0.38724899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812025308609" calcext:value-type="float">
            <text:p>1.1812025309</text:p>
          </table:table-cell>
          <table:table-cell office:value-type="float" office:value="-0.0314436331391335" calcext:value-type="float">
            <text:p>-0.0314436331</text:p>
          </table:table-cell>
          <table:table-cell office:value-type="float" office:value="-0.285434246063232" calcext:value-type="float">
            <text:p>-0.2854342461</text:p>
          </table:table-cell>
          <table:table-cell office:value-type="float" office:value="0.183000639081001" calcext:value-type="float">
            <text:p>0.1830006391</text:p>
          </table:table-cell>
          <table:table-cell office:value-type="float" office:value="-0.195320338010788" calcext:value-type="float">
            <text:p>-0.195320338</text:p>
          </table:table-cell>
          <table:table-cell office:value-type="float" office:value="0.391485452651978" calcext:value-type="float">
            <text:p>0.3914854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8573617935181" calcext:value-type="float">
            <text:p>1.1857361794</text:p>
          </table:table-cell>
          <table:table-cell office:value-type="float" office:value="-0.0520794205367565" calcext:value-type="float">
            <text:p>-0.0520794205</text:p>
          </table:table-cell>
          <table:table-cell office:value-type="float" office:value="-0.290553241968155" calcext:value-type="float">
            <text:p>-0.290553242</text:p>
          </table:table-cell>
          <table:table-cell office:value-type="float" office:value="0.18326336145401" calcext:value-type="float">
            <text:p>0.1832633615</text:p>
          </table:table-cell>
          <table:table-cell office:value-type="float" office:value="-0.196324273943901" calcext:value-type="float">
            <text:p>-0.1963242739</text:p>
          </table:table-cell>
          <table:table-cell office:value-type="float" office:value="0.395700395107269" calcext:value-type="float">
            <text:p>0.39570039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9044196605682" calcext:value-type="float">
            <text:p>1.1904419661</text:p>
          </table:table-cell>
          <table:table-cell office:value-type="float" office:value="-0.072545200586319" calcext:value-type="float">
            <text:p>-0.0725452006</text:p>
          </table:table-cell>
          <table:table-cell office:value-type="float" office:value="-0.295766055583954" calcext:value-type="float">
            <text:p>-0.2957660556</text:p>
          </table:table-cell>
          <table:table-cell office:value-type="float" office:value="0.18343012034893" calcext:value-type="float">
            <text:p>0.1834301203</text:p>
          </table:table-cell>
          <table:table-cell office:value-type="float" office:value="-0.197318196296692" calcext:value-type="float">
            <text:p>-0.1973181963</text:p>
          </table:table-cell>
          <table:table-cell office:value-type="float" office:value="0.399889320135117" calcext:value-type="float">
            <text:p>0.39988932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9531857967377" calcext:value-type="float">
            <text:p>1.1953185797</text:p>
          </table:table-cell>
          <table:table-cell office:value-type="float" office:value="-0.0928287878632546" calcext:value-type="float">
            <text:p>-0.0928287879</text:p>
          </table:table-cell>
          <table:table-cell office:value-type="float" office:value="-0.301073670387268" calcext:value-type="float">
            <text:p>-0.3010736704</text:p>
          </table:table-cell>
          <table:table-cell office:value-type="float" office:value="0.1835026293993" calcext:value-type="float">
            <text:p>0.1835026294</text:p>
          </table:table-cell>
          <table:table-cell office:value-type="float" office:value="-0.198301658034325" calcext:value-type="float">
            <text:p>-0.198301658</text:p>
          </table:table-cell>
          <table:table-cell office:value-type="float" office:value="0.404047876596451" calcext:value-type="float">
            <text:p>0.40404787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0557653903961" calcext:value-type="float">
            <text:p>1.205576539</text:p>
          </table:table-cell>
          <table:table-cell office:value-type="float" office:value="-0.132801502943039" calcext:value-type="float">
            <text:p>-0.1328015029</text:p>
          </table:table-cell>
          <table:table-cell office:value-type="float" office:value="-0.311977386474609" calcext:value-type="float">
            <text:p>-0.3119773865</text:p>
          </table:table-cell>
          <table:table-cell office:value-type="float" office:value="0.183373630046844" calcext:value-type="float">
            <text:p>0.18337363</text:p>
          </table:table-cell>
          <table:table-cell office:value-type="float" office:value="-0.200235173106194" calcext:value-type="float">
            <text:p>-0.2002351731</text:p>
          </table:table-cell>
          <table:table-cell office:value-type="float" office:value="0.412256866693497" calcext:value-type="float">
            <text:p>0.4122568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1649181842804" calcext:value-type="float">
            <text:p>1.2164918184</text:p>
          </table:table-cell>
          <table:table-cell office:value-type="float" office:value="-0.171902030706406" calcext:value-type="float">
            <text:p>-0.1719020307</text:p>
          </table:table-cell>
          <table:table-cell office:value-type="float" office:value="-0.323267877101898" calcext:value-type="float">
            <text:p>-0.3232678771</text:p>
          </table:table-cell>
          <table:table-cell office:value-type="float" office:value="0.18289540708065" calcext:value-type="float">
            <text:p>0.1828954071</text:p>
          </table:table-cell>
          <table:table-cell office:value-type="float" office:value="-0.202121064066887" calcext:value-type="float">
            <text:p>-0.2021210641</text:p>
          </table:table-cell>
          <table:table-cell office:value-type="float" office:value="0.420294582843781" calcext:value-type="float">
            <text:p>0.42029458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2218894958496" calcext:value-type="float">
            <text:p>1.2221889496</text:p>
          </table:table-cell>
          <table:table-cell office:value-type="float" office:value="-0.191096052527428" calcext:value-type="float">
            <text:p>-0.1910960525</text:p>
          </table:table-cell>
          <table:table-cell office:value-type="float" office:value="-0.329057514667511" calcext:value-type="float">
            <text:p>-0.3290575147</text:p>
          </table:table-cell>
          <table:table-cell office:value-type="float" office:value="0.18253219127655" calcext:value-type="float">
            <text:p>0.1825321913</text:p>
          </table:table-cell>
          <table:table-cell office:value-type="float" office:value="-0.203045010566711" calcext:value-type="float">
            <text:p>-0.2030450106</text:p>
          </table:table-cell>
          <table:table-cell office:value-type="float" office:value="0.424239456653595" calcext:value-type="float">
            <text:p>0.42423945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280410528183" calcext:value-type="float">
            <text:p>1.2280410528</text:p>
          </table:table-cell>
          <table:table-cell office:value-type="float" office:value="-0.210037365555763" calcext:value-type="float">
            <text:p>-0.2100373656</text:p>
          </table:table-cell>
          <table:table-cell office:value-type="float" office:value="-0.334942489862442" calcext:value-type="float">
            <text:p>-0.3349424899</text:p>
          </table:table-cell>
          <table:table-cell office:value-type="float" office:value="0.18209034204483" calcext:value-type="float">
            <text:p>0.182090342</text:p>
          </table:table-cell>
          <table:table-cell office:value-type="float" office:value="-0.203955620527267" calcext:value-type="float">
            <text:p>-0.2039556205</text:p>
          </table:table-cell>
          <table:table-cell office:value-type="float" office:value="0.428130179643631" calcext:value-type="float">
            <text:p>0.42813017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4019336700439" calcext:value-type="float">
            <text:p>1.240193367</text:p>
          </table:table-cell>
          <table:table-cell office:value-type="float" office:value="-0.247116103768349" calcext:value-type="float">
            <text:p>-0.2471161038</text:p>
          </table:table-cell>
          <table:table-cell office:value-type="float" office:value="-0.346991956233978" calcext:value-type="float">
            <text:p>-0.3469919562</text:p>
          </table:table-cell>
          <table:table-cell office:value-type="float" office:value="0.180983811616898" calcext:value-type="float">
            <text:p>0.1809838116</text:p>
          </table:table-cell>
          <table:table-cell office:value-type="float" office:value="-0.205735370516777" calcext:value-type="float">
            <text:p>-0.2057353705</text:p>
          </table:table-cell>
          <table:table-cell office:value-type="float" office:value="0.435735136270523" calcext:value-type="float">
            <text:p>0.43573513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8227055072784" calcext:value-type="float">
            <text:p>1.2822705507</text:p>
          </table:table-cell>
          <table:table-cell office:value-type="float" office:value="-0.35651895403862" calcext:value-type="float">
            <text:p>-0.356518954</text:p>
          </table:table-cell>
          <table:table-cell office:value-type="float" office:value="-0.372081965208054" calcext:value-type="float">
            <text:p>-0.3720819652</text:p>
          </table:table-cell>
          <table:table-cell office:value-type="float" office:value="0.177277490496635" calcext:value-type="float">
            <text:p>0.1772774905</text:p>
          </table:table-cell>
          <table:table-cell office:value-type="float" office:value="-0.208100438117981" calcext:value-type="float">
            <text:p>-0.2081004381</text:p>
          </table:table-cell>
          <table:table-cell office:value-type="float" office:value="0.458003401756287" calcext:value-type="float">
            <text:p>0.4580034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7543914318085" calcext:value-type="float">
            <text:p>1.2754391432</text:p>
          </table:table-cell>
          <table:table-cell office:value-type="float" office:value="-0.339539587497711" calcext:value-type="float">
            <text:p>-0.3395395875</text:p>
          </table:table-cell>
          <table:table-cell office:value-type="float" office:value="-0.364714026451111" calcext:value-type="float">
            <text:p>-0.3647140265</text:p>
          </table:table-cell>
          <table:table-cell office:value-type="float" office:value="0.178313165903091" calcext:value-type="float">
            <text:p>0.1783131659</text:p>
          </table:table-cell>
          <table:table-cell office:value-type="float" office:value="-0.207153707742691" calcext:value-type="float">
            <text:p>-0.2071537077</text:p>
          </table:table-cell>
          <table:table-cell office:value-type="float" office:value="0.454563826322556" calcext:value-type="float">
            <text:p>0.45456382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6874709129334" calcext:value-type="float">
            <text:p>1.2687470913</text:p>
          </table:table-cell>
          <table:table-cell office:value-type="float" office:value="-0.322191715240479" calcext:value-type="float">
            <text:p>-0.3221917152</text:p>
          </table:table-cell>
          <table:table-cell office:value-type="float" office:value="-0.357418358325958" calcext:value-type="float">
            <text:p>-0.3574183583</text:p>
          </table:table-cell>
          <table:table-cell office:value-type="float" office:value="0.179297178983688" calcext:value-type="float">
            <text:p>0.179297179</text:p>
          </table:table-cell>
          <table:table-cell office:value-type="float" office:value="-0.206188037991524" calcext:value-type="float">
            <text:p>-0.206188038</text:p>
          </table:table-cell>
          <table:table-cell office:value-type="float" office:value="0.451038986444473" calcext:value-type="float">
            <text:p>0.45103898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6220393180847" calcext:value-type="float">
            <text:p>1.2622039318</text:p>
          </table:table-cell>
          <table:table-cell office:value-type="float" office:value="-0.304486513137817" calcext:value-type="float">
            <text:p>-0.3044865131</text:p>
          </table:table-cell>
          <table:table-cell office:value-type="float" office:value="-0.350201636552811" calcext:value-type="float">
            <text:p>-0.3502016366</text:p>
          </table:table-cell>
          <table:table-cell office:value-type="float" office:value="0.180224657058716" calcext:value-type="float">
            <text:p>0.1802246571</text:p>
          </table:table-cell>
          <table:table-cell office:value-type="float" office:value="-0.205203875899315" calcext:value-type="float">
            <text:p>-0.2052038759</text:p>
          </table:table-cell>
          <table:table-cell office:value-type="float" office:value="0.44743150472641" calcext:value-type="float">
            <text:p>0.44743150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5581824779511" calcext:value-type="float">
            <text:p>1.2558182478</text:p>
          </table:table-cell>
          <table:table-cell office:value-type="float" office:value="-0.286435306072235" calcext:value-type="float">
            <text:p>-0.2864353061</text:p>
          </table:table-cell>
          <table:table-cell office:value-type="float" office:value="-0.343069314956665" calcext:value-type="float">
            <text:p>-0.343069315</text:p>
          </table:table-cell>
          <table:table-cell office:value-type="float" office:value="0.181091040372848" calcext:value-type="float">
            <text:p>0.1810910404</text:p>
          </table:table-cell>
          <table:table-cell office:value-type="float" office:value="-0.204201966524124" calcext:value-type="float">
            <text:p>-0.2042019665</text:p>
          </table:table-cell>
          <table:table-cell office:value-type="float" office:value="0.443744033575058" calcext:value-type="float">
            <text:p>0.44374403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4959766864777" calcext:value-type="float">
            <text:p>1.2495976686</text:p>
          </table:table-cell>
          <table:table-cell office:value-type="float" office:value="-0.268050044775009" calcext:value-type="float">
            <text:p>-0.2680500448</text:p>
          </table:table-cell>
          <table:table-cell office:value-type="float" office:value="-0.336026340723038" calcext:value-type="float">
            <text:p>-0.3360263407</text:p>
          </table:table-cell>
          <table:table-cell office:value-type="float" office:value="0.181891709566116" calcext:value-type="float">
            <text:p>0.1818917096</text:p>
          </table:table-cell>
          <table:table-cell office:value-type="float" office:value="-0.20318278670311" calcext:value-type="float">
            <text:p>-0.2031827867</text:p>
          </table:table-cell>
          <table:table-cell office:value-type="float" office:value="0.439979672431946" calcext:value-type="float">
            <text:p>0.43997967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4354887008667" calcext:value-type="float">
            <text:p>1.2435488701</text:p>
          </table:table-cell>
          <table:table-cell office:value-type="float" office:value="-0.249342530965805" calcext:value-type="float">
            <text:p>-0.249342531</text:p>
          </table:table-cell>
          <table:table-cell office:value-type="float" office:value="-0.329076707363129" calcext:value-type="float">
            <text:p>-0.3290767074</text:p>
          </table:table-cell>
          <table:table-cell office:value-type="float" office:value="0.18262229859829" calcext:value-type="float">
            <text:p>0.1826222986</text:p>
          </table:table-cell>
          <table:table-cell office:value-type="float" office:value="-0.202147021889687" calcext:value-type="float">
            <text:p>-0.2021470219</text:p>
          </table:table-cell>
          <table:table-cell office:value-type="float" office:value="0.436141490936279" calcext:value-type="float">
            <text:p>0.4361414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3767840862274" calcext:value-type="float">
            <text:p>1.2376784086</text:p>
          </table:table-cell>
          <table:table-cell office:value-type="float" office:value="-0.230324998497963" calcext:value-type="float">
            <text:p>-0.2303249985</text:p>
          </table:table-cell>
          <table:table-cell office:value-type="float" office:value="-0.322223693132401" calcext:value-type="float">
            <text:p>-0.3222236931</text:p>
          </table:table-cell>
          <table:table-cell office:value-type="float" office:value="0.183278501033783" calcext:value-type="float">
            <text:p>0.183278501</text:p>
          </table:table-cell>
          <table:table-cell office:value-type="float" office:value="-0.201095312833786" calcext:value-type="float">
            <text:p>-0.2010953128</text:p>
          </table:table-cell>
          <table:table-cell office:value-type="float" office:value="0.432232797145844" calcext:value-type="float">
            <text:p>0.43223279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2649300098419" calcext:value-type="float">
            <text:p>1.226493001</text:p>
          </table:table-cell>
          <table:table-cell office:value-type="float" office:value="-0.191410303115845" calcext:value-type="float">
            <text:p>-0.1914103031</text:p>
          </table:table-cell>
          <table:table-cell office:value-type="float" office:value="-0.308817744255066" calcext:value-type="float">
            <text:p>-0.3088177443</text:p>
          </table:table-cell>
          <table:table-cell office:value-type="float" office:value="0.184351697564125" calcext:value-type="float">
            <text:p>0.1843516976</text:p>
          </table:table-cell>
          <table:table-cell office:value-type="float" office:value="-0.198946610093117" calcext:value-type="float">
            <text:p>-0.1989466101</text:p>
          </table:table-cell>
          <table:table-cell office:value-type="float" office:value="0.424218684434891" calcext:value-type="float">
            <text:p>0.42421868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2118735313416" calcext:value-type="float">
            <text:p>1.2211873531</text:p>
          </table:table-cell>
          <table:table-cell office:value-type="float" office:value="-0.171538725495338" calcext:value-type="float">
            <text:p>-0.1715387255</text:p>
          </table:table-cell>
          <table:table-cell office:value-type="float" office:value="-0.302268326282501" calcext:value-type="float">
            <text:p>-0.3022683263</text:p>
          </table:table-cell>
          <table:table-cell office:value-type="float" office:value="0.184761017560959" calcext:value-type="float">
            <text:p>0.1847610176</text:p>
          </table:table-cell>
          <table:table-cell office:value-type="float" office:value="-0.197850972414017" calcext:value-type="float">
            <text:p>-0.1978509724</text:p>
          </table:table-cell>
          <table:table-cell office:value-type="float" office:value="0.420120924711227" calcext:value-type="float">
            <text:p>0.42012092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1607792377472" calcext:value-type="float">
            <text:p>1.2160779238</text:p>
          </table:table-cell>
          <table:table-cell office:value-type="float" office:value="-0.151408299803734" calcext:value-type="float">
            <text:p>-0.1514082998</text:p>
          </table:table-cell>
          <table:table-cell office:value-type="float" office:value="-0.295822620391846" calcext:value-type="float">
            <text:p>-0.2958226204</text:p>
          </table:table-cell>
          <table:table-cell office:value-type="float" office:value="0.185080796480179" calcext:value-type="float">
            <text:p>0.1850807965</text:p>
          </table:table-cell>
          <table:table-cell office:value-type="float" office:value="-0.196742117404938" calcext:value-type="float">
            <text:p>-0.1967421174</text:p>
          </table:table-cell>
          <table:table-cell office:value-type="float" office:value="0.415968149900436" calcext:value-type="float">
            <text:p>0.41596814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0645976066589" calcext:value-type="float">
            <text:p>1.2064597607</text:p>
          </table:table-cell>
          <table:table-cell office:value-type="float" office:value="-0.110424034297466" calcext:value-type="float">
            <text:p>-0.1104240343</text:p>
          </table:table-cell>
          <table:table-cell office:value-type="float" office:value="-0.283243626356125" calcext:value-type="float">
            <text:p>-0.2832436264</text:p>
          </table:table-cell>
          <table:table-cell office:value-type="float" office:value="0.185438722372055" calcext:value-type="float">
            <text:p>0.1854387224</text:p>
          </table:table-cell>
          <table:table-cell office:value-type="float" office:value="-0.194487318396568" calcext:value-type="float">
            <text:p>-0.1944873184</text:p>
          </table:table-cell>
          <table:table-cell office:value-type="float" office:value="0.407514750957489" calcext:value-type="float">
            <text:p>0.4075147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0195603370667" calcext:value-type="float">
            <text:p>1.2019560337</text:p>
          </table:table-cell>
          <table:table-cell office:value-type="float" office:value="-0.0895970985293389" calcext:value-type="float">
            <text:p>-0.0895970985</text:p>
          </table:table-cell>
          <table:table-cell office:value-type="float" office:value="-0.277109563350677" calcext:value-type="float">
            <text:p>-0.2771095634</text:p>
          </table:table-cell>
          <table:table-cell office:value-type="float" office:value="0.185471028089523" calcext:value-type="float">
            <text:p>0.1854710281</text:p>
          </table:table-cell>
          <table:table-cell office:value-type="float" office:value="-0.193342834711075" calcext:value-type="float">
            <text:p>-0.1933428347</text:p>
          </table:table-cell>
          <table:table-cell office:value-type="float" office:value="0.403223246335983" calcext:value-type="float">
            <text:p>0.40322324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9765830039978" calcext:value-type="float">
            <text:p>1.1976583004</text:p>
          </table:table-cell>
          <table:table-cell office:value-type="float" office:value="-0.0685651749372482" calcext:value-type="float">
            <text:p>-0.0685651749</text:p>
          </table:table-cell>
          <table:table-cell office:value-type="float" office:value="-0.271078258752823" calcext:value-type="float">
            <text:p>-0.2710782588</text:p>
          </table:table-cell>
          <table:table-cell office:value-type="float" office:value="0.185402140021324" calcext:value-type="float">
            <text:p>0.18540214</text:p>
          </table:table-cell>
          <table:table-cell office:value-type="float" office:value="-0.19218797981739" calcext:value-type="float">
            <text:p>-0.1921879798</text:p>
          </table:table-cell>
          <table:table-cell office:value-type="float" office:value="0.398894816637039" calcext:value-type="float">
            <text:p>0.39889481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9356775283813" calcext:value-type="float">
            <text:p>1.1935677528</text:p>
          </table:table-cell>
          <table:table-cell office:value-type="float" office:value="-0.0473420210182667" calcext:value-type="float">
            <text:p>-0.047342021</text:p>
          </table:table-cell>
          <table:table-cell office:value-type="float" office:value="-0.265148252248764" calcext:value-type="float">
            <text:p>-0.2651482522</text:p>
          </table:table-cell>
          <table:table-cell office:value-type="float" office:value="0.185229748487473" calcext:value-type="float">
            <text:p>0.1852297485</text:p>
          </table:table-cell>
          <table:table-cell office:value-type="float" office:value="-0.191023468971252" calcext:value-type="float">
            <text:p>-0.191023469</text:p>
          </table:table-cell>
          <table:table-cell office:value-type="float" office:value="0.394534319639206" calcext:value-type="float">
            <text:p>0.39453431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8968570232391" calcext:value-type="float">
            <text:p>1.1896857023</text:p>
          </table:table-cell>
          <table:table-cell office:value-type="float" office:value="-0.0259415488690138" calcext:value-type="float">
            <text:p>-0.0259415489</text:p>
          </table:table-cell>
          <table:table-cell office:value-type="float" office:value="-0.259318023920059" calcext:value-type="float">
            <text:p>-0.2593180239</text:p>
          </table:table-cell>
          <table:table-cell office:value-type="float" office:value="0.184951856732369" calcext:value-type="float">
            <text:p>0.1849518567</text:p>
          </table:table-cell>
          <table:table-cell office:value-type="float" office:value="-0.189850091934204" calcext:value-type="float">
            <text:p>-0.1898500919</text:p>
          </table:table-cell>
          <table:table-cell office:value-type="float" office:value="0.390146791934967" calcext:value-type="float">
            <text:p>0.39014679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8601262569428" calcext:value-type="float">
            <text:p>1.1860126257</text:p>
          </table:table-cell>
          <table:table-cell office:value-type="float" office:value="-0.00437749084085226" calcext:value-type="float">
            <text:p>-0.0043774908</text:p>
          </table:table-cell>
          <table:table-cell office:value-type="float" office:value="-0.253585606813431" calcext:value-type="float">
            <text:p>-0.2535856068</text:p>
          </table:table-cell>
          <table:table-cell office:value-type="float" office:value="0.184566766023636" calcext:value-type="float">
            <text:p>0.184566766</text:p>
          </table:table-cell>
          <table:table-cell office:value-type="float" office:value="-0.188668563961983" calcext:value-type="float">
            <text:p>-0.188668564</text:p>
          </table:table-cell>
          <table:table-cell office:value-type="float" office:value="0.385737240314484" calcext:value-type="float">
            <text:p>0.38573724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8254911899567" calcext:value-type="float">
            <text:p>1.182549119</text:p>
          </table:table-cell>
          <table:table-cell office:value-type="float" office:value="0.0173359103500843" calcext:value-type="float">
            <text:p>0.0173359104</text:p>
          </table:table-cell>
          <table:table-cell office:value-type="float" office:value="-0.247948825359344" calcext:value-type="float">
            <text:p>-0.2479488254</text:p>
          </table:table-cell>
          <table:table-cell office:value-type="float" office:value="0.184073090553284" calcext:value-type="float">
            <text:p>0.1840730906</text:p>
          </table:table-cell>
          <table:table-cell office:value-type="float" office:value="-0.18747965991497" calcext:value-type="float">
            <text:p>-0.1874796599</text:p>
          </table:table-cell>
          <table:table-cell office:value-type="float" office:value="0.381310850381851" calcext:value-type="float">
            <text:p>0.3813108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17625117301941" calcext:value-type="float">
            <text:p>1.176251173</text:p>
          </table:table-cell>
          <table:table-cell office:value-type="float" office:value="0.0611543692648411" calcext:value-type="float">
            <text:p>0.0611543693</text:p>
          </table:table-cell>
          <table:table-cell office:value-type="float" office:value="-0.236951932311058" calcext:value-type="float">
            <text:p>-0.2369519323</text:p>
          </table:table-cell>
          <table:table-cell office:value-type="float" office:value="0.18275585770607" calcext:value-type="float">
            <text:p>0.1827558577</text:p>
          </table:table-cell>
          <table:table-cell office:value-type="float" office:value="-0.185082972049713" calcext:value-type="float">
            <text:p>-0.185082972</text:p>
          </table:table-cell>
          <table:table-cell office:value-type="float" office:value="0.372428596019745" calcext:value-type="float">
            <text:p>0.3724285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7341637611389" calcext:value-type="float">
            <text:p>1.1734163761</text:p>
          </table:table-cell>
          <table:table-cell office:value-type="float" office:value="0.0832311287522316" calcext:value-type="float">
            <text:p>0.0832311288</text:p>
          </table:table-cell>
          <table:table-cell office:value-type="float" office:value="-0.231586292386055" calcext:value-type="float">
            <text:p>-0.2315862924</text:p>
          </table:table-cell>
          <table:table-cell office:value-type="float" office:value="0.181931063532829" calcext:value-type="float">
            <text:p>0.1819310635</text:p>
          </table:table-cell>
          <table:table-cell office:value-type="float" office:value="-0.183876693248749" calcext:value-type="float">
            <text:p>-0.1838766932</text:p>
          </table:table-cell>
          <table:table-cell office:value-type="float" office:value="0.367983311414719" calcext:value-type="float">
            <text:p>0.36798331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7079055309296" calcext:value-type="float">
            <text:p>1.1707905531</text:p>
          </table:table-cell>
          <table:table-cell office:value-type="float" office:value="0.105400428175926" calcext:value-type="float">
            <text:p>0.1054004282</text:p>
          </table:table-cell>
          <table:table-cell office:value-type="float" office:value="-0.226305142045021" calcext:value-type="float">
            <text:p>-0.226305142</text:p>
          </table:table-cell>
          <table:table-cell office:value-type="float" office:value="0.180995061993599" calcext:value-type="float">
            <text:p>0.180995062</text:p>
          </table:table-cell>
          <table:table-cell office:value-type="float" office:value="-0.182666301727295" calcext:value-type="float">
            <text:p>-0.1826663017</text:p>
          </table:table-cell>
          <table:table-cell office:value-type="float" office:value="0.363542377948761" calcext:value-type="float">
            <text:p>0.36354237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6837298870087" calcext:value-type="float">
            <text:p>1.1683729887</text:p>
          </table:table-cell>
          <table:table-cell office:value-type="float" office:value="0.127648308873177" calcext:value-type="float">
            <text:p>0.1276483089</text:p>
          </table:table-cell>
          <table:table-cell office:value-type="float" office:value="-0.221105203032494" calcext:value-type="float">
            <text:p>-0.221105203</text:p>
          </table:table-cell>
          <table:table-cell office:value-type="float" office:value="0.179948076605797" calcext:value-type="float">
            <text:p>0.1799480766</text:p>
          </table:table-cell>
          <table:table-cell office:value-type="float" office:value="-0.181452438235283" calcext:value-type="float">
            <text:p>-0.1814524382</text:p>
          </table:table-cell>
          <table:table-cell office:value-type="float" office:value="0.359111100435257" calcext:value-type="float">
            <text:p>0.35911110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6416001319885" calcext:value-type="float">
            <text:p>1.1641600132</text:p>
          </table:table-cell>
          <table:table-cell office:value-type="float" office:value="0.172321647405624" calcext:value-type="float">
            <text:p>0.1723216474</text:p>
          </table:table-cell>
          <table:table-cell office:value-type="float" office:value="-0.210935145616531" calcext:value-type="float">
            <text:p>-0.2109351456</text:p>
          </table:table-cell>
          <table:table-cell office:value-type="float" office:value="0.177523344755173" calcext:value-type="float">
            <text:p>0.1775233448</text:p>
          </table:table-cell>
          <table:table-cell office:value-type="float" office:value="-0.179017871618271" calcext:value-type="float">
            <text:p>-0.1790178716</text:p>
          </table:table-cell>
          <table:table-cell office:value-type="float" office:value="0.350298821926117" calcext:value-type="float">
            <text:p>0.35029882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6236257553101" calcext:value-type="float">
            <text:p>1.1623625755</text:p>
          </table:table-cell>
          <table:table-cell office:value-type="float" office:value="0.19471862912178" calcext:value-type="float">
            <text:p>0.1947186291</text:p>
          </table:table-cell>
          <table:table-cell office:value-type="float" office:value="-0.205957800149918" calcext:value-type="float">
            <text:p>-0.2059578001</text:p>
          </table:table-cell>
          <table:table-cell office:value-type="float" office:value="0.1761474609375" calcext:value-type="float">
            <text:p>0.1761474609</text:p>
          </table:table-cell>
          <table:table-cell office:value-type="float" office:value="-0.17779877781868" calcext:value-type="float">
            <text:p>-0.1777987778</text:p>
          </table:table-cell>
          <table:table-cell office:value-type="float" office:value="0.345928311347961" calcext:value-type="float">
            <text:p>0.34592831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16076982021332" calcext:value-type="float">
            <text:p>1.1607698202</text:p>
          </table:table-cell>
          <table:table-cell office:value-type="float" office:value="0.217136546969414" calcext:value-type="float">
            <text:p>0.217136547</text:p>
          </table:table-cell>
          <table:table-cell office:value-type="float" office:value="-0.201047256588936" calcext:value-type="float">
            <text:p>-0.2010472566</text:p>
          </table:table-cell>
          <table:table-cell office:value-type="float" office:value="0.174664318561554" calcext:value-type="float">
            <text:p>0.1746643186</text:p>
          </table:table-cell>
          <table:table-cell office:value-type="float" office:value="-0.176579505205154" calcext:value-type="float">
            <text:p>-0.1765795052</text:p>
          </table:table-cell>
          <table:table-cell office:value-type="float" office:value="0.341588526964188" calcext:value-type="float">
            <text:p>0.3415885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5938055515289" calcext:value-type="float">
            <text:p>1.1593805552</text:p>
          </table:table-cell>
          <table:table-cell office:value-type="float" office:value="0.239560961723328" calcext:value-type="float">
            <text:p>0.2395609617</text:p>
          </table:table-cell>
          <table:table-cell office:value-type="float" office:value="-0.196199685335159" calcext:value-type="float">
            <text:p>-0.1961996853</text:p>
          </table:table-cell>
          <table:table-cell office:value-type="float" office:value="0.173075720667839" calcext:value-type="float">
            <text:p>0.1730757207</text:p>
          </table:table-cell>
          <table:table-cell office:value-type="float" office:value="-0.175360903143883" calcext:value-type="float">
            <text:p>-0.1753609031</text:p>
          </table:table-cell>
          <table:table-cell office:value-type="float" office:value="0.337284475564957" calcext:value-type="float">
            <text:p>0.33728447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819358825684" calcext:value-type="float">
            <text:p>1.1581935883</text:p>
          </table:table-cell>
          <table:table-cell office:value-type="float" office:value="0.261977672576904" calcext:value-type="float">
            <text:p>0.2619776726</text:p>
          </table:table-cell>
          <table:table-cell office:value-type="float" office:value="-0.191411018371582" calcext:value-type="float">
            <text:p>-0.1914110184</text:p>
          </table:table-cell>
          <table:table-cell office:value-type="float" office:value="0.171383634209633" calcext:value-type="float">
            <text:p>0.1713836342</text:p>
          </table:table-cell>
          <table:table-cell office:value-type="float" office:value="-0.174143850803375" calcext:value-type="float">
            <text:p>-0.1741438508</text:p>
          </table:table-cell>
          <table:table-cell office:value-type="float" office:value="0.333021134138107" calcext:value-type="float">
            <text:p>0.33302113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5720772743225" calcext:value-type="float">
            <text:p>1.1572077274</text:p>
          </table:table-cell>
          <table:table-cell office:value-type="float" office:value="0.28437215089798" calcext:value-type="float">
            <text:p>0.2843721509</text:p>
          </table:table-cell>
          <table:table-cell office:value-type="float" office:value="-0.186677396297455" calcext:value-type="float">
            <text:p>-0.1866773963</text:p>
          </table:table-cell>
          <table:table-cell office:value-type="float" office:value="0.169590413570404" calcext:value-type="float">
            <text:p>0.1695904136</text:p>
          </table:table-cell>
          <table:table-cell office:value-type="float" office:value="-0.17292907834053" calcext:value-type="float">
            <text:p>-0.1729290783</text:p>
          </table:table-cell>
          <table:table-cell office:value-type="float" office:value="0.328803449869156" calcext:value-type="float">
            <text:p>0.32880344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5642130374908" calcext:value-type="float">
            <text:p>1.1564213037</text:p>
          </table:table-cell>
          <table:table-cell office:value-type="float" office:value="0.306730210781097" calcext:value-type="float">
            <text:p>0.3067302108</text:p>
          </table:table-cell>
          <table:table-cell office:value-type="float" office:value="-0.18199460208416" calcext:value-type="float">
            <text:p>-0.1819946021</text:p>
          </table:table-cell>
          <table:table-cell office:value-type="float" office:value="0.167698666453361" calcext:value-type="float">
            <text:p>0.1676986665</text:p>
          </table:table-cell>
          <table:table-cell office:value-type="float" office:value="-0.171717450022697" calcext:value-type="float">
            <text:p>-0.17171745</text:p>
          </table:table-cell>
          <table:table-cell office:value-type="float" office:value="0.324635982513428" calcext:value-type="float">
            <text:p>0.32463598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5583324432373" calcext:value-type="float">
            <text:p>1.1558332443</text:p>
          </table:table-cell>
          <table:table-cell office:value-type="float" office:value="0.329037487506866" calcext:value-type="float">
            <text:p>0.3290374875</text:p>
          </table:table-cell>
          <table:table-cell office:value-type="float" office:value="-0.177358508110046" calcext:value-type="float">
            <text:p>-0.1773585081</text:p>
          </table:table-cell>
          <table:table-cell office:value-type="float" office:value="0.165711298584938" calcext:value-type="float">
            <text:p>0.1657112986</text:p>
          </table:table-cell>
          <table:table-cell office:value-type="float" office:value="-0.170509725809097" calcext:value-type="float">
            <text:p>-0.1705097258</text:p>
          </table:table-cell>
          <table:table-cell office:value-type="float" office:value="0.320523411035538" calcext:value-type="float">
            <text:p>0.3205234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5544211864471" calcext:value-type="float">
            <text:p>1.1554421186</text:p>
          </table:table-cell>
          <table:table-cell office:value-type="float" office:value="0.351279437541962" calcext:value-type="float">
            <text:p>0.3512794375</text:p>
          </table:table-cell>
          <table:table-cell office:value-type="float" office:value="-0.172764986753464" calcext:value-type="float">
            <text:p>-0.1727649868</text:p>
          </table:table-cell>
          <table:table-cell office:value-type="float" office:value="0.16363151371479" calcext:value-type="float">
            <text:p>0.1636315137</text:p>
          </table:table-cell>
          <table:table-cell office:value-type="float" office:value="-0.169306799769402" calcext:value-type="float">
            <text:p>-0.1693067998</text:p>
          </table:table-cell>
          <table:table-cell office:value-type="float" office:value="0.316470175981522" calcext:value-type="float">
            <text:p>0.316470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5524613857269" calcext:value-type="float">
            <text:p>1.1552461386</text:p>
          </table:table-cell>
          <table:table-cell office:value-type="float" office:value="0.373441904783249" calcext:value-type="float">
            <text:p>0.3734419048</text:p>
          </table:table-cell>
          <table:table-cell office:value-type="float" office:value="-0.168209820985794" calcext:value-type="float">
            <text:p>-0.168209821</text:p>
          </table:table-cell>
          <table:table-cell office:value-type="float" office:value="0.161462739109993" calcext:value-type="float">
            <text:p>0.1614627391</text:p>
          </table:table-cell>
          <table:table-cell office:value-type="float" office:value="-0.168109402060509" calcext:value-type="float">
            <text:p>-0.1681094021</text:p>
          </table:table-cell>
          <table:table-cell office:value-type="float" office:value="0.312480360269546" calcext:value-type="float">
            <text:p>0.3124803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15524399280548" calcext:value-type="float">
            <text:p>1.1552439928</text:p>
          </table:table-cell>
          <table:table-cell office:value-type="float" office:value="0.395510703325272" calcext:value-type="float">
            <text:p>0.3955107033</text:p>
          </table:table-cell>
          <table:table-cell office:value-type="float" office:value="-0.163688704371452" calcext:value-type="float">
            <text:p>-0.1636887044</text:p>
          </table:table-cell>
          <table:table-cell office:value-type="float" office:value="0.159208655357361" calcext:value-type="float">
            <text:p>0.1592086554</text:p>
          </table:table-cell>
          <table:table-cell office:value-type="float" office:value="-0.166918322443962" calcext:value-type="float">
            <text:p>-0.1669183224</text:p>
          </table:table-cell>
          <table:table-cell office:value-type="float" office:value="0.308558106422424" calcext:value-type="float">
            <text:p>0.30855810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5543413162231" calcext:value-type="float">
            <text:p>1.1554341316</text:p>
          </table:table-cell>
          <table:table-cell office:value-type="float" office:value="0.417471319437027" calcext:value-type="float">
            <text:p>0.4174713194</text:p>
          </table:table-cell>
          <table:table-cell office:value-type="float" office:value="-0.159197419881821" calcext:value-type="float">
            <text:p>-0.1591974199</text:p>
          </table:table-cell>
          <table:table-cell office:value-type="float" office:value="0.156873196363449" calcext:value-type="float">
            <text:p>0.1568731964</text:p>
          </table:table-cell>
          <table:table-cell office:value-type="float" office:value="-0.165734440088272" calcext:value-type="float">
            <text:p>-0.1657344401</text:p>
          </table:table-cell>
          <table:table-cell office:value-type="float" office:value="0.304707229137421" calcext:value-type="float">
            <text:p>0.30470722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5581488609314" calcext:value-type="float">
            <text:p>1.1558148861</text:p>
          </table:table-cell>
          <table:table-cell office:value-type="float" office:value="0.439309537410736" calcext:value-type="float">
            <text:p>0.4393095374</text:p>
          </table:table-cell>
          <table:table-cell office:value-type="float" office:value="-0.154731869697571" calcext:value-type="float">
            <text:p>-0.1547318697</text:p>
          </table:table-cell>
          <table:table-cell office:value-type="float" office:value="0.154460549354553" calcext:value-type="float">
            <text:p>0.1544605494</text:p>
          </table:table-cell>
          <table:table-cell office:value-type="float" office:value="-0.164558425545692" calcext:value-type="float">
            <text:p>-0.1645584255</text:p>
          </table:table-cell>
          <table:table-cell office:value-type="float" office:value="0.3009312748909" calcext:value-type="float">
            <text:p>0.3009312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563845872879" calcext:value-type="float">
            <text:p>1.1563845873</text:p>
          </table:table-cell>
          <table:table-cell office:value-type="float" office:value="0.46101114153862" calcext:value-type="float">
            <text:p>0.4610111415</text:p>
          </table:table-cell>
          <table:table-cell office:value-type="float" office:value="-0.150287687778473" calcext:value-type="float">
            <text:p>-0.1502876878</text:p>
          </table:table-cell>
          <table:table-cell office:value-type="float" office:value="0.151975065469742" calcext:value-type="float">
            <text:p>0.1519750655</text:p>
          </table:table-cell>
          <table:table-cell office:value-type="float" office:value="-0.163391187787056" calcext:value-type="float">
            <text:p>-0.1633911878</text:p>
          </table:table-cell>
          <table:table-cell office:value-type="float" office:value="0.297233730554581" calcext:value-type="float">
            <text:p>0.29723373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5714180469513" calcext:value-type="float">
            <text:p>1.1571418047</text:p>
          </table:table-cell>
          <table:table-cell office:value-type="float" office:value="0.482562184333801" calcext:value-type="float">
            <text:p>0.4825621843</text:p>
          </table:table-cell>
          <table:table-cell office:value-type="float" office:value="-0.145860746502876" calcext:value-type="float">
            <text:p>-0.1458607465</text:p>
          </table:table-cell>
          <table:table-cell office:value-type="float" office:value="0.149421364068985" calcext:value-type="float">
            <text:p>0.1494213641</text:p>
          </table:table-cell>
          <table:table-cell office:value-type="float" office:value="-0.162233397364616" calcext:value-type="float">
            <text:p>-0.1622333974</text:p>
          </table:table-cell>
          <table:table-cell office:value-type="float" office:value="0.29361766576767" calcext:value-type="float">
            <text:p>0.29361766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5808439254761" calcext:value-type="float">
            <text:p>1.1580843925</text:p>
          </table:table-cell>
          <table:table-cell office:value-type="float" office:value="0.503948271274567" calcext:value-type="float">
            <text:p>0.5039482713</text:p>
          </table:table-cell>
          <table:table-cell office:value-type="float" office:value="-0.141446933150291" calcext:value-type="float">
            <text:p>-0.1414469332</text:p>
          </table:table-cell>
          <table:table-cell office:value-type="float" office:value="0.146804168820381" calcext:value-type="float">
            <text:p>0.1468041688</text:p>
          </table:table-cell>
          <table:table-cell office:value-type="float" office:value="-0.161085888743401" calcext:value-type="float">
            <text:p>-0.1610858887</text:p>
          </table:table-cell>
          <table:table-cell office:value-type="float" office:value="0.290086060762405" calcext:value-type="float">
            <text:p>0.29008606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15921080112457" calcext:value-type="float">
            <text:p>1.1592108011</text:p>
          </table:table-cell>
          <table:table-cell office:value-type="float" office:value="0.525155603885651" calcext:value-type="float">
            <text:p>0.5251556039</text:p>
          </table:table-cell>
          <table:table-cell office:value-type="float" office:value="-0.137042194604874" calcext:value-type="float">
            <text:p>-0.1370421946</text:p>
          </table:table-cell>
          <table:table-cell office:value-type="float" office:value="0.144128382205963" calcext:value-type="float">
            <text:p>0.1441283822</text:p>
          </table:table-cell>
          <table:table-cell office:value-type="float" office:value="-0.159949362277985" calcext:value-type="float">
            <text:p>-0.1599493623</text:p>
          </table:table-cell>
          <table:table-cell office:value-type="float" office:value="0.286641508340836" calcext:value-type="float">
            <text:p>0.28664150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6051888465881" calcext:value-type="float">
            <text:p>1.1605188847</text:p>
          </table:table-cell>
          <table:table-cell office:value-type="float" office:value="0.546169877052307" calcext:value-type="float">
            <text:p>0.5461698771</text:p>
          </table:table-cell>
          <table:table-cell office:value-type="float" office:value="-0.132642358541489" calcext:value-type="float">
            <text:p>-0.1326423585</text:p>
          </table:table-cell>
          <table:table-cell office:value-type="float" office:value="0.141399189829826" calcext:value-type="float">
            <text:p>0.1413991898</text:p>
          </table:table-cell>
          <table:table-cell office:value-type="float" office:value="-0.158824592828751" calcext:value-type="float">
            <text:p>-0.1588245928</text:p>
          </table:table-cell>
          <table:table-cell office:value-type="float" office:value="0.283286452293396" calcext:value-type="float">
            <text:p>0.28328645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16200685501099" calcext:value-type="float">
            <text:p>1.162006855</text:p>
          </table:table-cell>
          <table:table-cell office:value-type="float" office:value="0.566976845264435" calcext:value-type="float">
            <text:p>0.5669768453</text:p>
          </table:table-cell>
          <table:table-cell office:value-type="float" office:value="-0.128243803977966" calcext:value-type="float">
            <text:p>-0.128243804</text:p>
          </table:table-cell>
          <table:table-cell office:value-type="float" office:value="0.138621747493744" calcext:value-type="float">
            <text:p>0.1386217475</text:p>
          </table:table-cell>
          <table:table-cell office:value-type="float" office:value="-0.157712325453758" calcext:value-type="float">
            <text:p>-0.1577123255</text:p>
          </table:table-cell>
          <table:table-cell office:value-type="float" office:value="0.280023068189621" calcext:value-type="float">
            <text:p>0.2800230682</text:p>
          </table:table-cell>
        </table:table-row>
      </table:table>
      <table:table table:name="LArm" table:style-name="ta1">
        <table:shapes>
          <draw:frame draw:z-index="0" draw:style-name="gr1" draw:text-style-name="P1" svg:width="8.9531in" svg:height="7.6697in" svg:x="3.5685in" svg:y="0in">
            <draw:object draw:notify-on-update-of-ranges="LArm.A1:LArm.A1 LArm.A2:LArm.A89 LArm.B1:LArm.B1 LArm.B2:LArm.B89 LArm.A1:LArm.A1 LArm.A2:LArm.A89 LArm.C1:LArm.C1 LArm.C2:LArm.C89 LArm.A1:LArm.A1 LArm.A2:LArm.A89 LArm.D1:LArm.D1 LArm.D2:LArm.D89 LArm.A1:LArm.A1 LArm.A2:LArm.A89 LArm.E1:LArm.E1 LArm.E2:LArm.E89 LArm.A1:LArm.A1 LArm.A2:LArm.A89 LArm.F1:LArm.F1 LArm.F2:LArm.F89 LArm.A1:LArm.A1 LArm.A2:LArm.A89 LArm.G1:LArm.G1 LArm.G2:LArm.G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WX LArm</text:p>
          </table:table-cell>
          <table:table-cell office:value-type="string" calcext:value-type="string">
            <text:p>WY LArm</text:p>
          </table:table-cell>
          <table:table-cell office:value-type="string" calcext:value-type="string">
            <text:p>WZ LArm</text:p>
          </table:table-cell>
          <table:table-cell office:value-type="string" calcext:value-type="string">
            <text:p>X LArm</text:p>
          </table:table-cell>
          <table:table-cell office:value-type="string" calcext:value-type="string">
            <text:p>Y LArm</text:p>
          </table:table-cell>
          <table:table-cell office:value-type="string" calcext:value-type="string">
            <text:p>Z LA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923288941383362" calcext:value-type="float">
            <text:p>-0.9232889414</text:p>
          </table:table-cell>
          <table:table-cell office:value-type="float" office:value="1.08372449874878" calcext:value-type="float">
            <text:p>1.0837244987</text:p>
          </table:table-cell>
          <table:table-cell office:value-type="float" office:value="0.126666501164436" calcext:value-type="float">
            <text:p>0.1266665012</text:p>
          </table:table-cell>
          <table:table-cell office:value-type="float" office:value="0.0467960424721241" calcext:value-type="float">
            <text:p>0.0467960425</text:p>
          </table:table-cell>
          <table:table-cell office:value-type="float" office:value="0.11526557803154" calcext:value-type="float">
            <text:p>0.115265578</text:p>
          </table:table-cell>
          <table:table-cell office:value-type="float" office:value="0.230151563882828" calcext:value-type="float">
            <text:p>0.23015156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923312067985535" calcext:value-type="float">
            <text:p>-0.923312068</text:p>
          </table:table-cell>
          <table:table-cell office:value-type="float" office:value="1.0837070941925" calcext:value-type="float">
            <text:p>1.0837070942</text:p>
          </table:table-cell>
          <table:table-cell office:value-type="float" office:value="0.126674264669418" calcext:value-type="float">
            <text:p>0.1266742647</text:p>
          </table:table-cell>
          <table:table-cell office:value-type="float" office:value="0.0467976555228233" calcext:value-type="float">
            <text:p>0.0467976555</text:p>
          </table:table-cell>
          <table:table-cell office:value-type="float" office:value="0.115266740322113" calcext:value-type="float">
            <text:p>0.1152667403</text:p>
          </table:table-cell>
          <table:table-cell office:value-type="float" office:value="0.230152696371078" calcext:value-type="float">
            <text:p>0.23015269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923348844051361" calcext:value-type="float">
            <text:p>-0.9233488441</text:p>
          </table:table-cell>
          <table:table-cell office:value-type="float" office:value="1.08367800712585" calcext:value-type="float">
            <text:p>1.0836780071</text:p>
          </table:table-cell>
          <table:table-cell office:value-type="float" office:value="0.126687660813332" calcext:value-type="float">
            <text:p>0.1266876608</text:p>
          </table:table-cell>
          <table:table-cell office:value-type="float" office:value="0.0468004159629345" calcext:value-type="float">
            <text:p>0.046800416</text:p>
          </table:table-cell>
          <table:table-cell office:value-type="float" office:value="0.115268737077713" calcext:value-type="float">
            <text:p>0.1152687371</text:p>
          </table:table-cell>
          <table:table-cell office:value-type="float" office:value="0.230154633522034" calcext:value-type="float">
            <text:p>0.2301546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923400342464447" calcext:value-type="float">
            <text:p>-0.9234003425</text:p>
          </table:table-cell>
          <table:table-cell office:value-type="float" office:value="1.08363521099091" calcext:value-type="float">
            <text:p>1.083635211</text:p>
          </table:table-cell>
          <table:table-cell office:value-type="float" office:value="0.126707836985588" calcext:value-type="float">
            <text:p>0.126707837</text:p>
          </table:table-cell>
          <table:table-cell office:value-type="float" office:value="0.0468045882880688" calcext:value-type="float">
            <text:p>0.0468045883</text:p>
          </table:table-cell>
          <table:table-cell office:value-type="float" office:value="0.115271747112274" calcext:value-type="float">
            <text:p>0.1152717471</text:p>
          </table:table-cell>
          <table:table-cell office:value-type="float" office:value="0.230157509446144" calcext:value-type="float">
            <text:p>0.23015750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923466682434082" calcext:value-type="float">
            <text:p>-0.9234666824</text:p>
          </table:table-cell>
          <table:table-cell office:value-type="float" office:value="1.08357715606689" calcext:value-type="float">
            <text:p>1.0835771561</text:p>
          </table:table-cell>
          <table:table-cell office:value-type="float" office:value="0.126736029982567" calcext:value-type="float">
            <text:p>0.12673603</text:p>
          </table:table-cell>
          <table:table-cell office:value-type="float" office:value="0.0468103587627411" calcext:value-type="float">
            <text:p>0.0468103588</text:p>
          </table:table-cell>
          <table:table-cell office:value-type="float" office:value="0.115275979042053" calcext:value-type="float">
            <text:p>0.115275979</text:p>
          </table:table-cell>
          <table:table-cell office:value-type="float" office:value="0.230161383748054" calcext:value-type="float">
            <text:p>0.23016138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923547267913818" calcext:value-type="float">
            <text:p>-0.9235472679</text:p>
          </table:table-cell>
          <table:table-cell office:value-type="float" office:value="1.08350217342377" calcext:value-type="float">
            <text:p>1.0835021734</text:p>
          </table:table-cell>
          <table:table-cell office:value-type="float" office:value="0.126773491501808" calcext:value-type="float">
            <text:p>0.1267734915</text:p>
          </table:table-cell>
          <table:table-cell office:value-type="float" office:value="0.0468179732561111" calcext:value-type="float">
            <text:p>0.0468179733</text:p>
          </table:table-cell>
          <table:table-cell office:value-type="float" office:value="0.115281529724598" calcext:value-type="float">
            <text:p>0.1152815297</text:p>
          </table:table-cell>
          <table:table-cell office:value-type="float" office:value="0.230166420340538" calcext:value-type="float">
            <text:p>0.23016642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923641204833984" calcext:value-type="float">
            <text:p>-0.9236412048</text:p>
          </table:table-cell>
          <table:table-cell office:value-type="float" office:value="1.08340954780579" calcext:value-type="float">
            <text:p>1.0834095478</text:p>
          </table:table-cell>
          <table:table-cell office:value-type="float" office:value="0.126821339130402" calcext:value-type="float">
            <text:p>0.1268213391</text:p>
          </table:table-cell>
          <table:table-cell office:value-type="float" office:value="0.0468275956809521" calcext:value-type="float">
            <text:p>0.0468275957</text:p>
          </table:table-cell>
          <table:table-cell office:value-type="float" office:value="0.115288570523262" calcext:value-type="float">
            <text:p>0.1152885705</text:p>
          </table:table-cell>
          <table:table-cell office:value-type="float" office:value="0.230172634124756" calcext:value-type="float">
            <text:p>0.2301726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92374712228775" calcext:value-type="float">
            <text:p>-0.9237471223</text:p>
          </table:table-cell>
          <table:table-cell office:value-type="float" office:value="1.08329796791077" calcext:value-type="float">
            <text:p>1.0832979679</text:p>
          </table:table-cell>
          <table:table-cell office:value-type="float" office:value="0.126880720257759" calcext:value-type="float">
            <text:p>0.1268807203</text:p>
          </table:table-cell>
          <table:table-cell office:value-type="float" office:value="0.0468394234776497" calcext:value-type="float">
            <text:p>0.0468394235</text:p>
          </table:table-cell>
          <table:table-cell office:value-type="float" office:value="0.115297317504883" calcext:value-type="float">
            <text:p>0.1152973175</text:p>
          </table:table-cell>
          <table:table-cell office:value-type="float" office:value="0.230180218815804" calcext:value-type="float">
            <text:p>0.23018021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923863530158997" calcext:value-type="float">
            <text:p>-0.9238635302</text:p>
          </table:table-cell>
          <table:table-cell office:value-type="float" office:value="1.08316671848297" calcext:value-type="float">
            <text:p>1.0831667185</text:p>
          </table:table-cell>
          <table:table-cell office:value-type="float" office:value="0.126952722668648" calcext:value-type="float">
            <text:p>0.1269527227</text:p>
          </table:table-cell>
          <table:table-cell office:value-type="float" office:value="0.0468536131083965" calcext:value-type="float">
            <text:p>0.0468536131</text:p>
          </table:table-cell>
          <table:table-cell office:value-type="float" office:value="0.115307815372944" calcext:value-type="float">
            <text:p>0.1153078154</text:p>
          </table:table-cell>
          <table:table-cell office:value-type="float" office:value="0.230189174413681" calcext:value-type="float">
            <text:p>0.23018917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925003468990326" calcext:value-type="float">
            <text:p>-0.925003469</text:p>
          </table:table-cell>
          <table:table-cell office:value-type="float" office:value="1.07622289657593" calcext:value-type="float">
            <text:p>1.0762228966</text:p>
          </table:table-cell>
          <table:table-cell office:value-type="float" office:value="0.132229194045067" calcext:value-type="float">
            <text:p>0.132229194</text:p>
          </table:table-cell>
          <table:table-cell office:value-type="float" office:value="0.0477699860930443" calcext:value-type="float">
            <text:p>0.0477699861</text:p>
          </table:table-cell>
          <table:table-cell office:value-type="float" office:value="0.116037294268608" calcext:value-type="float">
            <text:p>0.1160372943</text:p>
          </table:table-cell>
          <table:table-cell office:value-type="float" office:value="0.230690971016884" calcext:value-type="float">
            <text:p>0.2306909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924831509590149" calcext:value-type="float">
            <text:p>-0.9248315096</text:p>
          </table:table-cell>
          <table:table-cell office:value-type="float" office:value="1.07559454441071" calcext:value-type="float">
            <text:p>1.0755945444</text:p>
          </table:table-cell>
          <table:table-cell office:value-type="float" office:value="0.1327915340662" calcext:value-type="float">
            <text:p>0.1327915341</text:p>
          </table:table-cell>
          <table:table-cell office:value-type="float" office:value="0.0478617362678051" calcext:value-type="float">
            <text:p>0.0478617363</text:p>
          </table:table-cell>
          <table:table-cell office:value-type="float" office:value="0.116113595664501" calcext:value-type="float">
            <text:p>0.1161135957</text:p>
          </table:table-cell>
          <table:table-cell office:value-type="float" office:value="0.230738297104835" calcext:value-type="float">
            <text:p>0.23073829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924618780612946" calcext:value-type="float">
            <text:p>-0.9246187806</text:p>
          </table:table-cell>
          <table:table-cell office:value-type="float" office:value="1.07493722438812" calcext:value-type="float">
            <text:p>1.0749372244</text:p>
          </table:table-cell>
          <table:table-cell office:value-type="float" office:value="0.133389964699745" calcext:value-type="float">
            <text:p>0.1333899647</text:p>
          </table:table-cell>
          <table:table-cell office:value-type="float" office:value="0.0479587614536285" calcext:value-type="float">
            <text:p>0.0479587615</text:p>
          </table:table-cell>
          <table:table-cell office:value-type="float" office:value="0.11619471013546" calcext:value-type="float">
            <text:p>0.1161947101</text:p>
          </table:table-cell>
          <table:table-cell office:value-type="float" office:value="0.230788007378578" calcext:value-type="float">
            <text:p>0.23078800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924362480640411" calcext:value-type="float">
            <text:p>-0.9243624806</text:p>
          </table:table-cell>
          <table:table-cell office:value-type="float" office:value="1.0742506980896" calcext:value-type="float">
            <text:p>1.0742506981</text:p>
          </table:table-cell>
          <table:table-cell office:value-type="float" office:value="0.134025454521179" calcext:value-type="float">
            <text:p>0.1340254545</text:p>
          </table:table-cell>
          <table:table-cell office:value-type="float" office:value="0.0480611547827721" calcext:value-type="float">
            <text:p>0.0480611548</text:p>
          </table:table-cell>
          <table:table-cell office:value-type="float" office:value="0.116280764341354" calcext:value-type="float">
            <text:p>0.1162807643</text:p>
          </table:table-cell>
          <table:table-cell office:value-type="float" office:value="0.230840295553207" calcext:value-type="float">
            <text:p>0.23084029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9240602850914" calcext:value-type="float">
            <text:p>-0.9240602851</text:p>
          </table:table-cell>
          <table:table-cell office:value-type="float" office:value="1.07353448867798" calcext:value-type="float">
            <text:p>1.0735344887</text:p>
          </table:table-cell>
          <table:table-cell office:value-type="float" office:value="0.134699165821075" calcext:value-type="float">
            <text:p>0.1346991658</text:p>
          </table:table-cell>
          <table:table-cell office:value-type="float" office:value="0.0481690466403961" calcext:value-type="float">
            <text:p>0.0481690466</text:p>
          </table:table-cell>
          <table:table-cell office:value-type="float" office:value="0.1163719445467" calcext:value-type="float">
            <text:p>0.1163719445</text:p>
          </table:table-cell>
          <table:table-cell office:value-type="float" office:value="0.230895072221756" calcext:value-type="float">
            <text:p>0.23089507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923709809780121" calcext:value-type="float">
            <text:p>-0.9237098098</text:p>
          </table:table-cell>
          <table:table-cell office:value-type="float" office:value="1.07278835773468" calcext:value-type="float">
            <text:p>1.0727883577</text:p>
          </table:table-cell>
          <table:table-cell office:value-type="float" office:value="0.135412141680718" calcext:value-type="float">
            <text:p>0.1354121417</text:p>
          </table:table-cell>
          <table:table-cell office:value-type="float" office:value="0.048282589763403" calcext:value-type="float">
            <text:p>0.0482825898</text:p>
          </table:table-cell>
          <table:table-cell office:value-type="float" office:value="0.116468377411366" calcext:value-type="float">
            <text:p>0.1164683774</text:p>
          </table:table-cell>
          <table:table-cell office:value-type="float" office:value="0.230952456593513" calcext:value-type="float">
            <text:p>0.23095245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922853946685791" calcext:value-type="float">
            <text:p>-0.9228539467</text:p>
          </table:table-cell>
          <table:table-cell office:value-type="float" office:value="1.07120406627655" calcext:value-type="float">
            <text:p>1.0712040663</text:p>
          </table:table-cell>
          <table:table-cell office:value-type="float" office:value="0.136959582567215" calcext:value-type="float">
            <text:p>0.1369595826</text:p>
          </table:table-cell>
          <table:table-cell office:value-type="float" office:value="0.0485270731151104" calcext:value-type="float">
            <text:p>0.0485270731</text:p>
          </table:table-cell>
          <table:table-cell office:value-type="float" office:value="0.116677604615688" calcext:value-type="float">
            <text:p>0.1166776046</text:p>
          </table:table-cell>
          <table:table-cell office:value-type="float" office:value="0.231075406074524" calcext:value-type="float">
            <text:p>0.23107540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922279894351959" calcext:value-type="float">
            <text:p>-0.9222798944</text:p>
          </table:table-cell>
          <table:table-cell office:value-type="float" office:value="1.0703364610672" calcext:value-type="float">
            <text:p>1.0703364611</text:p>
          </table:table-cell>
          <table:table-cell office:value-type="float" office:value="0.137867227196693" calcext:value-type="float">
            <text:p>0.1378672272</text:p>
          </table:table-cell>
          <table:table-cell office:value-type="float" office:value="0.0486635155975819" calcext:value-type="float">
            <text:p>0.0486635156</text:p>
          </table:table-cell>
          <table:table-cell office:value-type="float" office:value="0.116798266768455" calcext:value-type="float">
            <text:p>0.1167982668</text:p>
          </table:table-cell>
          <table:table-cell office:value-type="float" office:value="0.231143698096275" calcext:value-type="float">
            <text:p>0.23114369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921650171279907" calcext:value-type="float">
            <text:p>-0.9216501713</text:p>
          </table:table-cell>
          <table:table-cell office:value-type="float" office:value="1.06944096088409" calcext:value-type="float">
            <text:p>1.0694409609</text:p>
          </table:table-cell>
          <table:table-cell office:value-type="float" office:value="0.138814315199852" calcext:value-type="float">
            <text:p>0.1388143152</text:p>
          </table:table-cell>
          <table:table-cell office:value-type="float" office:value="0.0488052926957607" calcext:value-type="float">
            <text:p>0.0488052927</text:p>
          </table:table-cell>
          <table:table-cell office:value-type="float" office:value="0.116924405097961" calcext:value-type="float">
            <text:p>0.1169244051</text:p>
          </table:table-cell>
          <table:table-cell office:value-type="float" office:value="0.231214582920074" calcext:value-type="float">
            <text:p>0.23121458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910162091255188" calcext:value-type="float">
            <text:p>-0.9101620913</text:p>
          </table:table-cell>
          <table:table-cell office:value-type="float" office:value="1.05748951435089" calcext:value-type="float">
            <text:p>1.0574895144</text:p>
          </table:table-cell>
          <table:table-cell office:value-type="float" office:value="0.152374148368835" calcext:value-type="float">
            <text:p>0.1523741484</text:p>
          </table:table-cell>
          <table:table-cell office:value-type="float" office:value="0.0507787391543388" calcext:value-type="float">
            <text:p>0.0507787392</text:p>
          </table:table-cell>
          <table:table-cell office:value-type="float" office:value="0.11874807626009" calcext:value-type="float">
            <text:p>0.1187480763</text:p>
          </table:table-cell>
          <table:table-cell office:value-type="float" office:value="0.232198968529701" calcext:value-type="float">
            <text:p>0.23219896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908637762069702" calcext:value-type="float">
            <text:p>-0.9086377621</text:p>
          </table:table-cell>
          <table:table-cell office:value-type="float" office:value="1.05619275569916" calcext:value-type="float">
            <text:p>1.0561927557</text:p>
          </table:table-cell>
          <table:table-cell office:value-type="float" office:value="0.153925448656082" calcext:value-type="float">
            <text:p>0.1539254487</text:p>
          </table:table-cell>
          <table:table-cell office:value-type="float" office:value="0.0510002002120018" calcext:value-type="float">
            <text:p>0.0510002002</text:p>
          </table:table-cell>
          <table:table-cell office:value-type="float" office:value="0.11895876377821" calcext:value-type="float">
            <text:p>0.1189587638</text:p>
          </table:table-cell>
          <table:table-cell office:value-type="float" office:value="0.232309728860855" calcext:value-type="float">
            <text:p>0.23230972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916794896125793" calcext:value-type="float">
            <text:p>-0.9167948961</text:p>
          </table:table-cell>
          <table:table-cell office:value-type="float" office:value="-0.0108971362933517" calcext:value-type="float">
            <text:p>-0.0108971363</text:p>
          </table:table-cell>
          <table:table-cell office:value-type="float" office:value="0.275869607925415" calcext:value-type="float">
            <text:p>0.2758696079</text:p>
          </table:table-cell>
          <table:table-cell office:value-type="float" office:value="0.181805819272995" calcext:value-type="float">
            <text:p>0.1818058193</text:p>
          </table:table-cell>
          <table:table-cell office:value-type="float" office:value="0.163992077112198" calcext:value-type="float">
            <text:p>0.1639920771</text:p>
          </table:table-cell>
          <table:table-cell office:value-type="float" office:value="0.394959419965744" calcext:value-type="float">
            <text:p>0.394959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921053767204285" calcext:value-type="float">
            <text:p>-0.9210537672</text:p>
          </table:table-cell>
          <table:table-cell office:value-type="float" office:value="-0.0321468710899353" calcext:value-type="float">
            <text:p>-0.0321468711</text:p>
          </table:table-cell>
          <table:table-cell office:value-type="float" office:value="0.279230087995529" calcext:value-type="float">
            <text:p>0.279230088</text:p>
          </table:table-cell>
          <table:table-cell office:value-type="float" office:value="0.182301580905914" calcext:value-type="float">
            <text:p>0.1823015809</text:p>
          </table:table-cell>
          <table:table-cell office:value-type="float" office:value="0.164683759212494" calcext:value-type="float">
            <text:p>0.1646837592</text:p>
          </table:table-cell>
          <table:table-cell office:value-type="float" office:value="0.39927539229393" calcext:value-type="float">
            <text:p>0.39927539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925457954406738" calcext:value-type="float">
            <text:p>-0.9254579544</text:p>
          </table:table-cell>
          <table:table-cell office:value-type="float" office:value="-0.0532579384744167" calcext:value-type="float">
            <text:p>-0.0532579385</text:p>
          </table:table-cell>
          <table:table-cell office:value-type="float" office:value="0.282694220542908" calcext:value-type="float">
            <text:p>0.2826942205</text:p>
          </table:table-cell>
          <table:table-cell office:value-type="float" office:value="0.182698279619217" calcext:value-type="float">
            <text:p>0.1826982796</text:p>
          </table:table-cell>
          <table:table-cell office:value-type="float" office:value="0.16536770761013" calcext:value-type="float">
            <text:p>0.1653677076</text:p>
          </table:table-cell>
          <table:table-cell office:value-type="float" office:value="0.403574347496033" calcext:value-type="float">
            <text:p>0.4035743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93000715970993" calcext:value-type="float">
            <text:p>-0.9300071597</text:p>
          </table:table-cell>
          <table:table-cell office:value-type="float" office:value="-0.0742181390523911" calcext:value-type="float">
            <text:p>-0.0742181391</text:p>
          </table:table-cell>
          <table:table-cell office:value-type="float" office:value="0.286263406276703" calcext:value-type="float">
            <text:p>0.2862634063</text:p>
          </table:table-cell>
          <table:table-cell office:value-type="float" office:value="0.182997271418572" calcext:value-type="float">
            <text:p>0.1829972714</text:p>
          </table:table-cell>
          <table:table-cell office:value-type="float" office:value="0.166043743491173" calcext:value-type="float">
            <text:p>0.1660437435</text:p>
          </table:table-cell>
          <table:table-cell office:value-type="float" office:value="0.407851815223694" calcext:value-type="float">
            <text:p>0.40785181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934701144695282" calcext:value-type="float">
            <text:p>-0.9347011447</text:p>
          </table:table-cell>
          <table:table-cell office:value-type="float" office:value="-0.0950152724981308" calcext:value-type="float">
            <text:p>-0.0950152725</text:p>
          </table:table-cell>
          <table:table-cell office:value-type="float" office:value="0.289939105510712" calcext:value-type="float">
            <text:p>0.2899391055</text:p>
          </table:table-cell>
          <table:table-cell office:value-type="float" office:value="0.183200061321259" calcext:value-type="float">
            <text:p>0.1832000613</text:p>
          </table:table-cell>
          <table:table-cell office:value-type="float" office:value="0.166711747646332" calcext:value-type="float">
            <text:p>0.1667117476</text:p>
          </table:table-cell>
          <table:table-cell office:value-type="float" office:value="0.412103235721588" calcext:value-type="float">
            <text:p>0.41210323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94452029466629" calcext:value-type="float">
            <text:p>-0.9445202947</text:p>
          </table:table-cell>
          <table:table-cell office:value-type="float" office:value="-0.136072561144829" calcext:value-type="float">
            <text:p>-0.1360725611</text:p>
          </table:table-cell>
          <table:table-cell office:value-type="float" office:value="0.297613948583603" calcext:value-type="float">
            <text:p>0.2976139486</text:p>
          </table:table-cell>
          <table:table-cell office:value-type="float" office:value="0.183324456214905" calcext:value-type="float">
            <text:p>0.1833244562</text:p>
          </table:table-cell>
          <table:table-cell office:value-type="float" office:value="0.168022990226746" calcext:value-type="float">
            <text:p>0.1680229902</text:p>
          </table:table-cell>
          <table:table-cell office:value-type="float" office:value="0.420510530471802" calcext:value-type="float">
            <text:p>0.42051053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949643433094025" calcext:value-type="float">
            <text:p>-0.9496434331</text:p>
          </table:table-cell>
          <table:table-cell office:value-type="float" office:value="-0.156308546662331" calcext:value-type="float">
            <text:p>-0.1563085467</text:p>
          </table:table-cell>
          <table:table-cell office:value-type="float" office:value="0.301614820957184" calcext:value-type="float">
            <text:p>0.301614821</text:p>
          </table:table-cell>
          <table:table-cell office:value-type="float" office:value="0.183250278234482" calcext:value-type="float">
            <text:p>0.1832502782</text:p>
          </table:table-cell>
          <table:table-cell office:value-type="float" office:value="0.16866597533226" calcext:value-type="float">
            <text:p>0.1686659753</text:p>
          </table:table-cell>
          <table:table-cell office:value-type="float" office:value="0.424657881259918" calcext:value-type="float">
            <text:p>0.42465788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96030980348587" calcext:value-type="float">
            <text:p>-0.9603098035</text:p>
          </table:table-cell>
          <table:table-cell office:value-type="float" office:value="-0.196135923266411" calcext:value-type="float">
            <text:p>-0.1961359233</text:p>
          </table:table-cell>
          <table:table-cell office:value-type="float" office:value="0.309944689273834" calcext:value-type="float">
            <text:p>0.3099446893</text:p>
          </table:table-cell>
          <table:table-cell office:value-type="float" office:value="0.182841688394547" calcext:value-type="float">
            <text:p>0.1828416884</text:p>
          </table:table-cell>
          <table:table-cell office:value-type="float" office:value="0.169925779104233" calcext:value-type="float">
            <text:p>0.1699257791</text:p>
          </table:table-cell>
          <table:table-cell office:value-type="float" office:value="0.432819545269012" calcext:value-type="float">
            <text:p>0.43281954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971522092819214" calcext:value-type="float">
            <text:p>-0.9715220928</text:p>
          </table:table-cell>
          <table:table-cell office:value-type="float" office:value="-0.235025867819786" calcext:value-type="float">
            <text:p>-0.2350258678</text:p>
          </table:table-cell>
          <table:table-cell office:value-type="float" office:value="0.318711280822754" calcext:value-type="float">
            <text:p>0.3187112808</text:p>
          </table:table-cell>
          <table:table-cell office:value-type="float" office:value="0.18210481107235" calcext:value-type="float">
            <text:p>0.1821048111</text:p>
          </table:table-cell>
          <table:table-cell office:value-type="float" office:value="0.171149700880051" calcext:value-type="float">
            <text:p>0.1711497009</text:p>
          </table:table-cell>
          <table:table-cell office:value-type="float" office:value="0.440778166055679" calcext:value-type="float">
            <text:p>0.44077816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977326452732086" calcext:value-type="float">
            <text:p>-0.9773264527</text:p>
          </table:table-cell>
          <table:table-cell office:value-type="float" office:value="-0.254090368747711" calcext:value-type="float">
            <text:p>-0.2540903687</text:p>
          </table:table-cell>
          <table:table-cell office:value-type="float" office:value="0.323256433010101" calcext:value-type="float">
            <text:p>0.323256433</text:p>
          </table:table-cell>
          <table:table-cell office:value-type="float" office:value="0.181620940566063" calcext:value-type="float">
            <text:p>0.1816209406</text:p>
          </table:table-cell>
          <table:table-cell office:value-type="float" office:value="0.171747863292694" calcext:value-type="float">
            <text:p>0.1717478633</text:p>
          </table:table-cell>
          <table:table-cell office:value-type="float" office:value="0.444672137498856" calcext:value-type="float">
            <text:p>0.44467213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983258545398712" calcext:value-type="float">
            <text:p>-0.9832585454</text:p>
          </table:table-cell>
          <table:table-cell office:value-type="float" office:value="-0.272886157035828" calcext:value-type="float">
            <text:p>-0.272886157</text:p>
          </table:table-cell>
          <table:table-cell office:value-type="float" office:value="0.327907770872116" calcext:value-type="float">
            <text:p>0.3279077709</text:p>
          </table:table-cell>
          <table:table-cell office:value-type="float" office:value="0.18106472492218" calcext:value-type="float">
            <text:p>0.1810647249</text:p>
          </table:table-cell>
          <table:table-cell office:value-type="float" office:value="0.172336533665657" calcext:value-type="float">
            <text:p>0.1723365337</text:p>
          </table:table-cell>
          <table:table-cell office:value-type="float" office:value="0.448504745960236" calcext:value-type="float">
            <text:p>0.4485047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02316272258759" calcext:value-type="float">
            <text:p>-1.0231627226</text:p>
          </table:table-cell>
          <table:table-cell office:value-type="float" office:value="-0.383806705474854" calcext:value-type="float">
            <text:p>-0.3838067055</text:p>
          </table:table-cell>
          <table:table-cell office:value-type="float" office:value="0.344265073537827" calcext:value-type="float">
            <text:p>0.3442650735</text:p>
          </table:table-cell>
          <table:table-cell office:value-type="float" office:value="0.177572190761566" calcext:value-type="float">
            <text:p>0.1775721908</text:p>
          </table:table-cell>
          <table:table-cell office:value-type="float" office:value="0.172967314720154" calcext:value-type="float">
            <text:p>0.1729673147</text:p>
          </table:table-cell>
          <table:table-cell office:value-type="float" office:value="0.470921754837036" calcext:value-type="float">
            <text:p>0.47092175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01664364337921" calcext:value-type="float">
            <text:p>-1.0166436434</text:p>
          </table:table-cell>
          <table:table-cell office:value-type="float" office:value="-0.36633962392807" calcext:value-type="float">
            <text:p>-0.3663396239</text:p>
          </table:table-cell>
          <table:table-cell office:value-type="float" office:value="0.338263064622879" calcext:value-type="float">
            <text:p>0.3382630646</text:p>
          </table:table-cell>
          <table:table-cell office:value-type="float" office:value="0.17857825756073" calcext:value-type="float">
            <text:p>0.1785782576</text:p>
          </table:table-cell>
          <table:table-cell office:value-type="float" office:value="0.172289311885834" calcext:value-type="float">
            <text:p>0.1722893119</text:p>
          </table:table-cell>
          <table:table-cell office:value-type="float" office:value="0.467412322759628" calcext:value-type="float">
            <text:p>0.46741232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0102527141571" calcext:value-type="float">
            <text:p>-1.0102527142</text:p>
          </table:table-cell>
          <table:table-cell office:value-type="float" office:value="-0.348508894443512" calcext:value-type="float">
            <text:p>-0.3485088944</text:p>
          </table:table-cell>
          <table:table-cell office:value-type="float" office:value="0.332354366779327" calcext:value-type="float">
            <text:p>0.3323543668</text:p>
          </table:table-cell>
          <table:table-cell office:value-type="float" office:value="0.17953197658062" calcext:value-type="float">
            <text:p>0.1795319766</text:p>
          </table:table-cell>
          <table:table-cell office:value-type="float" office:value="0.171598896384239" calcext:value-type="float">
            <text:p>0.1715988964</text:p>
          </table:table-cell>
          <table:table-cell office:value-type="float" office:value="0.46381676197052" calcext:value-type="float">
            <text:p>0.4638167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.00399768352509" calcext:value-type="float">
            <text:p>-1.0039976835</text:p>
          </table:table-cell>
          <table:table-cell office:value-type="float" office:value="-0.330326199531555" calcext:value-type="float">
            <text:p>-0.3303261995</text:p>
          </table:table-cell>
          <table:table-cell office:value-type="float" office:value="0.326544314622879" calcext:value-type="float">
            <text:p>0.3265443146</text:p>
          </table:table-cell>
          <table:table-cell office:value-type="float" office:value="0.180428594350815" calcext:value-type="float">
            <text:p>0.1804285944</text:p>
          </table:table-cell>
          <table:table-cell office:value-type="float" office:value="0.170896410942078" calcext:value-type="float">
            <text:p>0.1708964109</text:p>
          </table:table-cell>
          <table:table-cell office:value-type="float" office:value="0.460137695074081" calcext:value-type="float">
            <text:p>0.46013769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997886180877686" calcext:value-type="float">
            <text:p>-0.9978861809</text:p>
          </table:table-cell>
          <table:table-cell office:value-type="float" office:value="-0.311803340911865" calcext:value-type="float">
            <text:p>-0.3118033409</text:p>
          </table:table-cell>
          <table:table-cell office:value-type="float" office:value="0.320837646722794" calcext:value-type="float">
            <text:p>0.3208376467</text:p>
          </table:table-cell>
          <table:table-cell office:value-type="float" office:value="0.181263476610184" calcext:value-type="float">
            <text:p>0.1812634766</text:p>
          </table:table-cell>
          <table:table-cell office:value-type="float" office:value="0.170182317495346" calcext:value-type="float">
            <text:p>0.1701823175</text:p>
          </table:table-cell>
          <table:table-cell office:value-type="float" office:value="0.456378042697907" calcext:value-type="float">
            <text:p>0.45637804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991923749446869" calcext:value-type="float">
            <text:p>-0.9919237494</text:p>
          </table:table-cell>
          <table:table-cell office:value-type="float" office:value="-0.292952537536621" calcext:value-type="float">
            <text:p>-0.2929525375</text:p>
          </table:table-cell>
          <table:table-cell office:value-type="float" office:value="0.315238237380981" calcext:value-type="float">
            <text:p>0.3152382374</text:p>
          </table:table-cell>
          <table:table-cell office:value-type="float" office:value="0.182032078504562" calcext:value-type="float">
            <text:p>0.1820320785</text:p>
          </table:table-cell>
          <table:table-cell office:value-type="float" office:value="0.169456884264946" calcext:value-type="float">
            <text:p>0.1694568843</text:p>
          </table:table-cell>
          <table:table-cell office:value-type="float" office:value="0.452540695667267" calcext:value-type="float">
            <text:p>0.45254069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980468690395355" calcext:value-type="float">
            <text:p>-0.9804686904</text:p>
          </table:table-cell>
          <table:table-cell office:value-type="float" office:value="-0.254316359758377" calcext:value-type="float">
            <text:p>-0.2543163598</text:p>
          </table:table-cell>
          <table:table-cell office:value-type="float" office:value="0.304373443126678" calcext:value-type="float">
            <text:p>0.3043734431</text:p>
          </table:table-cell>
          <table:table-cell office:value-type="float" office:value="0.183353126049042" calcext:value-type="float">
            <text:p>0.183353126</text:p>
          </table:table-cell>
          <table:table-cell office:value-type="float" office:value="0.167973726987839" calcext:value-type="float">
            <text:p>0.167973727</text:p>
          </table:table-cell>
          <table:table-cell office:value-type="float" office:value="0.444646298885346" calcext:value-type="float">
            <text:p>0.44464629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974984884262085" calcext:value-type="float">
            <text:p>-0.9749848843</text:p>
          </table:table-cell>
          <table:table-cell office:value-type="float" office:value="-0.234556272625923" calcext:value-type="float">
            <text:p>-0.2345562726</text:p>
          </table:table-cell>
          <table:table-cell office:value-type="float" office:value="0.299112737178802" calcext:value-type="float">
            <text:p>0.2991127372</text:p>
          </table:table-cell>
          <table:table-cell office:value-type="float" office:value="0.183897241950035" calcext:value-type="float">
            <text:p>0.183897242</text:p>
          </table:table-cell>
          <table:table-cell office:value-type="float" office:value="0.167216688394547" calcext:value-type="float">
            <text:p>0.1672166884</text:p>
          </table:table-cell>
          <table:table-cell office:value-type="float" office:value="0.44059631228447" calcext:value-type="float">
            <text:p>0.44059631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969668567180634" calcext:value-type="float">
            <text:p>-0.9696685672</text:p>
          </table:table-cell>
          <table:table-cell office:value-type="float" office:value="-0.214518681168556" calcext:value-type="float">
            <text:p>-0.2145186812</text:p>
          </table:table-cell>
          <table:table-cell office:value-type="float" office:value="0.293968617916107" calcext:value-type="float">
            <text:p>0.2939686179</text:p>
          </table:table-cell>
          <table:table-cell office:value-type="float" office:value="0.184358522295952" calcext:value-type="float">
            <text:p>0.1843585223</text:p>
          </table:table-cell>
          <table:table-cell office:value-type="float" office:value="0.166449874639511" calcext:value-type="float">
            <text:p>0.1664498746</text:p>
          </table:table-cell>
          <table:table-cell office:value-type="float" office:value="0.436482816934586" calcext:value-type="float">
            <text:p>0.43648281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964522838592529" calcext:value-type="float">
            <text:p>-0.9645228386</text:p>
          </table:table-cell>
          <table:table-cell office:value-type="float" office:value="-0.194216579198837" calcext:value-type="float">
            <text:p>-0.1942165792</text:p>
          </table:table-cell>
          <table:table-cell office:value-type="float" office:value="0.288942217826843" calcext:value-type="float">
            <text:p>0.2889422178</text:p>
          </table:table-cell>
          <table:table-cell office:value-type="float" office:value="0.184733301401138" calcext:value-type="float">
            <text:p>0.1847333014</text:p>
          </table:table-cell>
          <table:table-cell office:value-type="float" office:value="0.165673598647118" calcext:value-type="float">
            <text:p>0.1656735986</text:p>
          </table:table-cell>
          <table:table-cell office:value-type="float" office:value="0.432309836149216" calcext:value-type="float">
            <text:p>0.43230983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959549903869629" calcext:value-type="float">
            <text:p>-0.9595499039</text:p>
          </table:table-cell>
          <table:table-cell office:value-type="float" office:value="-0.173663064837456" calcext:value-type="float">
            <text:p>-0.1736630648</text:p>
          </table:table-cell>
          <table:table-cell office:value-type="float" office:value="0.284033805131912" calcext:value-type="float">
            <text:p>0.2840338051</text:p>
          </table:table-cell>
          <table:table-cell office:value-type="float" office:value="0.18501803278923" calcext:value-type="float">
            <text:p>0.1850180328</text:p>
          </table:table-cell>
          <table:table-cell office:value-type="float" office:value="0.164888307452202" calcext:value-type="float">
            <text:p>0.1648883075</text:p>
          </table:table-cell>
          <table:table-cell office:value-type="float" office:value="0.428081542253494" calcext:value-type="float">
            <text:p>0.42808154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950130224227905" calcext:value-type="float">
            <text:p>-0.9501302242</text:p>
          </table:table-cell>
          <table:table-cell office:value-type="float" office:value="-0.131855636835098" calcext:value-type="float">
            <text:p>-0.1318556368</text:p>
          </table:table-cell>
          <table:table-cell office:value-type="float" office:value="0.27457132935524" calcext:value-type="float">
            <text:p>0.2745713294</text:p>
          </table:table-cell>
          <table:table-cell office:value-type="float" office:value="0.185304865241051" calcext:value-type="float">
            <text:p>0.1853048652</text:p>
          </table:table-cell>
          <table:table-cell office:value-type="float" office:value="0.163291871547699" calcext:value-type="float">
            <text:p>0.1632918715</text:p>
          </table:table-cell>
          <table:table-cell office:value-type="float" office:value="0.419476687908173" calcext:value-type="float">
            <text:p>0.4194766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945685923099518" calcext:value-type="float">
            <text:p>-0.9456859231</text:p>
          </table:table-cell>
          <table:table-cell office:value-type="float" office:value="-0.11062853038311" calcext:value-type="float">
            <text:p>-0.1106285304</text:p>
          </table:table-cell>
          <table:table-cell office:value-type="float" office:value="0.270016193389893" calcext:value-type="float">
            <text:p>0.2700161934</text:p>
          </table:table-cell>
          <table:table-cell office:value-type="float" office:value="0.185301095247269" calcext:value-type="float">
            <text:p>0.1853010952</text:p>
          </table:table-cell>
          <table:table-cell office:value-type="float" office:value="0.162481471896172" calcext:value-type="float">
            <text:p>0.1624814719</text:p>
          </table:table-cell>
          <table:table-cell office:value-type="float" office:value="0.415109276771545" calcext:value-type="float">
            <text:p>0.41510927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941419780254364" calcext:value-type="float">
            <text:p>-0.9414197803</text:p>
          </table:table-cell>
          <table:table-cell office:value-type="float" office:value="-0.0892040506005287" calcext:value-type="float">
            <text:p>-0.0892040506</text:p>
          </table:table-cell>
          <table:table-cell office:value-type="float" office:value="0.265577405691147" calcext:value-type="float">
            <text:p>0.2655774057</text:p>
          </table:table-cell>
          <table:table-cell office:value-type="float" office:value="0.185195833444595" calcext:value-type="float">
            <text:p>0.1851958334</text:p>
          </table:table-cell>
          <table:table-cell office:value-type="float" office:value="0.161663517355919" calcext:value-type="float">
            <text:p>0.1616635174</text:p>
          </table:table-cell>
          <table:table-cell office:value-type="float" office:value="0.41070494055748" calcext:value-type="float">
            <text:p>0.41070494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937332153320312" calcext:value-type="float">
            <text:p>-0.9373321533</text:p>
          </table:table-cell>
          <table:table-cell office:value-type="float" office:value="-0.0675959140062332" calcext:value-type="float">
            <text:p>-0.067595914</text:p>
          </table:table-cell>
          <table:table-cell office:value-type="float" office:value="0.261253595352173" calcext:value-type="float">
            <text:p>0.2612535954</text:p>
          </table:table-cell>
          <table:table-cell office:value-type="float" office:value="0.184986785054207" calcext:value-type="float">
            <text:p>0.1849867851</text:p>
          </table:table-cell>
          <table:table-cell office:value-type="float" office:value="0.160838320851326" calcext:value-type="float">
            <text:p>0.1608383209</text:p>
          </table:table-cell>
          <table:table-cell office:value-type="float" office:value="0.406268566846848" calcext:value-type="float">
            <text:p>0.40626856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933422923088074" calcext:value-type="float">
            <text:p>-0.9334229231</text:p>
          </table:table-cell>
          <table:table-cell office:value-type="float" office:value="-0.0458178892731667" calcext:value-type="float">
            <text:p>-0.0458178893</text:p>
          </table:table-cell>
          <table:table-cell office:value-type="float" office:value="0.257043272256851" calcext:value-type="float">
            <text:p>0.2570432723</text:p>
          </table:table-cell>
          <table:table-cell office:value-type="float" office:value="0.184672057628632" calcext:value-type="float">
            <text:p>0.1846720576</text:p>
          </table:table-cell>
          <table:table-cell office:value-type="float" office:value="0.1600062251091" calcext:value-type="float">
            <text:p>0.1600062251</text:p>
          </table:table-cell>
          <table:table-cell office:value-type="float" office:value="0.401805281639099" calcext:value-type="float">
            <text:p>0.40180528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929691970348358" calcext:value-type="float">
            <text:p>-0.9296919703</text:p>
          </table:table-cell>
          <table:table-cell office:value-type="float" office:value="-0.0238836482167244" calcext:value-type="float">
            <text:p>-0.0238836482</text:p>
          </table:table-cell>
          <table:table-cell office:value-type="float" office:value="0.252944737672806" calcext:value-type="float">
            <text:p>0.2529447377</text:p>
          </table:table-cell>
          <table:table-cell office:value-type="float" office:value="0.18424990773201" calcext:value-type="float">
            <text:p>0.1842499077</text:p>
          </table:table-cell>
          <table:table-cell office:value-type="float" office:value="0.159167587757111" calcext:value-type="float">
            <text:p>0.1591675878</text:p>
          </table:table-cell>
          <table:table-cell office:value-type="float" office:value="0.397320061922073" calcext:value-type="float">
            <text:p>0.39732006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926138579845428" calcext:value-type="float">
            <text:p>-0.9261385798</text:p>
          </table:table-cell>
          <table:table-cell office:value-type="float" office:value="-0.00180739257484674" calcext:value-type="float">
            <text:p>-0.0018073926</text:p>
          </table:table-cell>
          <table:table-cell office:value-type="float" office:value="0.248955965042114" calcext:value-type="float">
            <text:p>0.248955965</text:p>
          </table:table-cell>
          <table:table-cell office:value-type="float" office:value="0.183719024062157" calcext:value-type="float">
            <text:p>0.1837190241</text:p>
          </table:table-cell>
          <table:table-cell office:value-type="float" office:value="0.158322840929031" calcext:value-type="float">
            <text:p>0.1583228409</text:p>
          </table:table-cell>
          <table:table-cell office:value-type="float" office:value="0.3928182721138" calcext:value-type="float">
            <text:p>0.392818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919561505317688" calcext:value-type="float">
            <text:p>-0.9195615053</text:p>
          </table:table-cell>
          <table:table-cell office:value-type="float" office:value="0.0427156426012516" calcext:value-type="float">
            <text:p>0.0427156426</text:p>
          </table:table-cell>
          <table:table-cell office:value-type="float" office:value="0.241298988461494" calcext:value-type="float">
            <text:p>0.2412989885</text:p>
          </table:table-cell>
          <table:table-cell office:value-type="float" office:value="0.182327017188072" calcext:value-type="float">
            <text:p>0.1823270172</text:p>
          </table:table-cell>
          <table:table-cell office:value-type="float" office:value="0.156616374850273" calcext:value-type="float">
            <text:p>0.1566163749</text:p>
          </table:table-cell>
          <table:table-cell office:value-type="float" office:value="0.383786022663116" calcext:value-type="float">
            <text:p>0.38378602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91653561592102" calcext:value-type="float">
            <text:p>-0.9165356159</text:p>
          </table:table-cell>
          <table:table-cell office:value-type="float" office:value="0.065134271979332" calcext:value-type="float">
            <text:p>0.065134272</text:p>
          </table:table-cell>
          <table:table-cell office:value-type="float" office:value="0.237626045942306" calcext:value-type="float">
            <text:p>0.2376260459</text:p>
          </table:table-cell>
          <table:table-cell office:value-type="float" office:value="0.181464672088623" calcext:value-type="float">
            <text:p>0.1814646721</text:p>
          </table:table-cell>
          <table:table-cell office:value-type="float" office:value="0.155755445361137" calcext:value-type="float">
            <text:p>0.1557554454</text:p>
          </table:table-cell>
          <table:table-cell office:value-type="float" office:value="0.379266291856766" calcext:value-type="float">
            <text:p>0.37926629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911002039909363" calcext:value-type="float">
            <text:p>-0.9110020399</text:p>
          </table:table-cell>
          <table:table-cell office:value-type="float" office:value="0.110215775668621" calcext:value-type="float">
            <text:p>0.1102157757</text:p>
          </table:table-cell>
          <table:table-cell office:value-type="float" office:value="0.230578362941742" calcext:value-type="float">
            <text:p>0.2305783629</text:p>
          </table:table-cell>
          <table:table-cell office:value-type="float" office:value="0.179406732320786" calcext:value-type="float">
            <text:p>0.1794067323</text:p>
          </table:table-cell>
          <table:table-cell office:value-type="float" office:value="0.154020100831986" calcext:value-type="float">
            <text:p>0.1540201008</text:p>
          </table:table-cell>
          <table:table-cell office:value-type="float" office:value="0.370246440172195" calcext:value-type="float">
            <text:p>0.37024644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908491194248199" calcext:value-type="float">
            <text:p>-0.9084911942</text:p>
          </table:table-cell>
          <table:table-cell office:value-type="float" office:value="0.13285031914711" calcext:value-type="float">
            <text:p>0.1328503191</text:p>
          </table:table-cell>
          <table:table-cell office:value-type="float" office:value="0.227198168635368" calcext:value-type="float">
            <text:p>0.2271981686</text:p>
          </table:table-cell>
          <table:table-cell office:value-type="float" office:value="0.178211763501167" calcext:value-type="float">
            <text:p>0.1782117635</text:p>
          </table:table-cell>
          <table:table-cell office:value-type="float" office:value="0.15314644575119" calcext:value-type="float">
            <text:p>0.1531464458</text:p>
          </table:table-cell>
          <table:table-cell office:value-type="float" office:value="0.365757077932358" calcext:value-type="float">
            <text:p>0.36575707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906148493289948" calcext:value-type="float">
            <text:p>-0.9061484933</text:p>
          </table:table-cell>
          <table:table-cell office:value-type="float" office:value="0.155528396368027" calcext:value-type="float">
            <text:p>0.1555283964</text:p>
          </table:table-cell>
          <table:table-cell office:value-type="float" office:value="0.2239098995924" calcext:value-type="float">
            <text:p>0.2239098996</text:p>
          </table:table-cell>
          <table:table-cell office:value-type="float" office:value="0.176907151937485" calcext:value-type="float">
            <text:p>0.1769071519</text:p>
          </table:table-cell>
          <table:table-cell office:value-type="float" office:value="0.15226936340332" calcext:value-type="float">
            <text:p>0.1522693634</text:p>
          </table:table-cell>
          <table:table-cell office:value-type="float" office:value="0.361288607120514" calcext:value-type="float">
            <text:p>0.36128860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903972327709198" calcext:value-type="float">
            <text:p>-0.9039723277</text:p>
          </table:table-cell>
          <table:table-cell office:value-type="float" office:value="0.178236365318298" calcext:value-type="float">
            <text:p>0.1782363653</text:p>
          </table:table-cell>
          <table:table-cell office:value-type="float" office:value="0.220710679888725" calcext:value-type="float">
            <text:p>0.2207106799</text:p>
          </table:table-cell>
          <table:table-cell office:value-type="float" office:value="0.175494030117989" calcext:value-type="float">
            <text:p>0.1754940301</text:p>
          </table:table-cell>
          <table:table-cell office:value-type="float" office:value="0.151389271020889" calcext:value-type="float">
            <text:p>0.151389271</text:p>
          </table:table-cell>
          <table:table-cell office:value-type="float" office:value="0.356846183538437" calcext:value-type="float">
            <text:p>0.35684618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901959896087646" calcext:value-type="float">
            <text:p>-0.9019598961</text:p>
          </table:table-cell>
          <table:table-cell office:value-type="float" office:value="0.200959622859955" calcext:value-type="float">
            <text:p>0.2009596229</text:p>
          </table:table-cell>
          <table:table-cell office:value-type="float" office:value="0.217597484588623" calcext:value-type="float">
            <text:p>0.2175974846</text:p>
          </table:table-cell>
          <table:table-cell office:value-type="float" office:value="0.173973828554153" calcext:value-type="float">
            <text:p>0.1739738286</text:p>
          </table:table-cell>
          <table:table-cell office:value-type="float" office:value="0.150506526231766" calcext:value-type="float">
            <text:p>0.1505065262</text:p>
          </table:table-cell>
          <table:table-cell office:value-type="float" office:value="0.352435111999512" calcext:value-type="float">
            <text:p>0.3524351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900109946727753" calcext:value-type="float">
            <text:p>-0.9001099467</text:p>
          </table:table-cell>
          <table:table-cell office:value-type="float" office:value="0.223684132099152" calcext:value-type="float">
            <text:p>0.2236841321</text:p>
          </table:table-cell>
          <table:table-cell office:value-type="float" office:value="0.214567273855209" calcext:value-type="float">
            <text:p>0.2145672739</text:p>
          </table:table-cell>
          <table:table-cell office:value-type="float" office:value="0.172348320484161" calcext:value-type="float">
            <text:p>0.1723483205</text:p>
          </table:table-cell>
          <table:table-cell office:value-type="float" office:value="0.149621620774269" calcext:value-type="float">
            <text:p>0.1496216208</text:p>
          </table:table-cell>
          <table:table-cell office:value-type="float" office:value="0.348060458898544" calcext:value-type="float">
            <text:p>0.34806045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898419857025147" calcext:value-type="float">
            <text:p>-0.898419857</text:p>
          </table:table-cell>
          <table:table-cell office:value-type="float" office:value="0.246395796537399" calcext:value-type="float">
            <text:p>0.2463957965</text:p>
          </table:table-cell>
          <table:table-cell office:value-type="float" office:value="0.211616903543472" calcext:value-type="float">
            <text:p>0.2116169035</text:p>
          </table:table-cell>
          <table:table-cell office:value-type="float" office:value="0.170619562268257" calcext:value-type="float">
            <text:p>0.1706195623</text:p>
          </table:table-cell>
          <table:table-cell office:value-type="float" office:value="0.148734912276268" calcext:value-type="float">
            <text:p>0.1487349123</text:p>
          </table:table-cell>
          <table:table-cell office:value-type="float" office:value="0.343727231025696" calcext:value-type="float">
            <text:p>0.3437272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896887123584747" calcext:value-type="float">
            <text:p>-0.8968871236</text:p>
          </table:table-cell>
          <table:table-cell office:value-type="float" office:value="0.269080579280853" calcext:value-type="float">
            <text:p>0.2690805793</text:p>
          </table:table-cell>
          <table:table-cell office:value-type="float" office:value="0.208743363618851" calcext:value-type="float">
            <text:p>0.2087433636</text:p>
          </table:table-cell>
          <table:table-cell office:value-type="float" office:value="0.168789952993393" calcext:value-type="float">
            <text:p>0.168789953</text:p>
          </table:table-cell>
          <table:table-cell office:value-type="float" office:value="0.147846907377243" calcext:value-type="float">
            <text:p>0.1478469074</text:p>
          </table:table-cell>
          <table:table-cell office:value-type="float" office:value="0.339440405368805" calcext:value-type="float">
            <text:p>0.33944040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895509600639343" calcext:value-type="float">
            <text:p>-0.8955096006</text:p>
          </table:table-cell>
          <table:table-cell office:value-type="float" office:value="0.291724443435669" calcext:value-type="float">
            <text:p>0.2917244434</text:p>
          </table:table-cell>
          <table:table-cell office:value-type="float" office:value="0.205943465232849" calcext:value-type="float">
            <text:p>0.2059434652</text:p>
          </table:table-cell>
          <table:table-cell office:value-type="float" office:value="0.1668621301651" calcext:value-type="float">
            <text:p>0.1668621302</text:p>
          </table:table-cell>
          <table:table-cell office:value-type="float" office:value="0.146958008408546" calcext:value-type="float">
            <text:p>0.1469580084</text:p>
          </table:table-cell>
          <table:table-cell office:value-type="float" office:value="0.335204601287842" calcext:value-type="float">
            <text:p>0.33520460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894285082817078" calcext:value-type="float">
            <text:p>-0.8942850828</text:p>
          </table:table-cell>
          <table:table-cell office:value-type="float" office:value="0.314313054084778" calcext:value-type="float">
            <text:p>0.3143130541</text:p>
          </table:table-cell>
          <table:table-cell office:value-type="float" office:value="0.203214153647423" calcext:value-type="float">
            <text:p>0.2032141536</text:p>
          </table:table-cell>
          <table:table-cell office:value-type="float" office:value="0.16483898460865" calcext:value-type="float">
            <text:p>0.1648389846</text:p>
          </table:table-cell>
          <table:table-cell office:value-type="float" office:value="0.146068707108498" calcext:value-type="float">
            <text:p>0.1460687071</text:p>
          </table:table-cell>
          <table:table-cell office:value-type="float" office:value="0.331024497747421" calcext:value-type="float">
            <text:p>0.3310244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893210649490356" calcext:value-type="float">
            <text:p>-0.8932106495</text:p>
          </table:table-cell>
          <table:table-cell office:value-type="float" office:value="0.336832404136658" calcext:value-type="float">
            <text:p>0.3368324041</text:p>
          </table:table-cell>
          <table:table-cell office:value-type="float" office:value="0.20055216550827" calcext:value-type="float">
            <text:p>0.2005521655</text:p>
          </table:table-cell>
          <table:table-cell office:value-type="float" office:value="0.162723779678345" calcext:value-type="float">
            <text:p>0.1627237797</text:p>
          </table:table-cell>
          <table:table-cell office:value-type="float" office:value="0.145179480314255" calcext:value-type="float">
            <text:p>0.1451794803</text:p>
          </table:table-cell>
          <table:table-cell office:value-type="float" office:value="0.326904594898224" calcext:value-type="float">
            <text:p>0.32690459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892284095287323" calcext:value-type="float">
            <text:p>-0.8922840953</text:p>
          </table:table-cell>
          <table:table-cell office:value-type="float" office:value="0.359268575906754" calcext:value-type="float">
            <text:p>0.3592685759</text:p>
          </table:table-cell>
          <table:table-cell office:value-type="float" office:value="0.197954371571541" calcext:value-type="float">
            <text:p>0.1979543716</text:p>
          </table:table-cell>
          <table:table-cell office:value-type="float" office:value="0.160519987344742" calcext:value-type="float">
            <text:p>0.1605199873</text:p>
          </table:table-cell>
          <table:table-cell office:value-type="float" office:value="0.144290760159493" calcext:value-type="float">
            <text:p>0.1442907602</text:p>
          </table:table-cell>
          <table:table-cell office:value-type="float" office:value="0.322849005460739" calcext:value-type="float">
            <text:p>0.32284900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891502499580383" calcext:value-type="float">
            <text:p>-0.8915024996</text:p>
          </table:table-cell>
          <table:table-cell office:value-type="float" office:value="0.381607443094254" calcext:value-type="float">
            <text:p>0.3816074431</text:p>
          </table:table-cell>
          <table:table-cell office:value-type="float" office:value="0.195417568087578" calcext:value-type="float">
            <text:p>0.1954175681</text:p>
          </table:table-cell>
          <table:table-cell office:value-type="float" office:value="0.158231317996979" calcext:value-type="float">
            <text:p>0.158231318</text:p>
          </table:table-cell>
          <table:table-cell office:value-type="float" office:value="0.143403023481369" calcext:value-type="float">
            <text:p>0.1434030235</text:p>
          </table:table-cell>
          <table:table-cell office:value-type="float" office:value="0.318861901760101" calcext:value-type="float">
            <text:p>0.3188619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890863716602325" calcext:value-type="float">
            <text:p>-0.8908637166</text:p>
          </table:table-cell>
          <table:table-cell office:value-type="float" office:value="0.403835237026215" calcext:value-type="float">
            <text:p>0.403835237</text:p>
          </table:table-cell>
          <table:table-cell office:value-type="float" office:value="0.192938670516014" calcext:value-type="float">
            <text:p>0.1929386705</text:p>
          </table:table-cell>
          <table:table-cell office:value-type="float" office:value="0.155861705541611" calcext:value-type="float">
            <text:p>0.1558617055</text:p>
          </table:table-cell>
          <table:table-cell office:value-type="float" office:value="0.142516851425171" calcext:value-type="float">
            <text:p>0.1425168514</text:p>
          </table:table-cell>
          <table:table-cell office:value-type="float" office:value="0.314947038888931" calcext:value-type="float">
            <text:p>0.31494703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890364587306976" calcext:value-type="float">
            <text:p>-0.8903645873</text:p>
          </table:table-cell>
          <table:table-cell office:value-type="float" office:value="0.425937622785568" calcext:value-type="float">
            <text:p>0.4259376228</text:p>
          </table:table-cell>
          <table:table-cell office:value-type="float" office:value="0.190514475107193" calcext:value-type="float">
            <text:p>0.1905144751</text:p>
          </table:table-cell>
          <table:table-cell office:value-type="float" office:value="0.153415396809578" calcext:value-type="float">
            <text:p>0.1534153968</text:p>
          </table:table-cell>
          <table:table-cell office:value-type="float" office:value="0.141632691025734" calcext:value-type="float">
            <text:p>0.141632691</text:p>
          </table:table-cell>
          <table:table-cell office:value-type="float" office:value="0.311108142137527" calcext:value-type="float">
            <text:p>0.31110814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8900026679039" calcext:value-type="float">
            <text:p>-0.8900026679</text:p>
          </table:table-cell>
          <table:table-cell office:value-type="float" office:value="0.447900652885437" calcext:value-type="float">
            <text:p>0.4479006529</text:p>
          </table:table-cell>
          <table:table-cell office:value-type="float" office:value="0.18814192712307" calcext:value-type="float">
            <text:p>0.1881419271</text:p>
          </table:table-cell>
          <table:table-cell office:value-type="float" office:value="0.150896802544594" calcext:value-type="float">
            <text:p>0.1508968025</text:p>
          </table:table-cell>
          <table:table-cell office:value-type="float" office:value="0.1407510638237" calcext:value-type="float">
            <text:p>0.1407510638</text:p>
          </table:table-cell>
          <table:table-cell office:value-type="float" office:value="0.307348608970642" calcext:value-type="float">
            <text:p>0.3073486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889679193496704" calcext:value-type="float">
            <text:p>-0.8896791935</text:p>
          </table:table-cell>
          <table:table-cell office:value-type="float" office:value="0.491353809833527" calcext:value-type="float">
            <text:p>0.4913538098</text:p>
          </table:table-cell>
          <table:table-cell office:value-type="float" office:value="0.183539465069771" calcext:value-type="float">
            <text:p>0.1835394651</text:p>
          </table:table-cell>
          <table:table-cell office:value-type="float" office:value="0.145661219954491" calcext:value-type="float">
            <text:p>0.14566122</text:p>
          </table:table-cell>
          <table:table-cell office:value-type="float" office:value="0.13899764418602" calcext:value-type="float">
            <text:p>0.1389976442</text:p>
          </table:table-cell>
          <table:table-cell office:value-type="float" office:value="0.30008003115654" calcext:value-type="float">
            <text:p>0.3000800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889711976051331" calcext:value-type="float">
            <text:p>-0.8897119761</text:p>
          </table:table-cell>
          <table:table-cell office:value-type="float" office:value="0.512816190719605" calcext:value-type="float">
            <text:p>0.5128161907</text:p>
          </table:table-cell>
          <table:table-cell office:value-type="float" office:value="0.181303352117538" calcext:value-type="float">
            <text:p>0.1813033521</text:p>
          </table:table-cell>
          <table:table-cell office:value-type="float" office:value="0.142953976988792" calcext:value-type="float">
            <text:p>0.142953977</text:p>
          </table:table-cell>
          <table:table-cell office:value-type="float" office:value="0.138126894831657" calcext:value-type="float">
            <text:p>0.1381268948</text:p>
          </table:table-cell>
          <table:table-cell office:value-type="float" office:value="0.296576589345932" calcext:value-type="float">
            <text:p>0.29657658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889711976051331" calcext:value-type="float">
            <text:p>-0.8897119761</text:p>
          </table:table-cell>
          <table:table-cell office:value-type="float" office:value="0.512816190719605" calcext:value-type="float">
            <text:p>0.5128161907</text:p>
          </table:table-cell>
          <table:table-cell office:value-type="float" office:value="0.181303352117538" calcext:value-type="float">
            <text:p>0.1813033521</text:p>
          </table:table-cell>
          <table:table-cell office:value-type="float" office:value="0.142953976988792" calcext:value-type="float">
            <text:p>0.142953977</text:p>
          </table:table-cell>
          <table:table-cell office:value-type="float" office:value="0.138126894831657" calcext:value-type="float">
            <text:p>0.1381268948</text:p>
          </table:table-cell>
          <table:table-cell office:value-type="float" office:value="0.296576589345932" calcext:value-type="float">
            <text:p>0.29657658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889870584011078" calcext:value-type="float">
            <text:p>-0.889870584</text:p>
          </table:table-cell>
          <table:table-cell office:value-type="float" office:value="0.53408408164978" calcext:value-type="float">
            <text:p>0.5340840816</text:p>
          </table:table-cell>
          <table:table-cell office:value-type="float" office:value="0.179106801748276" calcext:value-type="float">
            <text:p>0.1791068017</text:p>
          </table:table-cell>
          <table:table-cell office:value-type="float" office:value="0.140193894505501" calcext:value-type="float">
            <text:p>0.1401938945</text:p>
          </table:table-cell>
          <table:table-cell office:value-type="float" office:value="0.137260898947716" calcext:value-type="float">
            <text:p>0.1372608989</text:p>
          </table:table-cell>
          <table:table-cell office:value-type="float" office:value="0.29316371679306" calcext:value-type="float">
            <text:p>0.29316371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890152037143707" calcext:value-type="float">
            <text:p>-0.8901520371</text:p>
          </table:table-cell>
          <table:table-cell office:value-type="float" office:value="0.555143296718597" calcext:value-type="float">
            <text:p>0.5551432967</text:p>
          </table:table-cell>
          <table:table-cell office:value-type="float" office:value="0.176946833729744" calcext:value-type="float">
            <text:p>0.1769468337</text:p>
          </table:table-cell>
          <table:table-cell office:value-type="float" office:value="0.137386232614517" calcext:value-type="float">
            <text:p>0.1373862326</text:p>
          </table:table-cell>
          <table:table-cell office:value-type="float" office:value="0.13640022277832" calcext:value-type="float">
            <text:p>0.1364002228</text:p>
          </table:table-cell>
          <table:table-cell office:value-type="float" office:value="0.289843559265137" calcext:value-type="float">
            <text:p>0.2898435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3:58:57.010220987</dc:date>
    <meta:editing-duration>PT7M18S</meta:editing-duration>
    <meta:editing-cycles>1</meta:editing-cycles>
    <meta:document-statistic meta:table-count="3" meta:cell-count="3381" meta:object-count="2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42cm" svg:height="19.482cm" xlink:href=".." xlink:type="simple" chart:class="chart:scatter" chart:style-name="ch1">
        <chart:legend chart:legend-position="end" svg:x="19.863cm" svg:y="8.197cm" style:legend-expansion="high" chart:style-name="ch2"/>
        <chart:plot-area chart:style-name="ch3" table:cell-range-address="RArm.A1:RArm.G89" chart:data-source-has-labels="row" svg:x="0.454cm" svg:y="0.389cm" svg:width="18.955cm" svg:height="18.704cm">
          <chartooo:coordinate-region svg:x="1.287cm" svg:y="0.588cm" svg:width="17.842cm" svg:height="18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rm.B2:RArm.B89" chart:label-cell-address="RArm.B1:RArm.B1" chart:class="chart:scatter">
            <chart:domain table:cell-range-address="RArm.A2:RArm.A89"/>
            <chart:data-point chart:repeated="88"/>
          </chart:series>
          <chart:series chart:style-name="ch7" chart:values-cell-range-address="RArm.C2:RArm.C89" chart:label-cell-address="RArm.C1:RArm.C1" chart:class="chart:scatter">
            <chart:data-point chart:repeated="88"/>
          </chart:series>
          <chart:series chart:style-name="ch8" chart:values-cell-range-address="RArm.D2:RArm.D89" chart:label-cell-address="RArm.D1:RArm.D1" chart:class="chart:scatter">
            <chart:data-point chart:repeated="88"/>
          </chart:series>
          <chart:series chart:style-name="ch9" chart:values-cell-range-address="RArm.E2:RArm.E89" chart:label-cell-address="RArm.E1:RArm.E1" chart:class="chart:scatter">
            <chart:data-point chart:repeated="88"/>
          </chart:series>
          <chart:series chart:style-name="ch10" chart:values-cell-range-address="RArm.F2:RArm.F89" chart:label-cell-address="RArm.F1:RArm.F1" chart:class="chart:scatter">
            <chart:data-point chart:repeated="88"/>
          </chart:series>
          <chart:series chart:style-name="ch11" chart:values-cell-range-address="RArm.G2:RArm.G89" chart:label-cell-address="RArm.G1:RArm.G1" chart:class="chart:scatter">
            <chart:data-point chart:repeated="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X RArm</text:p>
                <draw:g>
                  <svg:desc>RArm.B1:RArm.B1</svg:desc>
                </draw:g>
              </table:table-cell>
              <table:table-cell office:value-type="string">
                <text:p>WY RArm</text:p>
                <draw:g>
                  <svg:desc>RArm.C1:RArm.C1</svg:desc>
                </draw:g>
              </table:table-cell>
              <table:table-cell office:value-type="string">
                <text:p>WZ RArm</text:p>
                <draw:g>
                  <svg:desc>RArm.D1:RArm.D1</svg:desc>
                </draw:g>
              </table:table-cell>
              <table:table-cell office:value-type="string">
                <text:p>X RArm</text:p>
                <draw:g>
                  <svg:desc>RArm.E1:RArm.E1</svg:desc>
                </draw:g>
              </table:table-cell>
              <table:table-cell office:value-type="string">
                <text:p>Y RArm</text:p>
                <draw:g>
                  <svg:desc>RArm.F1:RArm.F1</svg:desc>
                </draw:g>
              </table:table-cell>
              <table:table-cell office:value-type="string">
                <text:p>Z RArm</text:p>
                <draw:g>
                  <svg:desc>RArm.G1:RArm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Arm.A2:RArm.A89</svg:desc>
                </draw:g>
              </table:table-cell>
              <table:table-cell office:value-type="float" office:value="1.28986012935638">
                <text:p>1.28986012935638</text:p>
                <draw:g>
                  <svg:desc>RArm.B2:RArm.B89</svg:desc>
                </draw:g>
              </table:table-cell>
              <table:table-cell office:value-type="float" office:value="1.08784425258636">
                <text:p>1.08784425258636</text:p>
                <draw:g>
                  <svg:desc>RArm.C2:RArm.C89</svg:desc>
                </draw:g>
              </table:table-cell>
              <table:table-cell office:value-type="float" office:value="0.0211836919188499">
                <text:p>0.0211836919188499</text:p>
                <draw:g>
                  <svg:desc>RArm.D2:RArm.D89</svg:desc>
                </draw:g>
              </table:table-cell>
              <table:table-cell office:value-type="float" office:value="0.0488453805446625">
                <text:p>0.0488453805446625</text:p>
                <draw:g>
                  <svg:desc>RArm.E2:RArm.E89</svg:desc>
                </draw:g>
              </table:table-cell>
              <table:table-cell office:value-type="float" office:value="-0.132011413574219">
                <text:p>-0.132011413574219</text:p>
                <draw:g>
                  <svg:desc>RArm.F2:RArm.F89</svg:desc>
                </draw:g>
              </table:table-cell>
              <table:table-cell office:value-type="float" office:value="0.221561446785927">
                <text:p>0.221561446785927</text:p>
                <draw:g>
                  <svg:desc>RArm.G2:RArm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28986012935638">
                <text:p>1.28986012935638</text:p>
              </table:table-cell>
              <table:table-cell office:value-type="float" office:value="1.08784425258636">
                <text:p>1.08784425258636</text:p>
              </table:table-cell>
              <table:table-cell office:value-type="float" office:value="0.0211836919188499">
                <text:p>0.0211836919188499</text:p>
              </table:table-cell>
              <table:table-cell office:value-type="float" office:value="0.0488453805446625">
                <text:p>0.0488453805446625</text:p>
              </table:table-cell>
              <table:table-cell office:value-type="float" office:value="-0.132011413574219">
                <text:p>-0.132011413574219</text:p>
              </table:table-cell>
              <table:table-cell office:value-type="float" office:value="0.221561446785927">
                <text:p>0.221561446785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28985857963562">
                <text:p>1.28985857963562</text:p>
              </table:table-cell>
              <table:table-cell office:value-type="float" office:value="1.08784198760986">
                <text:p>1.08784198760986</text:p>
              </table:table-cell>
              <table:table-cell office:value-type="float" office:value="0.021182032302022">
                <text:p>0.021182032302022</text:p>
              </table:table-cell>
              <table:table-cell office:value-type="float" office:value="0.0488455407321453">
                <text:p>0.0488455407321453</text:p>
              </table:table-cell>
              <table:table-cell office:value-type="float" office:value="-0.132011592388153">
                <text:p>-0.132011592388153</text:p>
              </table:table-cell>
              <table:table-cell office:value-type="float" office:value="0.221561595797539">
                <text:p>0.221561595797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28983986377716">
                <text:p>1.28983986377716</text:p>
              </table:table-cell>
              <table:table-cell office:value-type="float" office:value="1.0878176689148">
                <text:p>1.0878176689148</text:p>
              </table:table-cell>
              <table:table-cell office:value-type="float" office:value="0.0211616102606058">
                <text:p>0.0211616102606058</text:p>
              </table:table-cell>
              <table:table-cell office:value-type="float" office:value="0.0488474369049072">
                <text:p>0.0488474369049072</text:p>
              </table:table-cell>
              <table:table-cell office:value-type="float" office:value="-0.132013723254204">
                <text:p>-0.132013723254204</text:p>
              </table:table-cell>
              <table:table-cell office:value-type="float" office:value="0.22156298160553">
                <text:p>0.22156298160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.28981781005859">
                <text:p>1.28981781005859</text:p>
              </table:table-cell>
              <table:table-cell office:value-type="float" office:value="1.08779013156891">
                <text:p>1.08779013156891</text:p>
              </table:table-cell>
              <table:table-cell office:value-type="float" office:value="0.0211379211395979">
                <text:p>0.0211379211395979</text:p>
              </table:table-cell>
              <table:table-cell office:value-type="float" office:value="0.0488497018814087">
                <text:p>0.0488497018814087</text:p>
              </table:table-cell>
              <table:table-cell office:value-type="float" office:value="-0.132016107439995">
                <text:p>-0.132016107439995</text:p>
              </table:table-cell>
              <table:table-cell office:value-type="float" office:value="0.221564516425133">
                <text:p>0.221564516425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2897846698761">
                <text:p>1.2897846698761</text:p>
              </table:table-cell>
              <table:table-cell office:value-type="float" office:value="1.08774936199188">
                <text:p>1.08774936199188</text:p>
              </table:table-cell>
              <table:table-cell office:value-type="float" office:value="0.0211025606840849">
                <text:p>0.0211025606840849</text:p>
              </table:table-cell>
              <table:table-cell office:value-type="float" office:value="0.0488531589508057">
                <text:p>0.0488531589508057</text:p>
              </table:table-cell>
              <table:table-cell office:value-type="float" office:value="-0.132019773125649">
                <text:p>-0.132019773125649</text:p>
              </table:table-cell>
              <table:table-cell office:value-type="float" office:value="0.22156685590744">
                <text:p>0.22156685590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28973853588104">
                <text:p>1.28973853588104</text:p>
              </table:table-cell>
              <table:table-cell office:value-type="float" office:value="1.08769428730011">
                <text:p>1.08769428730011</text:p>
              </table:table-cell>
              <table:table-cell office:value-type="float" office:value="0.0210538171231747">
                <text:p>0.0210538171231747</text:p>
              </table:table-cell>
              <table:table-cell office:value-type="float" office:value="0.0488579794764519">
                <text:p>0.0488579794764519</text:p>
              </table:table-cell>
              <table:table-cell office:value-type="float" office:value="-0.132024839520454">
                <text:p>-0.132024839520454</text:p>
              </table:table-cell>
              <table:table-cell office:value-type="float" office:value="0.221570014953613">
                <text:p>0.221570014953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28967750072479">
                <text:p>1.28967750072479</text:p>
              </table:table-cell>
              <table:table-cell office:value-type="float" office:value="1.08762335777283">
                <text:p>1.08762335777283</text:p>
              </table:table-cell>
              <table:table-cell office:value-type="float" office:value="0.0209898687899113">
                <text:p>0.0209898687899113</text:p>
              </table:table-cell>
              <table:table-cell office:value-type="float" office:value="0.0488644018769264">
                <text:p>0.0488644018769264</text:p>
              </table:table-cell>
              <table:table-cell office:value-type="float" office:value="-0.132031440734863">
                <text:p>-0.132031440734863</text:p>
              </table:table-cell>
              <table:table-cell office:value-type="float" office:value="0.221574127674103">
                <text:p>0.221574127674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2895998954773">
                <text:p>1.2895998954773</text:p>
              </table:table-cell>
              <table:table-cell office:value-type="float" office:value="1.08753561973572">
                <text:p>1.08753561973572</text:p>
              </table:table-cell>
              <table:table-cell office:value-type="float" office:value="0.0209092628210783">
                <text:p>0.0209092628210783</text:p>
              </table:table-cell>
              <table:table-cell office:value-type="float" office:value="0.0488725900650024">
                <text:p>0.0488725900650024</text:p>
              </table:table-cell>
              <table:table-cell office:value-type="float" office:value="-0.132039785385132">
                <text:p>-0.132039785385132</text:p>
              </table:table-cell>
              <table:table-cell office:value-type="float" office:value="0.22157920897007">
                <text:p>0.22157920897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28950417041779">
                <text:p>1.28950417041779</text:p>
              </table:table-cell>
              <table:table-cell office:value-type="float" office:value="1.08743011951447">
                <text:p>1.08743011951447</text:p>
              </table:table-cell>
              <table:table-cell office:value-type="float" office:value="0.0208104308694601">
                <text:p>0.0208104308694601</text:p>
              </table:table-cell>
              <table:table-cell office:value-type="float" office:value="0.0488827303051949">
                <text:p>0.0488827303051949</text:p>
              </table:table-cell>
              <table:table-cell office:value-type="float" office:value="-0.132050022482872">
                <text:p>-0.132050022482872</text:p>
              </table:table-cell>
              <table:table-cell office:value-type="float" office:value="0.221585392951965">
                <text:p>0.221585392951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28938865661621">
                <text:p>1.28938865661621</text:p>
              </table:table-cell>
              <table:table-cell office:value-type="float" office:value="1.08730638027191">
                <text:p>1.08730638027191</text:p>
              </table:table-cell>
              <table:table-cell office:value-type="float" office:value="0.0206921193748713">
                <text:p>0.0206921193748713</text:p>
              </table:table-cell>
              <table:table-cell office:value-type="float" office:value="0.0488949865102768">
                <text:p>0.0488949865102768</text:p>
              </table:table-cell>
              <table:table-cell office:value-type="float" office:value="-0.132062286138535">
                <text:p>-0.132062286138535</text:p>
              </table:table-cell>
              <table:table-cell office:value-type="float" office:value="0.221592724323273">
                <text:p>0.221592724323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2813446521759">
                <text:p>1.2813446521759</text:p>
              </table:table-cell>
              <table:table-cell office:value-type="float" office:value="1.08086669445038">
                <text:p>1.08086669445038</text:p>
              </table:table-cell>
              <table:table-cell office:value-type="float" office:value="0.0130010191351175">
                <text:p>0.0130010191351175</text:p>
              </table:table-cell>
              <table:table-cell office:value-type="float" office:value="0.0497382134199143">
                <text:p>0.0497382134199143</text:p>
              </table:table-cell>
              <table:table-cell office:value-type="float" office:value="-0.132866725325584">
                <text:p>-0.132866725325584</text:p>
              </table:table-cell>
              <table:table-cell office:value-type="float" office:value="0.222009807825088">
                <text:p>0.222009807825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28050637245178">
                <text:p>1.28050637245178</text:p>
              </table:table-cell>
              <table:table-cell office:value-type="float" office:value="1.08029043674469">
                <text:p>1.08029043674469</text:p>
              </table:table-cell>
              <table:table-cell office:value-type="float" office:value="0.012223307043314">
                <text:p>0.012223307043314</text:p>
              </table:table-cell>
              <table:table-cell office:value-type="float" office:value="0.0498248934745789">
                <text:p>0.0498248934745789</text:p>
              </table:table-cell>
              <table:table-cell office:value-type="float" office:value="-0.132948875427246">
                <text:p>-0.132948875427246</text:p>
              </table:table-cell>
              <table:table-cell office:value-type="float" office:value="0.222049385309219">
                <text:p>0.222049385309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279616355896">
                <text:p>1.279616355896</text:p>
              </table:table-cell>
              <table:table-cell office:value-type="float" office:value="1.07968854904175">
                <text:p>1.07968854904175</text:p>
              </table:table-cell>
              <table:table-cell office:value-type="float" office:value="0.0114000597968698">
                <text:p>0.0114000597968698</text:p>
              </table:table-cell>
              <table:table-cell office:value-type="float" office:value="0.0499167963862419">
                <text:p>0.0499167963862419</text:p>
              </table:table-cell>
              <table:table-cell office:value-type="float" office:value="-0.133035972714424">
                <text:p>-0.133035972714424</text:p>
              </table:table-cell>
              <table:table-cell office:value-type="float" office:value="0.222090974450111">
                <text:p>0.222090974450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27867317199707">
                <text:p>1.27867317199707</text:p>
              </table:table-cell>
              <table:table-cell office:value-type="float" office:value="1.07906043529511">
                <text:p>1.07906043529511</text:p>
              </table:table-cell>
              <table:table-cell office:value-type="float" office:value="0.0105302724987268">
                <text:p>0.0105302724987268</text:p>
              </table:table-cell>
              <table:table-cell office:value-type="float" office:value="0.0500140339136124">
                <text:p>0.0500140339136124</text:p>
              </table:table-cell>
              <table:table-cell office:value-type="float" office:value="-0.133128225803375">
                <text:p>-0.133128225803375</text:p>
              </table:table-cell>
              <table:table-cell office:value-type="float" office:value="0.222134739160538">
                <text:p>0.222134739160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27767527103424">
                <text:p>1.27767527103424</text:p>
              </table:table-cell>
              <table:table-cell office:value-type="float" office:value="1.07840621471405">
                <text:p>1.07840621471405</text:p>
              </table:table-cell>
              <table:table-cell office:value-type="float" office:value="0.00961273070424795">
                <text:p>0.00961273070424795</text:p>
              </table:table-cell>
              <table:table-cell office:value-type="float" office:value="0.0501167476177216">
                <text:p>0.0501167476177216</text:p>
              </table:table-cell>
              <table:table-cell office:value-type="float" office:value="-0.133225694298744">
                <text:p>-0.133225694298744</text:p>
              </table:table-cell>
              <table:table-cell office:value-type="float" office:value="0.222180649638176">
                <text:p>0.222180649638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2766215801239">
                <text:p>1.2766215801239</text:p>
              </table:table-cell>
              <table:table-cell office:value-type="float" office:value="1.07772529125214">
                <text:p>1.07772529125214</text:p>
              </table:table-cell>
              <table:table-cell office:value-type="float" office:value="0.00864630006253719">
                <text:p>0.00864630006253719</text:p>
              </table:table-cell>
              <table:table-cell office:value-type="float" office:value="0.0502250976860523">
                <text:p>0.0502250976860523</text:p>
              </table:table-cell>
              <table:table-cell office:value-type="float" office:value="-0.133328601717949">
                <text:p>-0.133328601717949</text:p>
              </table:table-cell>
              <table:table-cell office:value-type="float" office:value="0.222228795289993">
                <text:p>0.2222287952899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2743411064148">
                <text:p>1.2743411064148</text:p>
              </table:table-cell>
              <table:table-cell office:value-type="float" office:value="1.07628214359283">
                <text:p>1.07628214359283</text:p>
              </table:table-cell>
              <table:table-cell office:value-type="float" office:value="0.00656282110139728">
                <text:p>0.00656282110139728</text:p>
              </table:table-cell>
              <table:table-cell office:value-type="float" office:value="0.0504591912031174">
                <text:p>0.0504591912031174</text:p>
              </table:table-cell>
              <table:table-cell office:value-type="float" office:value="-0.133551180362701">
                <text:p>-0.133551180362701</text:p>
              </table:table-cell>
              <table:table-cell office:value-type="float" office:value="0.222331985831261">
                <text:p>0.222331985831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27303922176361">
                <text:p>1.27303922176361</text:p>
              </table:table-cell>
              <table:table-cell office:value-type="float" office:value="1.07549631595612">
                <text:p>1.07549631595612</text:p>
              </table:table-cell>
              <table:table-cell office:value-type="float" office:value="0.00536289950832725">
                <text:p>0.00536289950832725</text:p>
              </table:table-cell>
              <table:table-cell office:value-type="float" office:value="0.050590455532074">
                <text:p>0.050590455532074</text:p>
              </table:table-cell>
              <table:table-cell office:value-type="float" office:value="-0.1336789727211">
                <text:p>-0.1336789727211</text:p>
              </table:table-cell>
              <table:table-cell office:value-type="float" office:value="0.222389221191406">
                <text:p>0.222389221191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27167975902557">
                <text:p>1.27167975902557</text:p>
              </table:table-cell>
              <table:table-cell office:value-type="float" office:value="1.07468616962433">
                <text:p>1.07468616962433</text:p>
              </table:table-cell>
              <table:table-cell office:value-type="float" office:value="0.00411497615277767">
                <text:p>0.00411497615277767</text:p>
              </table:table-cell>
              <table:table-cell office:value-type="float" office:value="0.0507270880043507">
                <text:p>0.0507270880043507</text:p>
              </table:table-cell>
              <table:table-cell office:value-type="float" office:value="-0.13381227850914">
                <text:p>-0.13381227850914</text:p>
              </table:table-cell>
              <table:table-cell office:value-type="float" office:value="0.222448661923408">
                <text:p>0.222448661923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25230777263641">
                <text:p>1.25230777263641</text:p>
              </table:table-cell>
              <table:table-cell office:value-type="float" office:value="1.06394076347351">
                <text:p>1.06394076347351</text:p>
              </table:table-cell>
              <table:table-cell office:value-type="float" office:value="-0.0133856767788529">
                <text:p>-0.0133856767788529</text:p>
              </table:table-cell>
              <table:table-cell office:value-type="float" office:value="0.0526490993797779">
                <text:p>0.0526490993797779</text:p>
              </table:table-cell>
              <table:table-cell office:value-type="float" office:value="-0.135723009705544">
                <text:p>-0.135723009705544</text:p>
              </table:table-cell>
              <table:table-cell office:value-type="float" office:value="0.223277181386948">
                <text:p>0.2232771813869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25010621547699">
                <text:p>1.25010621547699</text:p>
              </table:table-cell>
              <table:table-cell office:value-type="float" office:value="1.0627806186676">
                <text:p>1.0627806186676</text:p>
              </table:table-cell>
              <table:table-cell office:value-type="float" office:value="-0.0153567539528012">
                <text:p>-0.0153567539528012</text:p>
              </table:table-cell>
              <table:table-cell office:value-type="float" office:value="0.0528666339814663">
                <text:p>0.0528666339814663</text:p>
              </table:table-cell>
              <table:table-cell office:value-type="float" office:value="-0.135942354798317">
                <text:p>-0.135942354798317</text:p>
              </table:table-cell>
              <table:table-cell office:value-type="float" office:value="0.223370805382729">
                <text:p>0.223370805382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17265725135803">
                <text:p>1.17265725135803</text:p>
              </table:table-cell>
              <table:table-cell office:value-type="float" office:value="0.0102891717106104">
                <text:p>0.0102891717106104</text:p>
              </table:table-cell>
              <table:table-cell office:value-type="float" office:value="-0.275471240282059">
                <text:p>-0.275471240282059</text:p>
              </table:table-cell>
              <table:table-cell office:value-type="float" office:value="0.182181090116501">
                <text:p>0.182181090116501</text:p>
              </table:table-cell>
              <table:table-cell office:value-type="float" office:value="-0.193284556269646">
                <text:p>-0.193284556269646</text:p>
              </table:table-cell>
              <table:table-cell office:value-type="float" office:value="0.382995456457138">
                <text:p>0.382995456457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17684257030487">
                <text:p>1.17684257030487</text:p>
              </table:table-cell>
              <table:table-cell office:value-type="float" office:value="-0.0106500620022416">
                <text:p>-0.0106500620022416</text:p>
              </table:table-cell>
              <table:table-cell office:value-type="float" office:value="-0.280407518148422">
                <text:p>-0.280407518148422</text:p>
              </table:table-cell>
              <table:table-cell office:value-type="float" office:value="0.182640314102173">
                <text:p>0.182640314102173</text:p>
              </table:table-cell>
              <table:table-cell office:value-type="float" office:value="-0.194306939840317">
                <text:p>-0.194306939840317</text:p>
              </table:table-cell>
              <table:table-cell office:value-type="float" office:value="0.387248992919922">
                <text:p>0.387248992919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1812025308609">
                <text:p>1.1812025308609</text:p>
              </table:table-cell>
              <table:table-cell office:value-type="float" office:value="-0.0314436331391335">
                <text:p>-0.0314436331391335</text:p>
              </table:table-cell>
              <table:table-cell office:value-type="float" office:value="-0.285434246063232">
                <text:p>-0.285434246063232</text:p>
              </table:table-cell>
              <table:table-cell office:value-type="float" office:value="0.183000639081001">
                <text:p>0.183000639081001</text:p>
              </table:table-cell>
              <table:table-cell office:value-type="float" office:value="-0.195320338010788">
                <text:p>-0.195320338010788</text:p>
              </table:table-cell>
              <table:table-cell office:value-type="float" office:value="0.391485452651978">
                <text:p>0.391485452651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18573617935181">
                <text:p>1.18573617935181</text:p>
              </table:table-cell>
              <table:table-cell office:value-type="float" office:value="-0.0520794205367565">
                <text:p>-0.0520794205367565</text:p>
              </table:table-cell>
              <table:table-cell office:value-type="float" office:value="-0.290553241968155">
                <text:p>-0.290553241968155</text:p>
              </table:table-cell>
              <table:table-cell office:value-type="float" office:value="0.18326336145401">
                <text:p>0.18326336145401</text:p>
              </table:table-cell>
              <table:table-cell office:value-type="float" office:value="-0.196324273943901">
                <text:p>-0.196324273943901</text:p>
              </table:table-cell>
              <table:table-cell office:value-type="float" office:value="0.395700395107269">
                <text:p>0.395700395107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19044196605682">
                <text:p>1.19044196605682</text:p>
              </table:table-cell>
              <table:table-cell office:value-type="float" office:value="-0.072545200586319">
                <text:p>-0.072545200586319</text:p>
              </table:table-cell>
              <table:table-cell office:value-type="float" office:value="-0.295766055583954">
                <text:p>-0.295766055583954</text:p>
              </table:table-cell>
              <table:table-cell office:value-type="float" office:value="0.18343012034893">
                <text:p>0.18343012034893</text:p>
              </table:table-cell>
              <table:table-cell office:value-type="float" office:value="-0.197318196296692">
                <text:p>-0.197318196296692</text:p>
              </table:table-cell>
              <table:table-cell office:value-type="float" office:value="0.399889320135117">
                <text:p>0.399889320135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19531857967377">
                <text:p>1.19531857967377</text:p>
              </table:table-cell>
              <table:table-cell office:value-type="float" office:value="-0.0928287878632546">
                <text:p>-0.0928287878632546</text:p>
              </table:table-cell>
              <table:table-cell office:value-type="float" office:value="-0.301073670387268">
                <text:p>-0.301073670387268</text:p>
              </table:table-cell>
              <table:table-cell office:value-type="float" office:value="0.1835026293993">
                <text:p>0.1835026293993</text:p>
              </table:table-cell>
              <table:table-cell office:value-type="float" office:value="-0.198301658034325">
                <text:p>-0.198301658034325</text:p>
              </table:table-cell>
              <table:table-cell office:value-type="float" office:value="0.404047876596451">
                <text:p>0.404047876596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20557653903961">
                <text:p>1.20557653903961</text:p>
              </table:table-cell>
              <table:table-cell office:value-type="float" office:value="-0.132801502943039">
                <text:p>-0.132801502943039</text:p>
              </table:table-cell>
              <table:table-cell office:value-type="float" office:value="-0.311977386474609">
                <text:p>-0.311977386474609</text:p>
              </table:table-cell>
              <table:table-cell office:value-type="float" office:value="0.183373630046844">
                <text:p>0.183373630046844</text:p>
              </table:table-cell>
              <table:table-cell office:value-type="float" office:value="-0.200235173106194">
                <text:p>-0.200235173106194</text:p>
              </table:table-cell>
              <table:table-cell office:value-type="float" office:value="0.412256866693497">
                <text:p>0.412256866693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21649181842804">
                <text:p>1.21649181842804</text:p>
              </table:table-cell>
              <table:table-cell office:value-type="float" office:value="-0.171902030706406">
                <text:p>-0.171902030706406</text:p>
              </table:table-cell>
              <table:table-cell office:value-type="float" office:value="-0.323267877101898">
                <text:p>-0.323267877101898</text:p>
              </table:table-cell>
              <table:table-cell office:value-type="float" office:value="0.18289540708065">
                <text:p>0.18289540708065</text:p>
              </table:table-cell>
              <table:table-cell office:value-type="float" office:value="-0.202121064066887">
                <text:p>-0.202121064066887</text:p>
              </table:table-cell>
              <table:table-cell office:value-type="float" office:value="0.420294582843781">
                <text:p>0.420294582843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22218894958496">
                <text:p>1.22218894958496</text:p>
              </table:table-cell>
              <table:table-cell office:value-type="float" office:value="-0.191096052527428">
                <text:p>-0.191096052527428</text:p>
              </table:table-cell>
              <table:table-cell office:value-type="float" office:value="-0.329057514667511">
                <text:p>-0.329057514667511</text:p>
              </table:table-cell>
              <table:table-cell office:value-type="float" office:value="0.18253219127655">
                <text:p>0.18253219127655</text:p>
              </table:table-cell>
              <table:table-cell office:value-type="float" office:value="-0.203045010566711">
                <text:p>-0.203045010566711</text:p>
              </table:table-cell>
              <table:table-cell office:value-type="float" office:value="0.424239456653595">
                <text:p>0.424239456653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2280410528183">
                <text:p>1.2280410528183</text:p>
              </table:table-cell>
              <table:table-cell office:value-type="float" office:value="-0.210037365555763">
                <text:p>-0.210037365555763</text:p>
              </table:table-cell>
              <table:table-cell office:value-type="float" office:value="-0.334942489862442">
                <text:p>-0.334942489862442</text:p>
              </table:table-cell>
              <table:table-cell office:value-type="float" office:value="0.18209034204483">
                <text:p>0.18209034204483</text:p>
              </table:table-cell>
              <table:table-cell office:value-type="float" office:value="-0.203955620527267">
                <text:p>-0.203955620527267</text:p>
              </table:table-cell>
              <table:table-cell office:value-type="float" office:value="0.428130179643631">
                <text:p>0.428130179643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24019336700439">
                <text:p>1.24019336700439</text:p>
              </table:table-cell>
              <table:table-cell office:value-type="float" office:value="-0.247116103768349">
                <text:p>-0.247116103768349</text:p>
              </table:table-cell>
              <table:table-cell office:value-type="float" office:value="-0.346991956233978">
                <text:p>-0.346991956233978</text:p>
              </table:table-cell>
              <table:table-cell office:value-type="float" office:value="0.180983811616898">
                <text:p>0.180983811616898</text:p>
              </table:table-cell>
              <table:table-cell office:value-type="float" office:value="-0.205735370516777">
                <text:p>-0.205735370516777</text:p>
              </table:table-cell>
              <table:table-cell office:value-type="float" office:value="0.435735136270523">
                <text:p>0.435735136270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28227055072784">
                <text:p>1.28227055072784</text:p>
              </table:table-cell>
              <table:table-cell office:value-type="float" office:value="-0.35651895403862">
                <text:p>-0.35651895403862</text:p>
              </table:table-cell>
              <table:table-cell office:value-type="float" office:value="-0.372081965208054">
                <text:p>-0.372081965208054</text:p>
              </table:table-cell>
              <table:table-cell office:value-type="float" office:value="0.177277490496635">
                <text:p>0.177277490496635</text:p>
              </table:table-cell>
              <table:table-cell office:value-type="float" office:value="-0.208100438117981">
                <text:p>-0.208100438117981</text:p>
              </table:table-cell>
              <table:table-cell office:value-type="float" office:value="0.458003401756287">
                <text:p>0.458003401756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.27543914318085">
                <text:p>1.27543914318085</text:p>
              </table:table-cell>
              <table:table-cell office:value-type="float" office:value="-0.339539587497711">
                <text:p>-0.339539587497711</text:p>
              </table:table-cell>
              <table:table-cell office:value-type="float" office:value="-0.364714026451111">
                <text:p>-0.364714026451111</text:p>
              </table:table-cell>
              <table:table-cell office:value-type="float" office:value="0.178313165903091">
                <text:p>0.178313165903091</text:p>
              </table:table-cell>
              <table:table-cell office:value-type="float" office:value="-0.207153707742691">
                <text:p>-0.207153707742691</text:p>
              </table:table-cell>
              <table:table-cell office:value-type="float" office:value="0.454563826322556">
                <text:p>0.454563826322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26874709129334">
                <text:p>1.26874709129334</text:p>
              </table:table-cell>
              <table:table-cell office:value-type="float" office:value="-0.322191715240479">
                <text:p>-0.322191715240479</text:p>
              </table:table-cell>
              <table:table-cell office:value-type="float" office:value="-0.357418358325958">
                <text:p>-0.357418358325958</text:p>
              </table:table-cell>
              <table:table-cell office:value-type="float" office:value="0.179297178983688">
                <text:p>0.179297178983688</text:p>
              </table:table-cell>
              <table:table-cell office:value-type="float" office:value="-0.206188037991524">
                <text:p>-0.206188037991524</text:p>
              </table:table-cell>
              <table:table-cell office:value-type="float" office:value="0.451038986444473">
                <text:p>0.451038986444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26220393180847">
                <text:p>1.26220393180847</text:p>
              </table:table-cell>
              <table:table-cell office:value-type="float" office:value="-0.304486513137817">
                <text:p>-0.304486513137817</text:p>
              </table:table-cell>
              <table:table-cell office:value-type="float" office:value="-0.350201636552811">
                <text:p>-0.350201636552811</text:p>
              </table:table-cell>
              <table:table-cell office:value-type="float" office:value="0.180224657058716">
                <text:p>0.180224657058716</text:p>
              </table:table-cell>
              <table:table-cell office:value-type="float" office:value="-0.205203875899315">
                <text:p>-0.205203875899315</text:p>
              </table:table-cell>
              <table:table-cell office:value-type="float" office:value="0.44743150472641">
                <text:p>0.44743150472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25581824779511">
                <text:p>1.25581824779511</text:p>
              </table:table-cell>
              <table:table-cell office:value-type="float" office:value="-0.286435306072235">
                <text:p>-0.286435306072235</text:p>
              </table:table-cell>
              <table:table-cell office:value-type="float" office:value="-0.343069314956665">
                <text:p>-0.343069314956665</text:p>
              </table:table-cell>
              <table:table-cell office:value-type="float" office:value="0.181091040372848">
                <text:p>0.181091040372848</text:p>
              </table:table-cell>
              <table:table-cell office:value-type="float" office:value="-0.204201966524124">
                <text:p>-0.204201966524124</text:p>
              </table:table-cell>
              <table:table-cell office:value-type="float" office:value="0.443744033575058">
                <text:p>0.4437440335750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24959766864777">
                <text:p>1.24959766864777</text:p>
              </table:table-cell>
              <table:table-cell office:value-type="float" office:value="-0.268050044775009">
                <text:p>-0.268050044775009</text:p>
              </table:table-cell>
              <table:table-cell office:value-type="float" office:value="-0.336026340723038">
                <text:p>-0.336026340723038</text:p>
              </table:table-cell>
              <table:table-cell office:value-type="float" office:value="0.181891709566116">
                <text:p>0.181891709566116</text:p>
              </table:table-cell>
              <table:table-cell office:value-type="float" office:value="-0.20318278670311">
                <text:p>-0.20318278670311</text:p>
              </table:table-cell>
              <table:table-cell office:value-type="float" office:value="0.439979672431946">
                <text:p>0.439979672431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24354887008667">
                <text:p>1.24354887008667</text:p>
              </table:table-cell>
              <table:table-cell office:value-type="float" office:value="-0.249342530965805">
                <text:p>-0.249342530965805</text:p>
              </table:table-cell>
              <table:table-cell office:value-type="float" office:value="-0.329076707363129">
                <text:p>-0.329076707363129</text:p>
              </table:table-cell>
              <table:table-cell office:value-type="float" office:value="0.18262229859829">
                <text:p>0.18262229859829</text:p>
              </table:table-cell>
              <table:table-cell office:value-type="float" office:value="-0.202147021889687">
                <text:p>-0.202147021889687</text:p>
              </table:table-cell>
              <table:table-cell office:value-type="float" office:value="0.436141490936279">
                <text:p>0.4361414909362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23767840862274">
                <text:p>1.23767840862274</text:p>
              </table:table-cell>
              <table:table-cell office:value-type="float" office:value="-0.230324998497963">
                <text:p>-0.230324998497963</text:p>
              </table:table-cell>
              <table:table-cell office:value-type="float" office:value="-0.322223693132401">
                <text:p>-0.322223693132401</text:p>
              </table:table-cell>
              <table:table-cell office:value-type="float" office:value="0.183278501033783">
                <text:p>0.183278501033783</text:p>
              </table:table-cell>
              <table:table-cell office:value-type="float" office:value="-0.201095312833786">
                <text:p>-0.201095312833786</text:p>
              </table:table-cell>
              <table:table-cell office:value-type="float" office:value="0.432232797145844">
                <text:p>0.432232797145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22649300098419">
                <text:p>1.22649300098419</text:p>
              </table:table-cell>
              <table:table-cell office:value-type="float" office:value="-0.191410303115845">
                <text:p>-0.191410303115845</text:p>
              </table:table-cell>
              <table:table-cell office:value-type="float" office:value="-0.308817744255066">
                <text:p>-0.308817744255066</text:p>
              </table:table-cell>
              <table:table-cell office:value-type="float" office:value="0.184351697564125">
                <text:p>0.184351697564125</text:p>
              </table:table-cell>
              <table:table-cell office:value-type="float" office:value="-0.198946610093117">
                <text:p>-0.198946610093117</text:p>
              </table:table-cell>
              <table:table-cell office:value-type="float" office:value="0.424218684434891">
                <text:p>0.424218684434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22118735313416">
                <text:p>1.22118735313416</text:p>
              </table:table-cell>
              <table:table-cell office:value-type="float" office:value="-0.171538725495338">
                <text:p>-0.171538725495338</text:p>
              </table:table-cell>
              <table:table-cell office:value-type="float" office:value="-0.302268326282501">
                <text:p>-0.302268326282501</text:p>
              </table:table-cell>
              <table:table-cell office:value-type="float" office:value="0.184761017560959">
                <text:p>0.184761017560959</text:p>
              </table:table-cell>
              <table:table-cell office:value-type="float" office:value="-0.197850972414017">
                <text:p>-0.197850972414017</text:p>
              </table:table-cell>
              <table:table-cell office:value-type="float" office:value="0.420120924711227">
                <text:p>0.420120924711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21607792377472">
                <text:p>1.21607792377472</text:p>
              </table:table-cell>
              <table:table-cell office:value-type="float" office:value="-0.151408299803734">
                <text:p>-0.151408299803734</text:p>
              </table:table-cell>
              <table:table-cell office:value-type="float" office:value="-0.295822620391846">
                <text:p>-0.295822620391846</text:p>
              </table:table-cell>
              <table:table-cell office:value-type="float" office:value="0.185080796480179">
                <text:p>0.185080796480179</text:p>
              </table:table-cell>
              <table:table-cell office:value-type="float" office:value="-0.196742117404938">
                <text:p>-0.196742117404938</text:p>
              </table:table-cell>
              <table:table-cell office:value-type="float" office:value="0.415968149900436">
                <text:p>0.415968149900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20645976066589">
                <text:p>1.20645976066589</text:p>
              </table:table-cell>
              <table:table-cell office:value-type="float" office:value="-0.110424034297466">
                <text:p>-0.110424034297466</text:p>
              </table:table-cell>
              <table:table-cell office:value-type="float" office:value="-0.283243626356125">
                <text:p>-0.283243626356125</text:p>
              </table:table-cell>
              <table:table-cell office:value-type="float" office:value="0.185438722372055">
                <text:p>0.185438722372055</text:p>
              </table:table-cell>
              <table:table-cell office:value-type="float" office:value="-0.194487318396568">
                <text:p>-0.194487318396568</text:p>
              </table:table-cell>
              <table:table-cell office:value-type="float" office:value="0.407514750957489">
                <text:p>0.407514750957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20195603370667">
                <text:p>1.20195603370667</text:p>
              </table:table-cell>
              <table:table-cell office:value-type="float" office:value="-0.0895970985293389">
                <text:p>-0.0895970985293389</text:p>
              </table:table-cell>
              <table:table-cell office:value-type="float" office:value="-0.277109563350677">
                <text:p>-0.277109563350677</text:p>
              </table:table-cell>
              <table:table-cell office:value-type="float" office:value="0.185471028089523">
                <text:p>0.185471028089523</text:p>
              </table:table-cell>
              <table:table-cell office:value-type="float" office:value="-0.193342834711075">
                <text:p>-0.193342834711075</text:p>
              </table:table-cell>
              <table:table-cell office:value-type="float" office:value="0.403223246335983">
                <text:p>0.403223246335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.19765830039978">
                <text:p>1.19765830039978</text:p>
              </table:table-cell>
              <table:table-cell office:value-type="float" office:value="-0.0685651749372482">
                <text:p>-0.0685651749372482</text:p>
              </table:table-cell>
              <table:table-cell office:value-type="float" office:value="-0.271078258752823">
                <text:p>-0.271078258752823</text:p>
              </table:table-cell>
              <table:table-cell office:value-type="float" office:value="0.185402140021324">
                <text:p>0.185402140021324</text:p>
              </table:table-cell>
              <table:table-cell office:value-type="float" office:value="-0.19218797981739">
                <text:p>-0.19218797981739</text:p>
              </table:table-cell>
              <table:table-cell office:value-type="float" office:value="0.398894816637039">
                <text:p>0.398894816637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19356775283813">
                <text:p>1.19356775283813</text:p>
              </table:table-cell>
              <table:table-cell office:value-type="float" office:value="-0.0473420210182667">
                <text:p>-0.0473420210182667</text:p>
              </table:table-cell>
              <table:table-cell office:value-type="float" office:value="-0.265148252248764">
                <text:p>-0.265148252248764</text:p>
              </table:table-cell>
              <table:table-cell office:value-type="float" office:value="0.185229748487473">
                <text:p>0.185229748487473</text:p>
              </table:table-cell>
              <table:table-cell office:value-type="float" office:value="-0.191023468971252">
                <text:p>-0.191023468971252</text:p>
              </table:table-cell>
              <table:table-cell office:value-type="float" office:value="0.394534319639206">
                <text:p>0.394534319639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.18968570232391">
                <text:p>1.18968570232391</text:p>
              </table:table-cell>
              <table:table-cell office:value-type="float" office:value="-0.0259415488690138">
                <text:p>-0.0259415488690138</text:p>
              </table:table-cell>
              <table:table-cell office:value-type="float" office:value="-0.259318023920059">
                <text:p>-0.259318023920059</text:p>
              </table:table-cell>
              <table:table-cell office:value-type="float" office:value="0.184951856732369">
                <text:p>0.184951856732369</text:p>
              </table:table-cell>
              <table:table-cell office:value-type="float" office:value="-0.189850091934204">
                <text:p>-0.189850091934204</text:p>
              </table:table-cell>
              <table:table-cell office:value-type="float" office:value="0.390146791934967">
                <text:p>0.390146791934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.18601262569428">
                <text:p>1.18601262569428</text:p>
              </table:table-cell>
              <table:table-cell office:value-type="float" office:value="-0.00437749084085226">
                <text:p>-0.00437749084085226</text:p>
              </table:table-cell>
              <table:table-cell office:value-type="float" office:value="-0.253585606813431">
                <text:p>-0.253585606813431</text:p>
              </table:table-cell>
              <table:table-cell office:value-type="float" office:value="0.184566766023636">
                <text:p>0.184566766023636</text:p>
              </table:table-cell>
              <table:table-cell office:value-type="float" office:value="-0.188668563961983">
                <text:p>-0.188668563961983</text:p>
              </table:table-cell>
              <table:table-cell office:value-type="float" office:value="0.385737240314484">
                <text:p>0.385737240314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18254911899567">
                <text:p>1.18254911899567</text:p>
              </table:table-cell>
              <table:table-cell office:value-type="float" office:value="0.0173359103500843">
                <text:p>0.0173359103500843</text:p>
              </table:table-cell>
              <table:table-cell office:value-type="float" office:value="-0.247948825359344">
                <text:p>-0.247948825359344</text:p>
              </table:table-cell>
              <table:table-cell office:value-type="float" office:value="0.184073090553284">
                <text:p>0.184073090553284</text:p>
              </table:table-cell>
              <table:table-cell office:value-type="float" office:value="-0.18747965991497">
                <text:p>-0.18747965991497</text:p>
              </table:table-cell>
              <table:table-cell office:value-type="float" office:value="0.381310850381851">
                <text:p>0.381310850381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17625117301941">
                <text:p>1.17625117301941</text:p>
              </table:table-cell>
              <table:table-cell office:value-type="float" office:value="0.0611543692648411">
                <text:p>0.0611543692648411</text:p>
              </table:table-cell>
              <table:table-cell office:value-type="float" office:value="-0.236951932311058">
                <text:p>-0.236951932311058</text:p>
              </table:table-cell>
              <table:table-cell office:value-type="float" office:value="0.18275585770607">
                <text:p>0.18275585770607</text:p>
              </table:table-cell>
              <table:table-cell office:value-type="float" office:value="-0.185082972049713">
                <text:p>-0.185082972049713</text:p>
              </table:table-cell>
              <table:table-cell office:value-type="float" office:value="0.372428596019745">
                <text:p>0.372428596019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17341637611389">
                <text:p>1.17341637611389</text:p>
              </table:table-cell>
              <table:table-cell office:value-type="float" office:value="0.0832311287522316">
                <text:p>0.0832311287522316</text:p>
              </table:table-cell>
              <table:table-cell office:value-type="float" office:value="-0.231586292386055">
                <text:p>-0.231586292386055</text:p>
              </table:table-cell>
              <table:table-cell office:value-type="float" office:value="0.181931063532829">
                <text:p>0.181931063532829</text:p>
              </table:table-cell>
              <table:table-cell office:value-type="float" office:value="-0.183876693248749">
                <text:p>-0.183876693248749</text:p>
              </table:table-cell>
              <table:table-cell office:value-type="float" office:value="0.367983311414719">
                <text:p>0.367983311414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17079055309296">
                <text:p>1.17079055309296</text:p>
              </table:table-cell>
              <table:table-cell office:value-type="float" office:value="0.105400428175926">
                <text:p>0.105400428175926</text:p>
              </table:table-cell>
              <table:table-cell office:value-type="float" office:value="-0.226305142045021">
                <text:p>-0.226305142045021</text:p>
              </table:table-cell>
              <table:table-cell office:value-type="float" office:value="0.180995061993599">
                <text:p>0.180995061993599</text:p>
              </table:table-cell>
              <table:table-cell office:value-type="float" office:value="-0.182666301727295">
                <text:p>-0.182666301727295</text:p>
              </table:table-cell>
              <table:table-cell office:value-type="float" office:value="0.363542377948761">
                <text:p>0.363542377948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16837298870087">
                <text:p>1.16837298870087</text:p>
              </table:table-cell>
              <table:table-cell office:value-type="float" office:value="0.127648308873177">
                <text:p>0.127648308873177</text:p>
              </table:table-cell>
              <table:table-cell office:value-type="float" office:value="-0.221105203032494">
                <text:p>-0.221105203032494</text:p>
              </table:table-cell>
              <table:table-cell office:value-type="float" office:value="0.179948076605797">
                <text:p>0.179948076605797</text:p>
              </table:table-cell>
              <table:table-cell office:value-type="float" office:value="-0.181452438235283">
                <text:p>-0.181452438235283</text:p>
              </table:table-cell>
              <table:table-cell office:value-type="float" office:value="0.359111100435257">
                <text:p>0.3591111004352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16416001319885">
                <text:p>1.16416001319885</text:p>
              </table:table-cell>
              <table:table-cell office:value-type="float" office:value="0.172321647405624">
                <text:p>0.172321647405624</text:p>
              </table:table-cell>
              <table:table-cell office:value-type="float" office:value="-0.210935145616531">
                <text:p>-0.210935145616531</text:p>
              </table:table-cell>
              <table:table-cell office:value-type="float" office:value="0.177523344755173">
                <text:p>0.177523344755173</text:p>
              </table:table-cell>
              <table:table-cell office:value-type="float" office:value="-0.179017871618271">
                <text:p>-0.179017871618271</text:p>
              </table:table-cell>
              <table:table-cell office:value-type="float" office:value="0.350298821926117">
                <text:p>0.350298821926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16236257553101">
                <text:p>1.16236257553101</text:p>
              </table:table-cell>
              <table:table-cell office:value-type="float" office:value="0.19471862912178">
                <text:p>0.19471862912178</text:p>
              </table:table-cell>
              <table:table-cell office:value-type="float" office:value="-0.205957800149918">
                <text:p>-0.205957800149918</text:p>
              </table:table-cell>
              <table:table-cell office:value-type="float" office:value="0.1761474609375">
                <text:p>0.1761474609375</text:p>
              </table:table-cell>
              <table:table-cell office:value-type="float" office:value="-0.17779877781868">
                <text:p>-0.17779877781868</text:p>
              </table:table-cell>
              <table:table-cell office:value-type="float" office:value="0.345928311347961">
                <text:p>0.345928311347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16076982021332">
                <text:p>1.16076982021332</text:p>
              </table:table-cell>
              <table:table-cell office:value-type="float" office:value="0.217136546969414">
                <text:p>0.217136546969414</text:p>
              </table:table-cell>
              <table:table-cell office:value-type="float" office:value="-0.201047256588936">
                <text:p>-0.201047256588936</text:p>
              </table:table-cell>
              <table:table-cell office:value-type="float" office:value="0.174664318561554">
                <text:p>0.174664318561554</text:p>
              </table:table-cell>
              <table:table-cell office:value-type="float" office:value="-0.176579505205154">
                <text:p>-0.176579505205154</text:p>
              </table:table-cell>
              <table:table-cell office:value-type="float" office:value="0.341588526964188">
                <text:p>0.341588526964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15938055515289">
                <text:p>1.15938055515289</text:p>
              </table:table-cell>
              <table:table-cell office:value-type="float" office:value="0.239560961723328">
                <text:p>0.239560961723328</text:p>
              </table:table-cell>
              <table:table-cell office:value-type="float" office:value="-0.196199685335159">
                <text:p>-0.196199685335159</text:p>
              </table:table-cell>
              <table:table-cell office:value-type="float" office:value="0.173075720667839">
                <text:p>0.173075720667839</text:p>
              </table:table-cell>
              <table:table-cell office:value-type="float" office:value="-0.175360903143883">
                <text:p>-0.175360903143883</text:p>
              </table:table-cell>
              <table:table-cell office:value-type="float" office:value="0.337284475564957">
                <text:p>0.337284475564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15819358825684">
                <text:p>1.15819358825684</text:p>
              </table:table-cell>
              <table:table-cell office:value-type="float" office:value="0.261977672576904">
                <text:p>0.261977672576904</text:p>
              </table:table-cell>
              <table:table-cell office:value-type="float" office:value="-0.191411018371582">
                <text:p>-0.191411018371582</text:p>
              </table:table-cell>
              <table:table-cell office:value-type="float" office:value="0.171383634209633">
                <text:p>0.171383634209633</text:p>
              </table:table-cell>
              <table:table-cell office:value-type="float" office:value="-0.174143850803375">
                <text:p>-0.174143850803375</text:p>
              </table:table-cell>
              <table:table-cell office:value-type="float" office:value="0.333021134138107">
                <text:p>0.333021134138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15720772743225">
                <text:p>1.15720772743225</text:p>
              </table:table-cell>
              <table:table-cell office:value-type="float" office:value="0.28437215089798">
                <text:p>0.28437215089798</text:p>
              </table:table-cell>
              <table:table-cell office:value-type="float" office:value="-0.186677396297455">
                <text:p>-0.186677396297455</text:p>
              </table:table-cell>
              <table:table-cell office:value-type="float" office:value="0.169590413570404">
                <text:p>0.169590413570404</text:p>
              </table:table-cell>
              <table:table-cell office:value-type="float" office:value="-0.17292907834053">
                <text:p>-0.17292907834053</text:p>
              </table:table-cell>
              <table:table-cell office:value-type="float" office:value="0.328803449869156">
                <text:p>0.328803449869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15642130374908">
                <text:p>1.15642130374908</text:p>
              </table:table-cell>
              <table:table-cell office:value-type="float" office:value="0.306730210781097">
                <text:p>0.306730210781097</text:p>
              </table:table-cell>
              <table:table-cell office:value-type="float" office:value="-0.18199460208416">
                <text:p>-0.18199460208416</text:p>
              </table:table-cell>
              <table:table-cell office:value-type="float" office:value="0.167698666453361">
                <text:p>0.167698666453361</text:p>
              </table:table-cell>
              <table:table-cell office:value-type="float" office:value="-0.171717450022697">
                <text:p>-0.171717450022697</text:p>
              </table:table-cell>
              <table:table-cell office:value-type="float" office:value="0.324635982513428">
                <text:p>0.324635982513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15583324432373">
                <text:p>1.15583324432373</text:p>
              </table:table-cell>
              <table:table-cell office:value-type="float" office:value="0.329037487506866">
                <text:p>0.329037487506866</text:p>
              </table:table-cell>
              <table:table-cell office:value-type="float" office:value="-0.177358508110046">
                <text:p>-0.177358508110046</text:p>
              </table:table-cell>
              <table:table-cell office:value-type="float" office:value="0.165711298584938">
                <text:p>0.165711298584938</text:p>
              </table:table-cell>
              <table:table-cell office:value-type="float" office:value="-0.170509725809097">
                <text:p>-0.170509725809097</text:p>
              </table:table-cell>
              <table:table-cell office:value-type="float" office:value="0.320523411035538">
                <text:p>0.3205234110355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15544211864471">
                <text:p>1.15544211864471</text:p>
              </table:table-cell>
              <table:table-cell office:value-type="float" office:value="0.351279437541962">
                <text:p>0.351279437541962</text:p>
              </table:table-cell>
              <table:table-cell office:value-type="float" office:value="-0.172764986753464">
                <text:p>-0.172764986753464</text:p>
              </table:table-cell>
              <table:table-cell office:value-type="float" office:value="0.16363151371479">
                <text:p>0.16363151371479</text:p>
              </table:table-cell>
              <table:table-cell office:value-type="float" office:value="-0.169306799769402">
                <text:p>-0.169306799769402</text:p>
              </table:table-cell>
              <table:table-cell office:value-type="float" office:value="0.316470175981522">
                <text:p>0.3164701759815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15524613857269">
                <text:p>1.15524613857269</text:p>
              </table:table-cell>
              <table:table-cell office:value-type="float" office:value="0.373441904783249">
                <text:p>0.373441904783249</text:p>
              </table:table-cell>
              <table:table-cell office:value-type="float" office:value="-0.168209820985794">
                <text:p>-0.168209820985794</text:p>
              </table:table-cell>
              <table:table-cell office:value-type="float" office:value="0.161462739109993">
                <text:p>0.161462739109993</text:p>
              </table:table-cell>
              <table:table-cell office:value-type="float" office:value="-0.168109402060509">
                <text:p>-0.168109402060509</text:p>
              </table:table-cell>
              <table:table-cell office:value-type="float" office:value="0.312480360269546">
                <text:p>0.312480360269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15524399280548">
                <text:p>1.15524399280548</text:p>
              </table:table-cell>
              <table:table-cell office:value-type="float" office:value="0.395510703325272">
                <text:p>0.395510703325272</text:p>
              </table:table-cell>
              <table:table-cell office:value-type="float" office:value="-0.163688704371452">
                <text:p>-0.163688704371452</text:p>
              </table:table-cell>
              <table:table-cell office:value-type="float" office:value="0.159208655357361">
                <text:p>0.159208655357361</text:p>
              </table:table-cell>
              <table:table-cell office:value-type="float" office:value="-0.166918322443962">
                <text:p>-0.166918322443962</text:p>
              </table:table-cell>
              <table:table-cell office:value-type="float" office:value="0.308558106422424">
                <text:p>0.308558106422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15543413162231">
                <text:p>1.15543413162231</text:p>
              </table:table-cell>
              <table:table-cell office:value-type="float" office:value="0.417471319437027">
                <text:p>0.417471319437027</text:p>
              </table:table-cell>
              <table:table-cell office:value-type="float" office:value="-0.159197419881821">
                <text:p>-0.159197419881821</text:p>
              </table:table-cell>
              <table:table-cell office:value-type="float" office:value="0.156873196363449">
                <text:p>0.156873196363449</text:p>
              </table:table-cell>
              <table:table-cell office:value-type="float" office:value="-0.165734440088272">
                <text:p>-0.165734440088272</text:p>
              </table:table-cell>
              <table:table-cell office:value-type="float" office:value="0.304707229137421">
                <text:p>0.304707229137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15581488609314">
                <text:p>1.15581488609314</text:p>
              </table:table-cell>
              <table:table-cell office:value-type="float" office:value="0.439309537410736">
                <text:p>0.439309537410736</text:p>
              </table:table-cell>
              <table:table-cell office:value-type="float" office:value="-0.154731869697571">
                <text:p>-0.154731869697571</text:p>
              </table:table-cell>
              <table:table-cell office:value-type="float" office:value="0.154460549354553">
                <text:p>0.154460549354553</text:p>
              </table:table-cell>
              <table:table-cell office:value-type="float" office:value="-0.164558425545692">
                <text:p>-0.164558425545692</text:p>
              </table:table-cell>
              <table:table-cell office:value-type="float" office:value="0.3009312748909">
                <text:p>0.3009312748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1563845872879">
                <text:p>1.1563845872879</text:p>
              </table:table-cell>
              <table:table-cell office:value-type="float" office:value="0.46101114153862">
                <text:p>0.46101114153862</text:p>
              </table:table-cell>
              <table:table-cell office:value-type="float" office:value="-0.150287687778473">
                <text:p>-0.150287687778473</text:p>
              </table:table-cell>
              <table:table-cell office:value-type="float" office:value="0.151975065469742">
                <text:p>0.151975065469742</text:p>
              </table:table-cell>
              <table:table-cell office:value-type="float" office:value="-0.163391187787056">
                <text:p>-0.163391187787056</text:p>
              </table:table-cell>
              <table:table-cell office:value-type="float" office:value="0.297233730554581">
                <text:p>0.297233730554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15714180469513">
                <text:p>1.15714180469513</text:p>
              </table:table-cell>
              <table:table-cell office:value-type="float" office:value="0.482562184333801">
                <text:p>0.482562184333801</text:p>
              </table:table-cell>
              <table:table-cell office:value-type="float" office:value="-0.145860746502876">
                <text:p>-0.145860746502876</text:p>
              </table:table-cell>
              <table:table-cell office:value-type="float" office:value="0.149421364068985">
                <text:p>0.149421364068985</text:p>
              </table:table-cell>
              <table:table-cell office:value-type="float" office:value="-0.162233397364616">
                <text:p>-0.162233397364616</text:p>
              </table:table-cell>
              <table:table-cell office:value-type="float" office:value="0.29361766576767">
                <text:p>0.29361766576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15808439254761">
                <text:p>1.15808439254761</text:p>
              </table:table-cell>
              <table:table-cell office:value-type="float" office:value="0.503948271274567">
                <text:p>0.503948271274567</text:p>
              </table:table-cell>
              <table:table-cell office:value-type="float" office:value="-0.141446933150291">
                <text:p>-0.141446933150291</text:p>
              </table:table-cell>
              <table:table-cell office:value-type="float" office:value="0.146804168820381">
                <text:p>0.146804168820381</text:p>
              </table:table-cell>
              <table:table-cell office:value-type="float" office:value="-0.161085888743401">
                <text:p>-0.161085888743401</text:p>
              </table:table-cell>
              <table:table-cell office:value-type="float" office:value="0.290086060762405">
                <text:p>0.2900860607624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15921080112457">
                <text:p>1.15921080112457</text:p>
              </table:table-cell>
              <table:table-cell office:value-type="float" office:value="0.525155603885651">
                <text:p>0.525155603885651</text:p>
              </table:table-cell>
              <table:table-cell office:value-type="float" office:value="-0.137042194604874">
                <text:p>-0.137042194604874</text:p>
              </table:table-cell>
              <table:table-cell office:value-type="float" office:value="0.144128382205963">
                <text:p>0.144128382205963</text:p>
              </table:table-cell>
              <table:table-cell office:value-type="float" office:value="-0.159949362277985">
                <text:p>-0.159949362277985</text:p>
              </table:table-cell>
              <table:table-cell office:value-type="float" office:value="0.286641508340836">
                <text:p>0.2866415083408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16051888465881">
                <text:p>1.16051888465881</text:p>
              </table:table-cell>
              <table:table-cell office:value-type="float" office:value="0.546169877052307">
                <text:p>0.546169877052307</text:p>
              </table:table-cell>
              <table:table-cell office:value-type="float" office:value="-0.132642358541489">
                <text:p>-0.132642358541489</text:p>
              </table:table-cell>
              <table:table-cell office:value-type="float" office:value="0.141399189829826">
                <text:p>0.141399189829826</text:p>
              </table:table-cell>
              <table:table-cell office:value-type="float" office:value="-0.158824592828751">
                <text:p>-0.158824592828751</text:p>
              </table:table-cell>
              <table:table-cell office:value-type="float" office:value="0.283286452293396">
                <text:p>0.2832864522933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16200685501099">
                <text:p>1.16200685501099</text:p>
              </table:table-cell>
              <table:table-cell office:value-type="float" office:value="0.566976845264435">
                <text:p>0.566976845264435</text:p>
              </table:table-cell>
              <table:table-cell office:value-type="float" office:value="-0.128243803977966">
                <text:p>-0.128243803977966</text:p>
              </table:table-cell>
              <table:table-cell office:value-type="float" office:value="0.138621747493744">
                <text:p>0.138621747493744</text:p>
              </table:table-cell>
              <table:table-cell office:value-type="float" office:value="-0.157712325453758">
                <text:p>-0.157712325453758</text:p>
              </table:table-cell>
              <table:table-cell office:value-type="float" office:value="0.280023068189621">
                <text:p>0.280023068189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42cm" svg:height="19.482cm" xlink:href=".." xlink:type="simple" chart:class="chart:scatter" chart:style-name="ch1">
        <chart:legend chart:legend-position="end" svg:x="19.916cm" svg:y="8.197cm" style:legend-expansion="high" chart:style-name="ch2"/>
        <chart:plot-area chart:style-name="ch3" table:cell-range-address="LArm.A1:LArm.G89" chart:data-source-has-labels="row" svg:x="0.454cm" svg:y="0.389cm" svg:width="19.008cm" svg:height="18.704cm">
          <chartooo:coordinate-region svg:x="1.287cm" svg:y="0.588cm" svg:width="17.895cm" svg:height="18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Arm.B2:LArm.B89" chart:label-cell-address="LArm.B1:LArm.B1" chart:class="chart:scatter">
            <chart:domain table:cell-range-address="LArm.A2:LArm.A89"/>
            <chart:data-point chart:repeated="88"/>
          </chart:series>
          <chart:series chart:style-name="ch7" chart:values-cell-range-address="LArm.C2:LArm.C89" chart:label-cell-address="LArm.C1:LArm.C1" chart:class="chart:scatter">
            <chart:data-point chart:repeated="88"/>
          </chart:series>
          <chart:series chart:style-name="ch8" chart:values-cell-range-address="LArm.D2:LArm.D89" chart:label-cell-address="LArm.D1:LArm.D1" chart:class="chart:scatter">
            <chart:data-point chart:repeated="88"/>
          </chart:series>
          <chart:series chart:style-name="ch9" chart:values-cell-range-address="LArm.E2:LArm.E89" chart:label-cell-address="LArm.E1:LArm.E1" chart:class="chart:scatter">
            <chart:data-point chart:repeated="88"/>
          </chart:series>
          <chart:series chart:style-name="ch10" chart:values-cell-range-address="LArm.F2:LArm.F89" chart:label-cell-address="LArm.F1:LArm.F1" chart:class="chart:scatter">
            <chart:data-point chart:repeated="88"/>
          </chart:series>
          <chart:series chart:style-name="ch11" chart:values-cell-range-address="LArm.G2:LArm.G89" chart:label-cell-address="LArm.G1:LArm.G1" chart:class="chart:scatter">
            <chart:data-point chart:repeated="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X LArm</text:p>
                <draw:g>
                  <svg:desc>LArm.B1:LArm.B1</svg:desc>
                </draw:g>
              </table:table-cell>
              <table:table-cell office:value-type="string">
                <text:p>WY LArm</text:p>
                <draw:g>
                  <svg:desc>LArm.C1:LArm.C1</svg:desc>
                </draw:g>
              </table:table-cell>
              <table:table-cell office:value-type="string">
                <text:p>WZ LArm</text:p>
                <draw:g>
                  <svg:desc>LArm.D1:LArm.D1</svg:desc>
                </draw:g>
              </table:table-cell>
              <table:table-cell office:value-type="string">
                <text:p>X LArm</text:p>
                <draw:g>
                  <svg:desc>LArm.E1:LArm.E1</svg:desc>
                </draw:g>
              </table:table-cell>
              <table:table-cell office:value-type="string">
                <text:p>Y LArm</text:p>
                <draw:g>
                  <svg:desc>LArm.F1:LArm.F1</svg:desc>
                </draw:g>
              </table:table-cell>
              <table:table-cell office:value-type="string">
                <text:p>Z LArm</text:p>
                <draw:g>
                  <svg:desc>LArm.G1:LArm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rm.A2:LArm.A89</svg:desc>
                </draw:g>
              </table:table-cell>
              <table:table-cell office:value-type="float" office:value="-0.923274278640747">
                <text:p>-0.923274278640747</text:p>
                <draw:g>
                  <svg:desc>LArm.B2:LArm.B89</svg:desc>
                </draw:g>
              </table:table-cell>
              <table:table-cell office:value-type="float" office:value="1.08373498916626">
                <text:p>1.08373498916626</text:p>
                <draw:g>
                  <svg:desc>LArm.C2:LArm.C89</svg:desc>
                </draw:g>
              </table:table-cell>
              <table:table-cell office:value-type="float" office:value="0.126662060618401">
                <text:p>0.126662060618401</text:p>
                <draw:g>
                  <svg:desc>LArm.D2:LArm.D89</svg:desc>
                </draw:g>
              </table:table-cell>
              <table:table-cell office:value-type="float" office:value="0.0467950999736786">
                <text:p>0.0467950999736786</text:p>
                <draw:g>
                  <svg:desc>LArm.E2:LArm.E89</svg:desc>
                </draw:g>
              </table:table-cell>
              <table:table-cell office:value-type="float" office:value="0.115264885127544">
                <text:p>0.115264885127544</text:p>
                <draw:g>
                  <svg:desc>LArm.F2:LArm.F89</svg:desc>
                </draw:g>
              </table:table-cell>
              <table:table-cell office:value-type="float" office:value="0.23015084862709">
                <text:p>0.23015084862709</text:p>
                <draw:g>
                  <svg:desc>LArm.G2:LArm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923274278640747">
                <text:p>-0.923274278640747</text:p>
              </table:table-cell>
              <table:table-cell office:value-type="float" office:value="1.08373498916626">
                <text:p>1.08373498916626</text:p>
              </table:table-cell>
              <table:table-cell office:value-type="float" office:value="0.126662060618401">
                <text:p>0.126662060618401</text:p>
              </table:table-cell>
              <table:table-cell office:value-type="float" office:value="0.0467950999736786">
                <text:p>0.0467950999736786</text:p>
              </table:table-cell>
              <table:table-cell office:value-type="float" office:value="0.115264885127544">
                <text:p>0.115264885127544</text:p>
              </table:table-cell>
              <table:table-cell office:value-type="float" office:value="0.23015084862709">
                <text:p>0.23015084862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923288941383362">
                <text:p>-0.923288941383362</text:p>
              </table:table-cell>
              <table:table-cell office:value-type="float" office:value="1.08372449874878">
                <text:p>1.08372449874878</text:p>
              </table:table-cell>
              <table:table-cell office:value-type="float" office:value="0.126666501164436">
                <text:p>0.126666501164436</text:p>
              </table:table-cell>
              <table:table-cell office:value-type="float" office:value="0.0467960424721241">
                <text:p>0.0467960424721241</text:p>
              </table:table-cell>
              <table:table-cell office:value-type="float" office:value="0.11526557803154">
                <text:p>0.11526557803154</text:p>
              </table:table-cell>
              <table:table-cell office:value-type="float" office:value="0.230151563882828">
                <text:p>0.230151563882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923312067985535">
                <text:p>-0.923312067985535</text:p>
              </table:table-cell>
              <table:table-cell office:value-type="float" office:value="1.0837070941925">
                <text:p>1.0837070941925</text:p>
              </table:table-cell>
              <table:table-cell office:value-type="float" office:value="0.126674264669418">
                <text:p>0.126674264669418</text:p>
              </table:table-cell>
              <table:table-cell office:value-type="float" office:value="0.0467976555228233">
                <text:p>0.0467976555228233</text:p>
              </table:table-cell>
              <table:table-cell office:value-type="float" office:value="0.115266740322113">
                <text:p>0.115266740322113</text:p>
              </table:table-cell>
              <table:table-cell office:value-type="float" office:value="0.230152696371078">
                <text:p>0.230152696371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923348844051361">
                <text:p>-0.923348844051361</text:p>
              </table:table-cell>
              <table:table-cell office:value-type="float" office:value="1.08367800712585">
                <text:p>1.08367800712585</text:p>
              </table:table-cell>
              <table:table-cell office:value-type="float" office:value="0.126687660813332">
                <text:p>0.126687660813332</text:p>
              </table:table-cell>
              <table:table-cell office:value-type="float" office:value="0.0468004159629345">
                <text:p>0.0468004159629345</text:p>
              </table:table-cell>
              <table:table-cell office:value-type="float" office:value="0.115268737077713">
                <text:p>0.115268737077713</text:p>
              </table:table-cell>
              <table:table-cell office:value-type="float" office:value="0.230154633522034">
                <text:p>0.230154633522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923400342464447">
                <text:p>-0.923400342464447</text:p>
              </table:table-cell>
              <table:table-cell office:value-type="float" office:value="1.08363521099091">
                <text:p>1.08363521099091</text:p>
              </table:table-cell>
              <table:table-cell office:value-type="float" office:value="0.126707836985588">
                <text:p>0.126707836985588</text:p>
              </table:table-cell>
              <table:table-cell office:value-type="float" office:value="0.0468045882880688">
                <text:p>0.0468045882880688</text:p>
              </table:table-cell>
              <table:table-cell office:value-type="float" office:value="0.115271747112274">
                <text:p>0.115271747112274</text:p>
              </table:table-cell>
              <table:table-cell office:value-type="float" office:value="0.230157509446144">
                <text:p>0.230157509446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923466682434082">
                <text:p>-0.923466682434082</text:p>
              </table:table-cell>
              <table:table-cell office:value-type="float" office:value="1.08357715606689">
                <text:p>1.08357715606689</text:p>
              </table:table-cell>
              <table:table-cell office:value-type="float" office:value="0.126736029982567">
                <text:p>0.126736029982567</text:p>
              </table:table-cell>
              <table:table-cell office:value-type="float" office:value="0.0468103587627411">
                <text:p>0.0468103587627411</text:p>
              </table:table-cell>
              <table:table-cell office:value-type="float" office:value="0.115275979042053">
                <text:p>0.115275979042053</text:p>
              </table:table-cell>
              <table:table-cell office:value-type="float" office:value="0.230161383748054">
                <text:p>0.230161383748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923547267913818">
                <text:p>-0.923547267913818</text:p>
              </table:table-cell>
              <table:table-cell office:value-type="float" office:value="1.08350217342377">
                <text:p>1.08350217342377</text:p>
              </table:table-cell>
              <table:table-cell office:value-type="float" office:value="0.126773491501808">
                <text:p>0.126773491501808</text:p>
              </table:table-cell>
              <table:table-cell office:value-type="float" office:value="0.0468179732561111">
                <text:p>0.0468179732561111</text:p>
              </table:table-cell>
              <table:table-cell office:value-type="float" office:value="0.115281529724598">
                <text:p>0.115281529724598</text:p>
              </table:table-cell>
              <table:table-cell office:value-type="float" office:value="0.230166420340538">
                <text:p>0.230166420340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923641204833984">
                <text:p>-0.923641204833984</text:p>
              </table:table-cell>
              <table:table-cell office:value-type="float" office:value="1.08340954780579">
                <text:p>1.08340954780579</text:p>
              </table:table-cell>
              <table:table-cell office:value-type="float" office:value="0.126821339130402">
                <text:p>0.126821339130402</text:p>
              </table:table-cell>
              <table:table-cell office:value-type="float" office:value="0.0468275956809521">
                <text:p>0.0468275956809521</text:p>
              </table:table-cell>
              <table:table-cell office:value-type="float" office:value="0.115288570523262">
                <text:p>0.115288570523262</text:p>
              </table:table-cell>
              <table:table-cell office:value-type="float" office:value="0.230172634124756">
                <text:p>0.230172634124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92374712228775">
                <text:p>-0.92374712228775</text:p>
              </table:table-cell>
              <table:table-cell office:value-type="float" office:value="1.08329796791077">
                <text:p>1.08329796791077</text:p>
              </table:table-cell>
              <table:table-cell office:value-type="float" office:value="0.126880720257759">
                <text:p>0.126880720257759</text:p>
              </table:table-cell>
              <table:table-cell office:value-type="float" office:value="0.0468394234776497">
                <text:p>0.0468394234776497</text:p>
              </table:table-cell>
              <table:table-cell office:value-type="float" office:value="0.115297317504883">
                <text:p>0.115297317504883</text:p>
              </table:table-cell>
              <table:table-cell office:value-type="float" office:value="0.230180218815804">
                <text:p>0.230180218815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923863530158997">
                <text:p>-0.923863530158997</text:p>
              </table:table-cell>
              <table:table-cell office:value-type="float" office:value="1.08316671848297">
                <text:p>1.08316671848297</text:p>
              </table:table-cell>
              <table:table-cell office:value-type="float" office:value="0.126952722668648">
                <text:p>0.126952722668648</text:p>
              </table:table-cell>
              <table:table-cell office:value-type="float" office:value="0.0468536131083965">
                <text:p>0.0468536131083965</text:p>
              </table:table-cell>
              <table:table-cell office:value-type="float" office:value="0.115307815372944">
                <text:p>0.115307815372944</text:p>
              </table:table-cell>
              <table:table-cell office:value-type="float" office:value="0.230189174413681">
                <text:p>0.230189174413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925003468990326">
                <text:p>-0.925003468990326</text:p>
              </table:table-cell>
              <table:table-cell office:value-type="float" office:value="1.07622289657593">
                <text:p>1.07622289657593</text:p>
              </table:table-cell>
              <table:table-cell office:value-type="float" office:value="0.132229194045067">
                <text:p>0.132229194045067</text:p>
              </table:table-cell>
              <table:table-cell office:value-type="float" office:value="0.0477699860930443">
                <text:p>0.0477699860930443</text:p>
              </table:table-cell>
              <table:table-cell office:value-type="float" office:value="0.116037294268608">
                <text:p>0.116037294268608</text:p>
              </table:table-cell>
              <table:table-cell office:value-type="float" office:value="0.230690971016884">
                <text:p>0.2306909710168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924831509590149">
                <text:p>-0.924831509590149</text:p>
              </table:table-cell>
              <table:table-cell office:value-type="float" office:value="1.07559454441071">
                <text:p>1.07559454441071</text:p>
              </table:table-cell>
              <table:table-cell office:value-type="float" office:value="0.1327915340662">
                <text:p>0.1327915340662</text:p>
              </table:table-cell>
              <table:table-cell office:value-type="float" office:value="0.0478617362678051">
                <text:p>0.0478617362678051</text:p>
              </table:table-cell>
              <table:table-cell office:value-type="float" office:value="0.116113595664501">
                <text:p>0.116113595664501</text:p>
              </table:table-cell>
              <table:table-cell office:value-type="float" office:value="0.230738297104835">
                <text:p>0.230738297104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924618780612946">
                <text:p>-0.924618780612946</text:p>
              </table:table-cell>
              <table:table-cell office:value-type="float" office:value="1.07493722438812">
                <text:p>1.07493722438812</text:p>
              </table:table-cell>
              <table:table-cell office:value-type="float" office:value="0.133389964699745">
                <text:p>0.133389964699745</text:p>
              </table:table-cell>
              <table:table-cell office:value-type="float" office:value="0.0479587614536285">
                <text:p>0.0479587614536285</text:p>
              </table:table-cell>
              <table:table-cell office:value-type="float" office:value="0.11619471013546">
                <text:p>0.11619471013546</text:p>
              </table:table-cell>
              <table:table-cell office:value-type="float" office:value="0.230788007378578">
                <text:p>0.230788007378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924362480640411">
                <text:p>-0.924362480640411</text:p>
              </table:table-cell>
              <table:table-cell office:value-type="float" office:value="1.0742506980896">
                <text:p>1.0742506980896</text:p>
              </table:table-cell>
              <table:table-cell office:value-type="float" office:value="0.134025454521179">
                <text:p>0.134025454521179</text:p>
              </table:table-cell>
              <table:table-cell office:value-type="float" office:value="0.0480611547827721">
                <text:p>0.0480611547827721</text:p>
              </table:table-cell>
              <table:table-cell office:value-type="float" office:value="0.116280764341354">
                <text:p>0.116280764341354</text:p>
              </table:table-cell>
              <table:table-cell office:value-type="float" office:value="0.230840295553207">
                <text:p>0.230840295553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9240602850914">
                <text:p>-0.9240602850914</text:p>
              </table:table-cell>
              <table:table-cell office:value-type="float" office:value="1.07353448867798">
                <text:p>1.07353448867798</text:p>
              </table:table-cell>
              <table:table-cell office:value-type="float" office:value="0.134699165821075">
                <text:p>0.134699165821075</text:p>
              </table:table-cell>
              <table:table-cell office:value-type="float" office:value="0.0481690466403961">
                <text:p>0.0481690466403961</text:p>
              </table:table-cell>
              <table:table-cell office:value-type="float" office:value="0.1163719445467">
                <text:p>0.1163719445467</text:p>
              </table:table-cell>
              <table:table-cell office:value-type="float" office:value="0.230895072221756">
                <text:p>0.230895072221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923709809780121">
                <text:p>-0.923709809780121</text:p>
              </table:table-cell>
              <table:table-cell office:value-type="float" office:value="1.07278835773468">
                <text:p>1.07278835773468</text:p>
              </table:table-cell>
              <table:table-cell office:value-type="float" office:value="0.135412141680718">
                <text:p>0.135412141680718</text:p>
              </table:table-cell>
              <table:table-cell office:value-type="float" office:value="0.048282589763403">
                <text:p>0.048282589763403</text:p>
              </table:table-cell>
              <table:table-cell office:value-type="float" office:value="0.116468377411366">
                <text:p>0.116468377411366</text:p>
              </table:table-cell>
              <table:table-cell office:value-type="float" office:value="0.230952456593513">
                <text:p>0.230952456593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922853946685791">
                <text:p>-0.922853946685791</text:p>
              </table:table-cell>
              <table:table-cell office:value-type="float" office:value="1.07120406627655">
                <text:p>1.07120406627655</text:p>
              </table:table-cell>
              <table:table-cell office:value-type="float" office:value="0.136959582567215">
                <text:p>0.136959582567215</text:p>
              </table:table-cell>
              <table:table-cell office:value-type="float" office:value="0.0485270731151104">
                <text:p>0.0485270731151104</text:p>
              </table:table-cell>
              <table:table-cell office:value-type="float" office:value="0.116677604615688">
                <text:p>0.116677604615688</text:p>
              </table:table-cell>
              <table:table-cell office:value-type="float" office:value="0.231075406074524">
                <text:p>0.231075406074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922279894351959">
                <text:p>-0.922279894351959</text:p>
              </table:table-cell>
              <table:table-cell office:value-type="float" office:value="1.0703364610672">
                <text:p>1.0703364610672</text:p>
              </table:table-cell>
              <table:table-cell office:value-type="float" office:value="0.137867227196693">
                <text:p>0.137867227196693</text:p>
              </table:table-cell>
              <table:table-cell office:value-type="float" office:value="0.0486635155975819">
                <text:p>0.0486635155975819</text:p>
              </table:table-cell>
              <table:table-cell office:value-type="float" office:value="0.116798266768455">
                <text:p>0.116798266768455</text:p>
              </table:table-cell>
              <table:table-cell office:value-type="float" office:value="0.231143698096275">
                <text:p>0.231143698096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921650171279907">
                <text:p>-0.921650171279907</text:p>
              </table:table-cell>
              <table:table-cell office:value-type="float" office:value="1.06944096088409">
                <text:p>1.06944096088409</text:p>
              </table:table-cell>
              <table:table-cell office:value-type="float" office:value="0.138814315199852">
                <text:p>0.138814315199852</text:p>
              </table:table-cell>
              <table:table-cell office:value-type="float" office:value="0.0488052926957607">
                <text:p>0.0488052926957607</text:p>
              </table:table-cell>
              <table:table-cell office:value-type="float" office:value="0.116924405097961">
                <text:p>0.116924405097961</text:p>
              </table:table-cell>
              <table:table-cell office:value-type="float" office:value="0.231214582920074">
                <text:p>0.231214582920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910162091255188">
                <text:p>-0.910162091255188</text:p>
              </table:table-cell>
              <table:table-cell office:value-type="float" office:value="1.05748951435089">
                <text:p>1.05748951435089</text:p>
              </table:table-cell>
              <table:table-cell office:value-type="float" office:value="0.152374148368835">
                <text:p>0.152374148368835</text:p>
              </table:table-cell>
              <table:table-cell office:value-type="float" office:value="0.0507787391543388">
                <text:p>0.0507787391543388</text:p>
              </table:table-cell>
              <table:table-cell office:value-type="float" office:value="0.11874807626009">
                <text:p>0.11874807626009</text:p>
              </table:table-cell>
              <table:table-cell office:value-type="float" office:value="0.232198968529701">
                <text:p>0.232198968529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908637762069702">
                <text:p>-0.908637762069702</text:p>
              </table:table-cell>
              <table:table-cell office:value-type="float" office:value="1.05619275569916">
                <text:p>1.05619275569916</text:p>
              </table:table-cell>
              <table:table-cell office:value-type="float" office:value="0.153925448656082">
                <text:p>0.153925448656082</text:p>
              </table:table-cell>
              <table:table-cell office:value-type="float" office:value="0.0510002002120018">
                <text:p>0.0510002002120018</text:p>
              </table:table-cell>
              <table:table-cell office:value-type="float" office:value="0.11895876377821">
                <text:p>0.11895876377821</text:p>
              </table:table-cell>
              <table:table-cell office:value-type="float" office:value="0.232309728860855">
                <text:p>0.232309728860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916794896125793">
                <text:p>-0.916794896125793</text:p>
              </table:table-cell>
              <table:table-cell office:value-type="float" office:value="-0.0108971362933517">
                <text:p>-0.0108971362933517</text:p>
              </table:table-cell>
              <table:table-cell office:value-type="float" office:value="0.275869607925415">
                <text:p>0.275869607925415</text:p>
              </table:table-cell>
              <table:table-cell office:value-type="float" office:value="0.181805819272995">
                <text:p>0.181805819272995</text:p>
              </table:table-cell>
              <table:table-cell office:value-type="float" office:value="0.163992077112198">
                <text:p>0.163992077112198</text:p>
              </table:table-cell>
              <table:table-cell office:value-type="float" office:value="0.394959419965744">
                <text:p>0.394959419965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921053767204285">
                <text:p>-0.921053767204285</text:p>
              </table:table-cell>
              <table:table-cell office:value-type="float" office:value="-0.0321468710899353">
                <text:p>-0.0321468710899353</text:p>
              </table:table-cell>
              <table:table-cell office:value-type="float" office:value="0.279230087995529">
                <text:p>0.279230087995529</text:p>
              </table:table-cell>
              <table:table-cell office:value-type="float" office:value="0.182301580905914">
                <text:p>0.182301580905914</text:p>
              </table:table-cell>
              <table:table-cell office:value-type="float" office:value="0.164683759212494">
                <text:p>0.164683759212494</text:p>
              </table:table-cell>
              <table:table-cell office:value-type="float" office:value="0.39927539229393">
                <text:p>0.39927539229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925457954406738">
                <text:p>-0.925457954406738</text:p>
              </table:table-cell>
              <table:table-cell office:value-type="float" office:value="-0.0532579384744167">
                <text:p>-0.0532579384744167</text:p>
              </table:table-cell>
              <table:table-cell office:value-type="float" office:value="0.282694220542908">
                <text:p>0.282694220542908</text:p>
              </table:table-cell>
              <table:table-cell office:value-type="float" office:value="0.182698279619217">
                <text:p>0.182698279619217</text:p>
              </table:table-cell>
              <table:table-cell office:value-type="float" office:value="0.16536770761013">
                <text:p>0.16536770761013</text:p>
              </table:table-cell>
              <table:table-cell office:value-type="float" office:value="0.403574347496033">
                <text:p>0.403574347496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93000715970993">
                <text:p>-0.93000715970993</text:p>
              </table:table-cell>
              <table:table-cell office:value-type="float" office:value="-0.0742181390523911">
                <text:p>-0.0742181390523911</text:p>
              </table:table-cell>
              <table:table-cell office:value-type="float" office:value="0.286263406276703">
                <text:p>0.286263406276703</text:p>
              </table:table-cell>
              <table:table-cell office:value-type="float" office:value="0.182997271418572">
                <text:p>0.182997271418572</text:p>
              </table:table-cell>
              <table:table-cell office:value-type="float" office:value="0.166043743491173">
                <text:p>0.166043743491173</text:p>
              </table:table-cell>
              <table:table-cell office:value-type="float" office:value="0.407851815223694">
                <text:p>0.407851815223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934701144695282">
                <text:p>-0.934701144695282</text:p>
              </table:table-cell>
              <table:table-cell office:value-type="float" office:value="-0.0950152724981308">
                <text:p>-0.0950152724981308</text:p>
              </table:table-cell>
              <table:table-cell office:value-type="float" office:value="0.289939105510712">
                <text:p>0.289939105510712</text:p>
              </table:table-cell>
              <table:table-cell office:value-type="float" office:value="0.183200061321259">
                <text:p>0.183200061321259</text:p>
              </table:table-cell>
              <table:table-cell office:value-type="float" office:value="0.166711747646332">
                <text:p>0.166711747646332</text:p>
              </table:table-cell>
              <table:table-cell office:value-type="float" office:value="0.412103235721588">
                <text:p>0.412103235721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94452029466629">
                <text:p>-0.94452029466629</text:p>
              </table:table-cell>
              <table:table-cell office:value-type="float" office:value="-0.136072561144829">
                <text:p>-0.136072561144829</text:p>
              </table:table-cell>
              <table:table-cell office:value-type="float" office:value="0.297613948583603">
                <text:p>0.297613948583603</text:p>
              </table:table-cell>
              <table:table-cell office:value-type="float" office:value="0.183324456214905">
                <text:p>0.183324456214905</text:p>
              </table:table-cell>
              <table:table-cell office:value-type="float" office:value="0.168022990226746">
                <text:p>0.168022990226746</text:p>
              </table:table-cell>
              <table:table-cell office:value-type="float" office:value="0.420510530471802">
                <text:p>0.420510530471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949643433094025">
                <text:p>-0.949643433094025</text:p>
              </table:table-cell>
              <table:table-cell office:value-type="float" office:value="-0.156308546662331">
                <text:p>-0.156308546662331</text:p>
              </table:table-cell>
              <table:table-cell office:value-type="float" office:value="0.301614820957184">
                <text:p>0.301614820957184</text:p>
              </table:table-cell>
              <table:table-cell office:value-type="float" office:value="0.183250278234482">
                <text:p>0.183250278234482</text:p>
              </table:table-cell>
              <table:table-cell office:value-type="float" office:value="0.16866597533226">
                <text:p>0.16866597533226</text:p>
              </table:table-cell>
              <table:table-cell office:value-type="float" office:value="0.424657881259918">
                <text:p>0.424657881259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96030980348587">
                <text:p>-0.96030980348587</text:p>
              </table:table-cell>
              <table:table-cell office:value-type="float" office:value="-0.196135923266411">
                <text:p>-0.196135923266411</text:p>
              </table:table-cell>
              <table:table-cell office:value-type="float" office:value="0.309944689273834">
                <text:p>0.309944689273834</text:p>
              </table:table-cell>
              <table:table-cell office:value-type="float" office:value="0.182841688394547">
                <text:p>0.182841688394547</text:p>
              </table:table-cell>
              <table:table-cell office:value-type="float" office:value="0.169925779104233">
                <text:p>0.169925779104233</text:p>
              </table:table-cell>
              <table:table-cell office:value-type="float" office:value="0.432819545269012">
                <text:p>0.432819545269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971522092819214">
                <text:p>-0.971522092819214</text:p>
              </table:table-cell>
              <table:table-cell office:value-type="float" office:value="-0.235025867819786">
                <text:p>-0.235025867819786</text:p>
              </table:table-cell>
              <table:table-cell office:value-type="float" office:value="0.318711280822754">
                <text:p>0.318711280822754</text:p>
              </table:table-cell>
              <table:table-cell office:value-type="float" office:value="0.18210481107235">
                <text:p>0.18210481107235</text:p>
              </table:table-cell>
              <table:table-cell office:value-type="float" office:value="0.171149700880051">
                <text:p>0.171149700880051</text:p>
              </table:table-cell>
              <table:table-cell office:value-type="float" office:value="0.440778166055679">
                <text:p>0.440778166055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977326452732086">
                <text:p>-0.977326452732086</text:p>
              </table:table-cell>
              <table:table-cell office:value-type="float" office:value="-0.254090368747711">
                <text:p>-0.254090368747711</text:p>
              </table:table-cell>
              <table:table-cell office:value-type="float" office:value="0.323256433010101">
                <text:p>0.323256433010101</text:p>
              </table:table-cell>
              <table:table-cell office:value-type="float" office:value="0.181620940566063">
                <text:p>0.181620940566063</text:p>
              </table:table-cell>
              <table:table-cell office:value-type="float" office:value="0.171747863292694">
                <text:p>0.171747863292694</text:p>
              </table:table-cell>
              <table:table-cell office:value-type="float" office:value="0.444672137498856">
                <text:p>0.444672137498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983258545398712">
                <text:p>-0.983258545398712</text:p>
              </table:table-cell>
              <table:table-cell office:value-type="float" office:value="-0.272886157035828">
                <text:p>-0.272886157035828</text:p>
              </table:table-cell>
              <table:table-cell office:value-type="float" office:value="0.327907770872116">
                <text:p>0.327907770872116</text:p>
              </table:table-cell>
              <table:table-cell office:value-type="float" office:value="0.18106472492218">
                <text:p>0.18106472492218</text:p>
              </table:table-cell>
              <table:table-cell office:value-type="float" office:value="0.172336533665657">
                <text:p>0.172336533665657</text:p>
              </table:table-cell>
              <table:table-cell office:value-type="float" office:value="0.448504745960236">
                <text:p>0.448504745960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.02316272258759">
                <text:p>-1.02316272258759</text:p>
              </table:table-cell>
              <table:table-cell office:value-type="float" office:value="-0.383806705474854">
                <text:p>-0.383806705474854</text:p>
              </table:table-cell>
              <table:table-cell office:value-type="float" office:value="0.344265073537827">
                <text:p>0.344265073537827</text:p>
              </table:table-cell>
              <table:table-cell office:value-type="float" office:value="0.177572190761566">
                <text:p>0.177572190761566</text:p>
              </table:table-cell>
              <table:table-cell office:value-type="float" office:value="0.172967314720154">
                <text:p>0.172967314720154</text:p>
              </table:table-cell>
              <table:table-cell office:value-type="float" office:value="0.470921754837036">
                <text:p>0.470921754837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.01664364337921">
                <text:p>-1.01664364337921</text:p>
              </table:table-cell>
              <table:table-cell office:value-type="float" office:value="-0.36633962392807">
                <text:p>-0.36633962392807</text:p>
              </table:table-cell>
              <table:table-cell office:value-type="float" office:value="0.338263064622879">
                <text:p>0.338263064622879</text:p>
              </table:table-cell>
              <table:table-cell office:value-type="float" office:value="0.17857825756073">
                <text:p>0.17857825756073</text:p>
              </table:table-cell>
              <table:table-cell office:value-type="float" office:value="0.172289311885834">
                <text:p>0.172289311885834</text:p>
              </table:table-cell>
              <table:table-cell office:value-type="float" office:value="0.467412322759628">
                <text:p>0.467412322759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.0102527141571">
                <text:p>-1.0102527141571</text:p>
              </table:table-cell>
              <table:table-cell office:value-type="float" office:value="-0.348508894443512">
                <text:p>-0.348508894443512</text:p>
              </table:table-cell>
              <table:table-cell office:value-type="float" office:value="0.332354366779327">
                <text:p>0.332354366779327</text:p>
              </table:table-cell>
              <table:table-cell office:value-type="float" office:value="0.17953197658062">
                <text:p>0.17953197658062</text:p>
              </table:table-cell>
              <table:table-cell office:value-type="float" office:value="0.171598896384239">
                <text:p>0.171598896384239</text:p>
              </table:table-cell>
              <table:table-cell office:value-type="float" office:value="0.46381676197052">
                <text:p>0.46381676197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.00399768352509">
                <text:p>-1.00399768352509</text:p>
              </table:table-cell>
              <table:table-cell office:value-type="float" office:value="-0.330326199531555">
                <text:p>-0.330326199531555</text:p>
              </table:table-cell>
              <table:table-cell office:value-type="float" office:value="0.326544314622879">
                <text:p>0.326544314622879</text:p>
              </table:table-cell>
              <table:table-cell office:value-type="float" office:value="0.180428594350815">
                <text:p>0.180428594350815</text:p>
              </table:table-cell>
              <table:table-cell office:value-type="float" office:value="0.170896410942078">
                <text:p>0.170896410942078</text:p>
              </table:table-cell>
              <table:table-cell office:value-type="float" office:value="0.460137695074081">
                <text:p>0.460137695074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997886180877686">
                <text:p>-0.997886180877686</text:p>
              </table:table-cell>
              <table:table-cell office:value-type="float" office:value="-0.311803340911865">
                <text:p>-0.311803340911865</text:p>
              </table:table-cell>
              <table:table-cell office:value-type="float" office:value="0.320837646722794">
                <text:p>0.320837646722794</text:p>
              </table:table-cell>
              <table:table-cell office:value-type="float" office:value="0.181263476610184">
                <text:p>0.181263476610184</text:p>
              </table:table-cell>
              <table:table-cell office:value-type="float" office:value="0.170182317495346">
                <text:p>0.170182317495346</text:p>
              </table:table-cell>
              <table:table-cell office:value-type="float" office:value="0.456378042697907">
                <text:p>0.45637804269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991923749446869">
                <text:p>-0.991923749446869</text:p>
              </table:table-cell>
              <table:table-cell office:value-type="float" office:value="-0.292952537536621">
                <text:p>-0.292952537536621</text:p>
              </table:table-cell>
              <table:table-cell office:value-type="float" office:value="0.315238237380981">
                <text:p>0.315238237380981</text:p>
              </table:table-cell>
              <table:table-cell office:value-type="float" office:value="0.182032078504562">
                <text:p>0.182032078504562</text:p>
              </table:table-cell>
              <table:table-cell office:value-type="float" office:value="0.169456884264946">
                <text:p>0.169456884264946</text:p>
              </table:table-cell>
              <table:table-cell office:value-type="float" office:value="0.452540695667267">
                <text:p>0.452540695667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980468690395355">
                <text:p>-0.980468690395355</text:p>
              </table:table-cell>
              <table:table-cell office:value-type="float" office:value="-0.254316359758377">
                <text:p>-0.254316359758377</text:p>
              </table:table-cell>
              <table:table-cell office:value-type="float" office:value="0.304373443126678">
                <text:p>0.304373443126678</text:p>
              </table:table-cell>
              <table:table-cell office:value-type="float" office:value="0.183353126049042">
                <text:p>0.183353126049042</text:p>
              </table:table-cell>
              <table:table-cell office:value-type="float" office:value="0.167973726987839">
                <text:p>0.167973726987839</text:p>
              </table:table-cell>
              <table:table-cell office:value-type="float" office:value="0.444646298885346">
                <text:p>0.444646298885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974984884262085">
                <text:p>-0.974984884262085</text:p>
              </table:table-cell>
              <table:table-cell office:value-type="float" office:value="-0.234556272625923">
                <text:p>-0.234556272625923</text:p>
              </table:table-cell>
              <table:table-cell office:value-type="float" office:value="0.299112737178802">
                <text:p>0.299112737178802</text:p>
              </table:table-cell>
              <table:table-cell office:value-type="float" office:value="0.183897241950035">
                <text:p>0.183897241950035</text:p>
              </table:table-cell>
              <table:table-cell office:value-type="float" office:value="0.167216688394547">
                <text:p>0.167216688394547</text:p>
              </table:table-cell>
              <table:table-cell office:value-type="float" office:value="0.44059631228447">
                <text:p>0.44059631228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969668567180634">
                <text:p>-0.969668567180634</text:p>
              </table:table-cell>
              <table:table-cell office:value-type="float" office:value="-0.214518681168556">
                <text:p>-0.214518681168556</text:p>
              </table:table-cell>
              <table:table-cell office:value-type="float" office:value="0.293968617916107">
                <text:p>0.293968617916107</text:p>
              </table:table-cell>
              <table:table-cell office:value-type="float" office:value="0.184358522295952">
                <text:p>0.184358522295952</text:p>
              </table:table-cell>
              <table:table-cell office:value-type="float" office:value="0.166449874639511">
                <text:p>0.166449874639511</text:p>
              </table:table-cell>
              <table:table-cell office:value-type="float" office:value="0.436482816934586">
                <text:p>0.436482816934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964522838592529">
                <text:p>-0.964522838592529</text:p>
              </table:table-cell>
              <table:table-cell office:value-type="float" office:value="-0.194216579198837">
                <text:p>-0.194216579198837</text:p>
              </table:table-cell>
              <table:table-cell office:value-type="float" office:value="0.288942217826843">
                <text:p>0.288942217826843</text:p>
              </table:table-cell>
              <table:table-cell office:value-type="float" office:value="0.184733301401138">
                <text:p>0.184733301401138</text:p>
              </table:table-cell>
              <table:table-cell office:value-type="float" office:value="0.165673598647118">
                <text:p>0.165673598647118</text:p>
              </table:table-cell>
              <table:table-cell office:value-type="float" office:value="0.432309836149216">
                <text:p>0.432309836149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959549903869629">
                <text:p>-0.959549903869629</text:p>
              </table:table-cell>
              <table:table-cell office:value-type="float" office:value="-0.173663064837456">
                <text:p>-0.173663064837456</text:p>
              </table:table-cell>
              <table:table-cell office:value-type="float" office:value="0.284033805131912">
                <text:p>0.284033805131912</text:p>
              </table:table-cell>
              <table:table-cell office:value-type="float" office:value="0.18501803278923">
                <text:p>0.18501803278923</text:p>
              </table:table-cell>
              <table:table-cell office:value-type="float" office:value="0.164888307452202">
                <text:p>0.164888307452202</text:p>
              </table:table-cell>
              <table:table-cell office:value-type="float" office:value="0.428081542253494">
                <text:p>0.428081542253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950130224227905">
                <text:p>-0.950130224227905</text:p>
              </table:table-cell>
              <table:table-cell office:value-type="float" office:value="-0.131855636835098">
                <text:p>-0.131855636835098</text:p>
              </table:table-cell>
              <table:table-cell office:value-type="float" office:value="0.27457132935524">
                <text:p>0.27457132935524</text:p>
              </table:table-cell>
              <table:table-cell office:value-type="float" office:value="0.185304865241051">
                <text:p>0.185304865241051</text:p>
              </table:table-cell>
              <table:table-cell office:value-type="float" office:value="0.163291871547699">
                <text:p>0.163291871547699</text:p>
              </table:table-cell>
              <table:table-cell office:value-type="float" office:value="0.419476687908173">
                <text:p>0.4194766879081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945685923099518">
                <text:p>-0.945685923099518</text:p>
              </table:table-cell>
              <table:table-cell office:value-type="float" office:value="-0.11062853038311">
                <text:p>-0.11062853038311</text:p>
              </table:table-cell>
              <table:table-cell office:value-type="float" office:value="0.270016193389893">
                <text:p>0.270016193389893</text:p>
              </table:table-cell>
              <table:table-cell office:value-type="float" office:value="0.185301095247269">
                <text:p>0.185301095247269</text:p>
              </table:table-cell>
              <table:table-cell office:value-type="float" office:value="0.162481471896172">
                <text:p>0.162481471896172</text:p>
              </table:table-cell>
              <table:table-cell office:value-type="float" office:value="0.415109276771545">
                <text:p>0.415109276771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941419780254364">
                <text:p>-0.941419780254364</text:p>
              </table:table-cell>
              <table:table-cell office:value-type="float" office:value="-0.0892040506005287">
                <text:p>-0.0892040506005287</text:p>
              </table:table-cell>
              <table:table-cell office:value-type="float" office:value="0.265577405691147">
                <text:p>0.265577405691147</text:p>
              </table:table-cell>
              <table:table-cell office:value-type="float" office:value="0.185195833444595">
                <text:p>0.185195833444595</text:p>
              </table:table-cell>
              <table:table-cell office:value-type="float" office:value="0.161663517355919">
                <text:p>0.161663517355919</text:p>
              </table:table-cell>
              <table:table-cell office:value-type="float" office:value="0.41070494055748">
                <text:p>0.41070494055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937332153320312">
                <text:p>-0.937332153320312</text:p>
              </table:table-cell>
              <table:table-cell office:value-type="float" office:value="-0.0675959140062332">
                <text:p>-0.0675959140062332</text:p>
              </table:table-cell>
              <table:table-cell office:value-type="float" office:value="0.261253595352173">
                <text:p>0.261253595352173</text:p>
              </table:table-cell>
              <table:table-cell office:value-type="float" office:value="0.184986785054207">
                <text:p>0.184986785054207</text:p>
              </table:table-cell>
              <table:table-cell office:value-type="float" office:value="0.160838320851326">
                <text:p>0.160838320851326</text:p>
              </table:table-cell>
              <table:table-cell office:value-type="float" office:value="0.406268566846848">
                <text:p>0.406268566846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933422923088074">
                <text:p>-0.933422923088074</text:p>
              </table:table-cell>
              <table:table-cell office:value-type="float" office:value="-0.0458178892731667">
                <text:p>-0.0458178892731667</text:p>
              </table:table-cell>
              <table:table-cell office:value-type="float" office:value="0.257043272256851">
                <text:p>0.257043272256851</text:p>
              </table:table-cell>
              <table:table-cell office:value-type="float" office:value="0.184672057628632">
                <text:p>0.184672057628632</text:p>
              </table:table-cell>
              <table:table-cell office:value-type="float" office:value="0.1600062251091">
                <text:p>0.1600062251091</text:p>
              </table:table-cell>
              <table:table-cell office:value-type="float" office:value="0.401805281639099">
                <text:p>0.401805281639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929691970348358">
                <text:p>-0.929691970348358</text:p>
              </table:table-cell>
              <table:table-cell office:value-type="float" office:value="-0.0238836482167244">
                <text:p>-0.0238836482167244</text:p>
              </table:table-cell>
              <table:table-cell office:value-type="float" office:value="0.252944737672806">
                <text:p>0.252944737672806</text:p>
              </table:table-cell>
              <table:table-cell office:value-type="float" office:value="0.18424990773201">
                <text:p>0.18424990773201</text:p>
              </table:table-cell>
              <table:table-cell office:value-type="float" office:value="0.159167587757111">
                <text:p>0.159167587757111</text:p>
              </table:table-cell>
              <table:table-cell office:value-type="float" office:value="0.397320061922073">
                <text:p>0.397320061922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926138579845428">
                <text:p>-0.926138579845428</text:p>
              </table:table-cell>
              <table:table-cell office:value-type="float" office:value="-0.00180739257484674">
                <text:p>-0.00180739257484674</text:p>
              </table:table-cell>
              <table:table-cell office:value-type="float" office:value="0.248955965042114">
                <text:p>0.248955965042114</text:p>
              </table:table-cell>
              <table:table-cell office:value-type="float" office:value="0.183719024062157">
                <text:p>0.183719024062157</text:p>
              </table:table-cell>
              <table:table-cell office:value-type="float" office:value="0.158322840929031">
                <text:p>0.158322840929031</text:p>
              </table:table-cell>
              <table:table-cell office:value-type="float" office:value="0.3928182721138">
                <text:p>0.3928182721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919561505317688">
                <text:p>-0.919561505317688</text:p>
              </table:table-cell>
              <table:table-cell office:value-type="float" office:value="0.0427156426012516">
                <text:p>0.0427156426012516</text:p>
              </table:table-cell>
              <table:table-cell office:value-type="float" office:value="0.241298988461494">
                <text:p>0.241298988461494</text:p>
              </table:table-cell>
              <table:table-cell office:value-type="float" office:value="0.182327017188072">
                <text:p>0.182327017188072</text:p>
              </table:table-cell>
              <table:table-cell office:value-type="float" office:value="0.156616374850273">
                <text:p>0.156616374850273</text:p>
              </table:table-cell>
              <table:table-cell office:value-type="float" office:value="0.383786022663116">
                <text:p>0.383786022663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91653561592102">
                <text:p>-0.91653561592102</text:p>
              </table:table-cell>
              <table:table-cell office:value-type="float" office:value="0.065134271979332">
                <text:p>0.065134271979332</text:p>
              </table:table-cell>
              <table:table-cell office:value-type="float" office:value="0.237626045942306">
                <text:p>0.237626045942306</text:p>
              </table:table-cell>
              <table:table-cell office:value-type="float" office:value="0.181464672088623">
                <text:p>0.181464672088623</text:p>
              </table:table-cell>
              <table:table-cell office:value-type="float" office:value="0.155755445361137">
                <text:p>0.155755445361137</text:p>
              </table:table-cell>
              <table:table-cell office:value-type="float" office:value="0.379266291856766">
                <text:p>0.379266291856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911002039909363">
                <text:p>-0.911002039909363</text:p>
              </table:table-cell>
              <table:table-cell office:value-type="float" office:value="0.110215775668621">
                <text:p>0.110215775668621</text:p>
              </table:table-cell>
              <table:table-cell office:value-type="float" office:value="0.230578362941742">
                <text:p>0.230578362941742</text:p>
              </table:table-cell>
              <table:table-cell office:value-type="float" office:value="0.179406732320786">
                <text:p>0.179406732320786</text:p>
              </table:table-cell>
              <table:table-cell office:value-type="float" office:value="0.154020100831986">
                <text:p>0.154020100831986</text:p>
              </table:table-cell>
              <table:table-cell office:value-type="float" office:value="0.370246440172195">
                <text:p>0.370246440172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908491194248199">
                <text:p>-0.908491194248199</text:p>
              </table:table-cell>
              <table:table-cell office:value-type="float" office:value="0.13285031914711">
                <text:p>0.13285031914711</text:p>
              </table:table-cell>
              <table:table-cell office:value-type="float" office:value="0.227198168635368">
                <text:p>0.227198168635368</text:p>
              </table:table-cell>
              <table:table-cell office:value-type="float" office:value="0.178211763501167">
                <text:p>0.178211763501167</text:p>
              </table:table-cell>
              <table:table-cell office:value-type="float" office:value="0.15314644575119">
                <text:p>0.15314644575119</text:p>
              </table:table-cell>
              <table:table-cell office:value-type="float" office:value="0.365757077932358">
                <text:p>0.365757077932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906148493289948">
                <text:p>-0.906148493289948</text:p>
              </table:table-cell>
              <table:table-cell office:value-type="float" office:value="0.155528396368027">
                <text:p>0.155528396368027</text:p>
              </table:table-cell>
              <table:table-cell office:value-type="float" office:value="0.2239098995924">
                <text:p>0.2239098995924</text:p>
              </table:table-cell>
              <table:table-cell office:value-type="float" office:value="0.176907151937485">
                <text:p>0.176907151937485</text:p>
              </table:table-cell>
              <table:table-cell office:value-type="float" office:value="0.15226936340332">
                <text:p>0.15226936340332</text:p>
              </table:table-cell>
              <table:table-cell office:value-type="float" office:value="0.361288607120514">
                <text:p>0.361288607120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903972327709198">
                <text:p>-0.903972327709198</text:p>
              </table:table-cell>
              <table:table-cell office:value-type="float" office:value="0.178236365318298">
                <text:p>0.178236365318298</text:p>
              </table:table-cell>
              <table:table-cell office:value-type="float" office:value="0.220710679888725">
                <text:p>0.220710679888725</text:p>
              </table:table-cell>
              <table:table-cell office:value-type="float" office:value="0.175494030117989">
                <text:p>0.175494030117989</text:p>
              </table:table-cell>
              <table:table-cell office:value-type="float" office:value="0.151389271020889">
                <text:p>0.151389271020889</text:p>
              </table:table-cell>
              <table:table-cell office:value-type="float" office:value="0.356846183538437">
                <text:p>0.356846183538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901959896087646">
                <text:p>-0.901959896087646</text:p>
              </table:table-cell>
              <table:table-cell office:value-type="float" office:value="0.200959622859955">
                <text:p>0.200959622859955</text:p>
              </table:table-cell>
              <table:table-cell office:value-type="float" office:value="0.217597484588623">
                <text:p>0.217597484588623</text:p>
              </table:table-cell>
              <table:table-cell office:value-type="float" office:value="0.173973828554153">
                <text:p>0.173973828554153</text:p>
              </table:table-cell>
              <table:table-cell office:value-type="float" office:value="0.150506526231766">
                <text:p>0.150506526231766</text:p>
              </table:table-cell>
              <table:table-cell office:value-type="float" office:value="0.352435111999512">
                <text:p>0.352435111999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900109946727753">
                <text:p>-0.900109946727753</text:p>
              </table:table-cell>
              <table:table-cell office:value-type="float" office:value="0.223684132099152">
                <text:p>0.223684132099152</text:p>
              </table:table-cell>
              <table:table-cell office:value-type="float" office:value="0.214567273855209">
                <text:p>0.214567273855209</text:p>
              </table:table-cell>
              <table:table-cell office:value-type="float" office:value="0.172348320484161">
                <text:p>0.172348320484161</text:p>
              </table:table-cell>
              <table:table-cell office:value-type="float" office:value="0.149621620774269">
                <text:p>0.149621620774269</text:p>
              </table:table-cell>
              <table:table-cell office:value-type="float" office:value="0.348060458898544">
                <text:p>0.3480604588985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898419857025147">
                <text:p>-0.898419857025147</text:p>
              </table:table-cell>
              <table:table-cell office:value-type="float" office:value="0.246395796537399">
                <text:p>0.246395796537399</text:p>
              </table:table-cell>
              <table:table-cell office:value-type="float" office:value="0.211616903543472">
                <text:p>0.211616903543472</text:p>
              </table:table-cell>
              <table:table-cell office:value-type="float" office:value="0.170619562268257">
                <text:p>0.170619562268257</text:p>
              </table:table-cell>
              <table:table-cell office:value-type="float" office:value="0.148734912276268">
                <text:p>0.148734912276268</text:p>
              </table:table-cell>
              <table:table-cell office:value-type="float" office:value="0.343727231025696">
                <text:p>0.343727231025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896887123584747">
                <text:p>-0.896887123584747</text:p>
              </table:table-cell>
              <table:table-cell office:value-type="float" office:value="0.269080579280853">
                <text:p>0.269080579280853</text:p>
              </table:table-cell>
              <table:table-cell office:value-type="float" office:value="0.208743363618851">
                <text:p>0.208743363618851</text:p>
              </table:table-cell>
              <table:table-cell office:value-type="float" office:value="0.168789952993393">
                <text:p>0.168789952993393</text:p>
              </table:table-cell>
              <table:table-cell office:value-type="float" office:value="0.147846907377243">
                <text:p>0.147846907377243</text:p>
              </table:table-cell>
              <table:table-cell office:value-type="float" office:value="0.339440405368805">
                <text:p>0.339440405368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895509600639343">
                <text:p>-0.895509600639343</text:p>
              </table:table-cell>
              <table:table-cell office:value-type="float" office:value="0.291724443435669">
                <text:p>0.291724443435669</text:p>
              </table:table-cell>
              <table:table-cell office:value-type="float" office:value="0.205943465232849">
                <text:p>0.205943465232849</text:p>
              </table:table-cell>
              <table:table-cell office:value-type="float" office:value="0.1668621301651">
                <text:p>0.1668621301651</text:p>
              </table:table-cell>
              <table:table-cell office:value-type="float" office:value="0.146958008408546">
                <text:p>0.146958008408546</text:p>
              </table:table-cell>
              <table:table-cell office:value-type="float" office:value="0.335204601287842">
                <text:p>0.3352046012878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894285082817078">
                <text:p>-0.894285082817078</text:p>
              </table:table-cell>
              <table:table-cell office:value-type="float" office:value="0.314313054084778">
                <text:p>0.314313054084778</text:p>
              </table:table-cell>
              <table:table-cell office:value-type="float" office:value="0.203214153647423">
                <text:p>0.203214153647423</text:p>
              </table:table-cell>
              <table:table-cell office:value-type="float" office:value="0.16483898460865">
                <text:p>0.16483898460865</text:p>
              </table:table-cell>
              <table:table-cell office:value-type="float" office:value="0.146068707108498">
                <text:p>0.146068707108498</text:p>
              </table:table-cell>
              <table:table-cell office:value-type="float" office:value="0.331024497747421">
                <text:p>0.3310244977474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893210649490356">
                <text:p>-0.893210649490356</text:p>
              </table:table-cell>
              <table:table-cell office:value-type="float" office:value="0.336832404136658">
                <text:p>0.336832404136658</text:p>
              </table:table-cell>
              <table:table-cell office:value-type="float" office:value="0.20055216550827">
                <text:p>0.20055216550827</text:p>
              </table:table-cell>
              <table:table-cell office:value-type="float" office:value="0.162723779678345">
                <text:p>0.162723779678345</text:p>
              </table:table-cell>
              <table:table-cell office:value-type="float" office:value="0.145179480314255">
                <text:p>0.145179480314255</text:p>
              </table:table-cell>
              <table:table-cell office:value-type="float" office:value="0.326904594898224">
                <text:p>0.326904594898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892284095287323">
                <text:p>-0.892284095287323</text:p>
              </table:table-cell>
              <table:table-cell office:value-type="float" office:value="0.359268575906754">
                <text:p>0.359268575906754</text:p>
              </table:table-cell>
              <table:table-cell office:value-type="float" office:value="0.197954371571541">
                <text:p>0.197954371571541</text:p>
              </table:table-cell>
              <table:table-cell office:value-type="float" office:value="0.160519987344742">
                <text:p>0.160519987344742</text:p>
              </table:table-cell>
              <table:table-cell office:value-type="float" office:value="0.144290760159493">
                <text:p>0.144290760159493</text:p>
              </table:table-cell>
              <table:table-cell office:value-type="float" office:value="0.322849005460739">
                <text:p>0.322849005460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891502499580383">
                <text:p>-0.891502499580383</text:p>
              </table:table-cell>
              <table:table-cell office:value-type="float" office:value="0.381607443094254">
                <text:p>0.381607443094254</text:p>
              </table:table-cell>
              <table:table-cell office:value-type="float" office:value="0.195417568087578">
                <text:p>0.195417568087578</text:p>
              </table:table-cell>
              <table:table-cell office:value-type="float" office:value="0.158231317996979">
                <text:p>0.158231317996979</text:p>
              </table:table-cell>
              <table:table-cell office:value-type="float" office:value="0.143403023481369">
                <text:p>0.143403023481369</text:p>
              </table:table-cell>
              <table:table-cell office:value-type="float" office:value="0.318861901760101">
                <text:p>0.318861901760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890863716602325">
                <text:p>-0.890863716602325</text:p>
              </table:table-cell>
              <table:table-cell office:value-type="float" office:value="0.403835237026215">
                <text:p>0.403835237026215</text:p>
              </table:table-cell>
              <table:table-cell office:value-type="float" office:value="0.192938670516014">
                <text:p>0.192938670516014</text:p>
              </table:table-cell>
              <table:table-cell office:value-type="float" office:value="0.155861705541611">
                <text:p>0.155861705541611</text:p>
              </table:table-cell>
              <table:table-cell office:value-type="float" office:value="0.142516851425171">
                <text:p>0.142516851425171</text:p>
              </table:table-cell>
              <table:table-cell office:value-type="float" office:value="0.314947038888931">
                <text:p>0.314947038888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890364587306976">
                <text:p>-0.890364587306976</text:p>
              </table:table-cell>
              <table:table-cell office:value-type="float" office:value="0.425937622785568">
                <text:p>0.425937622785568</text:p>
              </table:table-cell>
              <table:table-cell office:value-type="float" office:value="0.190514475107193">
                <text:p>0.190514475107193</text:p>
              </table:table-cell>
              <table:table-cell office:value-type="float" office:value="0.153415396809578">
                <text:p>0.153415396809578</text:p>
              </table:table-cell>
              <table:table-cell office:value-type="float" office:value="0.141632691025734">
                <text:p>0.141632691025734</text:p>
              </table:table-cell>
              <table:table-cell office:value-type="float" office:value="0.311108142137527">
                <text:p>0.311108142137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8900026679039">
                <text:p>-0.8900026679039</text:p>
              </table:table-cell>
              <table:table-cell office:value-type="float" office:value="0.447900652885437">
                <text:p>0.447900652885437</text:p>
              </table:table-cell>
              <table:table-cell office:value-type="float" office:value="0.18814192712307">
                <text:p>0.18814192712307</text:p>
              </table:table-cell>
              <table:table-cell office:value-type="float" office:value="0.150896802544594">
                <text:p>0.150896802544594</text:p>
              </table:table-cell>
              <table:table-cell office:value-type="float" office:value="0.1407510638237">
                <text:p>0.1407510638237</text:p>
              </table:table-cell>
              <table:table-cell office:value-type="float" office:value="0.307348608970642">
                <text:p>0.307348608970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889679193496704">
                <text:p>-0.889679193496704</text:p>
              </table:table-cell>
              <table:table-cell office:value-type="float" office:value="0.491353809833527">
                <text:p>0.491353809833527</text:p>
              </table:table-cell>
              <table:table-cell office:value-type="float" office:value="0.183539465069771">
                <text:p>0.183539465069771</text:p>
              </table:table-cell>
              <table:table-cell office:value-type="float" office:value="0.145661219954491">
                <text:p>0.145661219954491</text:p>
              </table:table-cell>
              <table:table-cell office:value-type="float" office:value="0.13899764418602">
                <text:p>0.13899764418602</text:p>
              </table:table-cell>
              <table:table-cell office:value-type="float" office:value="0.30008003115654">
                <text:p>0.30008003115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889711976051331">
                <text:p>-0.889711976051331</text:p>
              </table:table-cell>
              <table:table-cell office:value-type="float" office:value="0.512816190719605">
                <text:p>0.512816190719605</text:p>
              </table:table-cell>
              <table:table-cell office:value-type="float" office:value="0.181303352117538">
                <text:p>0.181303352117538</text:p>
              </table:table-cell>
              <table:table-cell office:value-type="float" office:value="0.142953976988792">
                <text:p>0.142953976988792</text:p>
              </table:table-cell>
              <table:table-cell office:value-type="float" office:value="0.138126894831657">
                <text:p>0.138126894831657</text:p>
              </table:table-cell>
              <table:table-cell office:value-type="float" office:value="0.296576589345932">
                <text:p>0.296576589345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889711976051331">
                <text:p>-0.889711976051331</text:p>
              </table:table-cell>
              <table:table-cell office:value-type="float" office:value="0.512816190719605">
                <text:p>0.512816190719605</text:p>
              </table:table-cell>
              <table:table-cell office:value-type="float" office:value="0.181303352117538">
                <text:p>0.181303352117538</text:p>
              </table:table-cell>
              <table:table-cell office:value-type="float" office:value="0.142953976988792">
                <text:p>0.142953976988792</text:p>
              </table:table-cell>
              <table:table-cell office:value-type="float" office:value="0.138126894831657">
                <text:p>0.138126894831657</text:p>
              </table:table-cell>
              <table:table-cell office:value-type="float" office:value="0.296576589345932">
                <text:p>0.296576589345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889870584011078">
                <text:p>-0.889870584011078</text:p>
              </table:table-cell>
              <table:table-cell office:value-type="float" office:value="0.53408408164978">
                <text:p>0.53408408164978</text:p>
              </table:table-cell>
              <table:table-cell office:value-type="float" office:value="0.179106801748276">
                <text:p>0.179106801748276</text:p>
              </table:table-cell>
              <table:table-cell office:value-type="float" office:value="0.140193894505501">
                <text:p>0.140193894505501</text:p>
              </table:table-cell>
              <table:table-cell office:value-type="float" office:value="0.137260898947716">
                <text:p>0.137260898947716</text:p>
              </table:table-cell>
              <table:table-cell office:value-type="float" office:value="0.29316371679306">
                <text:p>0.29316371679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890152037143707">
                <text:p>-0.890152037143707</text:p>
              </table:table-cell>
              <table:table-cell office:value-type="float" office:value="0.555143296718597">
                <text:p>0.555143296718597</text:p>
              </table:table-cell>
              <table:table-cell office:value-type="float" office:value="0.176946833729744">
                <text:p>0.176946833729744</text:p>
              </table:table-cell>
              <table:table-cell office:value-type="float" office:value="0.137386232614517">
                <text:p>0.137386232614517</text:p>
              </table:table-cell>
              <table:table-cell office:value-type="float" office:value="0.13640022277832">
                <text:p>0.13640022277832</text:p>
              </table:table-cell>
              <table:table-cell office:value-type="float" office:value="0.289843559265137">
                <text:p>0.289843559265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